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5348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91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5.969cm"/>
    </style:style>
    <style:style style:name="co8" style:family="table-column">
      <style:table-column-properties fo:break-before="auto" style:column-width="6.62516666666667cm"/>
    </style:style>
    <style:style style:name="co9" style:family="table-column">
      <style:table-column-properties fo:break-before="auto" style:column-width="3.72533333333333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msg_published_time</text:p>
          </table:table-cell>
          <table:table-cell office:value-type="string" table:style-name="ce1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56408.175" table:style-name="ce1">
            <text:p>1739056408</text:p>
          </table:table-cell>
          <table:table-cell office:value-type="float" office:value="1739056409.0480001" table:style-name="ce1">
            <text:p>17390564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300014495849609" table:formula="of:=[.B2]-[.A2]" table:style-name="ce1">
            <text:p>0.873000145</text:p>
          </table:table-cell>
          <table:table-cell table:style-name="ce1"/>
          <table:table-cell office:value-type="float" office:value="0.29999995231628407" table:formula="of:=[.H2]-[.$H$373]" table:style-name="ce1">
            <text:p>0.29999995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09.109" table:style-name="ce1">
            <text:p>1739056409</text:p>
          </table:table-cell>
          <table:table-cell office:value-type="float" office:value="1739056410.043" table:style-name="ce1">
            <text:p>17390564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00001525878906" table:formula="of:=[.B3]-[.A3]" table:style-name="ce1">
            <text:p>0.934000015</text:p>
          </table:table-cell>
          <table:table-cell table:style-name="ce1"/>
          <table:table-cell office:value-type="float" office:value="0.36099982261657704" table:formula="of:=[.H3]-[.$H$373]" table:style-name="ce1">
            <text:p>0.36099982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0.175" table:style-name="ce1">
            <text:p>1739056410</text:p>
          </table:table-cell>
          <table:table-cell office:value-type="float" office:value="1739056411.026" table:style-name="ce1">
            <text:p>17390564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100007057189941" table:formula="of:=[.B4]-[.A4]" table:style-name="ce1">
            <text:p>0.851000071</text:p>
          </table:table-cell>
          <table:table-cell table:style-name="ce1"/>
          <table:table-cell office:value-type="float" office:value="0.27799987792968739" table:formula="of:=[.H4]-[.$H$373]" table:style-name="ce1">
            <text:p>0.27799987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1.075" table:style-name="ce1">
            <text:p>1739056411</text:p>
          </table:table-cell>
          <table:table-cell office:value-type="float" office:value="1739056412.0120001" table:style-name="ce1">
            <text:p>17390564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00003623962402" table:formula="of:=[.B5]-[.A5]" table:style-name="ce1">
            <text:p>0.937000036</text:p>
          </table:table-cell>
          <table:table-cell table:style-name="ce1"/>
          <table:table-cell office:value-type="float" office:value="0.363999843597412" table:formula="of:=[.H5]-[.$H$373]" table:style-name="ce1">
            <text:p>0.3639998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2.142" table:style-name="ce1">
            <text:p>1739056412</text:p>
          </table:table-cell>
          <table:table-cell office:value-type="float" office:value="1739056413.029" table:style-name="ce1">
            <text:p>17390564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700008392333984" table:formula="of:=[.B6]-[.A6]" table:style-name="ce1">
            <text:p>0.887000084</text:p>
          </table:table-cell>
          <table:table-cell table:style-name="ce1"/>
          <table:table-cell office:value-type="float" office:value="0.31399989128112782" table:formula="of:=[.H6]-[.$H$373]" table:style-name="ce1">
            <text:p>0.31399989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3.109" table:style-name="ce1">
            <text:p>1739056413</text:p>
          </table:table-cell>
          <table:table-cell office:value-type="float" office:value="1739056414.0239999" table:style-name="ce1">
            <text:p>17390564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99996185302734" table:formula="of:=[.B7]-[.A7]" table:style-name="ce1">
            <text:p>0.914999962</text:p>
          </table:table-cell>
          <table:table-cell table:style-name="ce1"/>
          <table:table-cell office:value-type="float" office:value="0.34199976921081532" table:formula="of:=[.H7]-[.$H$373]" table:style-name="ce1">
            <text:p>0.34199976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4.109" table:style-name="ce1">
            <text:p>1739056414</text:p>
          </table:table-cell>
          <table:table-cell office:value-type="float" office:value="1739056415.033" table:style-name="ce1">
            <text:p>17390564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400002479553223" table:formula="of:=[.B8]-[.A8]" table:style-name="ce1">
            <text:p>0.924000025</text:p>
          </table:table-cell>
          <table:table-cell table:style-name="ce1"/>
          <table:table-cell office:value-type="float" office:value="0.3509998321533202" table:formula="of:=[.H8]-[.$H$373]" table:style-name="ce1">
            <text:p>0.35099983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5.142" table:style-name="ce1">
            <text:p>1739056415</text:p>
          </table:table-cell>
          <table:table-cell office:value-type="float" office:value="1739056416.0439999" table:style-name="ce1">
            <text:p>17390564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99995040893555" table:formula="of:=[.B9]-[.A9]" table:style-name="ce1">
            <text:p>0.90199995</text:p>
          </table:table-cell>
          <table:table-cell table:style-name="ce1"/>
          <table:table-cell office:value-type="float" office:value="0.32899975776672352" table:formula="of:=[.H9]-[.$H$373]" table:style-name="ce1">
            <text:p>0.3289997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6.075" table:style-name="ce1">
            <text:p>1739056416</text:p>
          </table:table-cell>
          <table:table-cell office:value-type="float" office:value="1739056417.0409999" table:style-name="ce1">
            <text:p>17390564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599984169006348" table:formula="of:=[.B10]-[.A10]" table:style-name="ce1">
            <text:p>0.965999842</text:p>
          </table:table-cell>
          <table:table-cell table:style-name="ce1"/>
          <table:table-cell office:value-type="float" office:value="0.39299964904785145" table:formula="of:=[.H10]-[.$H$373]" table:style-name="ce1">
            <text:p>0.3929996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7.142" table:style-name="ce1">
            <text:p>1739056417</text:p>
          </table:table-cell>
          <table:table-cell office:value-type="float" office:value="1739056418.033" table:style-name="ce1">
            <text:p>17390564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100003242492676" table:formula="of:=[.B11]-[.A11]" table:style-name="ce1">
            <text:p>0.891000032</text:p>
          </table:table-cell>
          <table:table-cell table:style-name="ce1"/>
          <table:table-cell office:value-type="float" office:value="0.31799983978271473" table:formula="of:=[.H11]-[.$H$373]" table:style-name="ce1">
            <text:p>0.317999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8.109" table:style-name="ce1">
            <text:p>1739056418</text:p>
          </table:table-cell>
          <table:table-cell office:value-type="float" office:value="1739056419.033" table:style-name="ce1">
            <text:p>17390564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400002479553223" table:formula="of:=[.B12]-[.A12]" table:style-name="ce1">
            <text:p>0.924000025</text:p>
          </table:table-cell>
          <table:table-cell table:style-name="ce1"/>
          <table:table-cell office:value-type="float" office:value="0.3509998321533202" table:formula="of:=[.H12]-[.$H$373]" table:style-name="ce1">
            <text:p>0.35099983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19.109" table:style-name="ce1">
            <text:p>1739056419</text:p>
          </table:table-cell>
          <table:table-cell office:value-type="float" office:value="1739056420.0250001" table:style-name="ce1">
            <text:p>17390564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60001277923584" table:formula="of:=[.B13]-[.A13]" table:style-name="ce1">
            <text:p>0.916000128</text:p>
          </table:table-cell>
          <table:table-cell table:style-name="ce1"/>
          <table:table-cell office:value-type="float" office:value="0.34299993515014637" table:formula="of:=[.H13]-[.$H$373]" table:style-name="ce1">
            <text:p>0.34299993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0.175" table:style-name="ce1">
            <text:p>1739056420</text:p>
          </table:table-cell>
          <table:table-cell office:value-type="float" office:value="1739056421.0309999" table:style-name="ce1">
            <text:p>17390564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99994659423828" table:formula="of:=[.B14]-[.A14]" table:style-name="ce1">
            <text:p>0.855999947</text:p>
          </table:table-cell>
          <table:table-cell table:style-name="ce1"/>
          <table:table-cell office:value-type="float" office:value="0.28299975395202626" table:formula="of:=[.H14]-[.$H$373]" table:style-name="ce1">
            <text:p>0.28299975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1.175" table:style-name="ce1">
            <text:p>1739056421</text:p>
          </table:table-cell>
          <table:table-cell office:value-type="float" office:value="1739056422.056" table:style-name="ce1">
            <text:p>17390564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00004196166992" table:formula="of:=[.B15]-[.A15]" table:style-name="ce1">
            <text:p>0.881000042</text:p>
          </table:table-cell>
          <table:table-cell table:style-name="ce1"/>
          <table:table-cell office:value-type="float" office:value="0.3079998493194579" table:formula="of:=[.H15]-[.$H$373]" table:style-name="ce1">
            <text:p>0.3079998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2.142" table:style-name="ce1">
            <text:p>1739056422</text:p>
          </table:table-cell>
          <table:table-cell office:value-type="float" office:value="1739056423.0639999" table:style-name="ce1">
            <text:p>17390564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16]-[.A16]" table:style-name="ce1">
            <text:p>0.921999931</text:p>
          </table:table-cell>
          <table:table-cell table:style-name="ce1"/>
          <table:table-cell office:value-type="float" office:value="0.34899973869323719" table:formula="of:=[.H16]-[.$H$373]" table:style-name="ce1">
            <text:p>0.34899973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2.175" table:style-name="ce1">
            <text:p>1739056422</text:p>
          </table:table-cell>
          <table:table-cell office:value-type="float" office:value="1739056423.5880001" table:style-name="ce1">
            <text:p>17390564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130001068115234" table:formula="of:=[.B17]-[.A17]" table:style-name="ce1">
            <text:p>1.413000107</text:p>
          </table:table-cell>
          <table:table-cell table:style-name="ce1"/>
          <table:table-cell office:value-type="float" office:value="0.83999991416931141" table:formula="of:=[.H17]-[.$H$373]" table:style-name="ce1">
            <text:p>0.83999991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3.142" table:style-name="ce1">
            <text:p>1739056423</text:p>
          </table:table-cell>
          <table:table-cell office:value-type="float" office:value="1739056424.059" table:style-name="ce1">
            <text:p>17390564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00005531311035" table:formula="of:=[.B18]-[.A18]" table:style-name="ce1">
            <text:p>0.917000055</text:p>
          </table:table-cell>
          <table:table-cell table:style-name="ce1"/>
          <table:table-cell office:value-type="float" office:value="0.34399986267089833" table:formula="of:=[.H18]-[.$H$373]" table:style-name="ce1">
            <text:p>0.34399986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4.142" table:style-name="ce1">
            <text:p>1739056424</text:p>
          </table:table-cell>
          <table:table-cell office:value-type="float" office:value="1739056425.0810001" table:style-name="ce1">
            <text:p>17390564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00012969970703" table:formula="of:=[.B19]-[.A19]" table:style-name="ce1">
            <text:p>0.93900013</text:p>
          </table:table-cell>
          <table:table-cell table:style-name="ce1"/>
          <table:table-cell office:value-type="float" office:value="0.36599993705749501" table:formula="of:=[.H19]-[.$H$373]" table:style-name="ce1">
            <text:p>0.36599993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5.175" table:style-name="ce1">
            <text:p>1739056425</text:p>
          </table:table-cell>
          <table:table-cell office:value-type="float" office:value="1739056426.1199999" table:style-name="ce1">
            <text:p>17390564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99993324279785" table:formula="of:=[.B20]-[.A20]" table:style-name="ce1">
            <text:p>0.944999933</text:p>
          </table:table-cell>
          <table:table-cell table:style-name="ce1"/>
          <table:table-cell office:value-type="float" office:value="0.37199974060058583" table:formula="of:=[.H20]-[.$H$373]" table:style-name="ce1">
            <text:p>0.37199974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6.142" table:style-name="ce1">
            <text:p>1739056426</text:p>
          </table:table-cell>
          <table:table-cell office:value-type="float" office:value="1739056427.0680001" table:style-name="ce1">
            <text:p>17390564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600011825561523" table:formula="of:=[.B21]-[.A21]" table:style-name="ce1">
            <text:p>0.926000118</text:p>
          </table:table-cell>
          <table:table-cell table:style-name="ce1"/>
          <table:table-cell office:value-type="float" office:value="0.35299992561340321" table:formula="of:=[.H21]-[.$H$373]" table:style-name="ce1">
            <text:p>0.35299992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7.142" table:style-name="ce1">
            <text:p>1739056427</text:p>
          </table:table-cell>
          <table:table-cell office:value-type="float" office:value="1739056428.0669999" table:style-name="ce1">
            <text:p>17390564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499995231628418" table:formula="of:=[.B22]-[.A22]" table:style-name="ce1">
            <text:p>0.924999952</text:p>
          </table:table-cell>
          <table:table-cell table:style-name="ce1"/>
          <table:table-cell office:value-type="float" office:value="0.35199975967407215" table:formula="of:=[.H22]-[.$H$373]" table:style-name="ce1">
            <text:p>0.351999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8.175" table:style-name="ce1">
            <text:p>1739056428</text:p>
          </table:table-cell>
          <table:table-cell office:value-type="float" office:value="1739056429.056" table:style-name="ce1">
            <text:p>17390564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00004196166992" table:formula="of:=[.B23]-[.A23]" table:style-name="ce1">
            <text:p>0.881000042</text:p>
          </table:table-cell>
          <table:table-cell table:style-name="ce1"/>
          <table:table-cell office:value-type="float" office:value="0.3079998493194579" table:formula="of:=[.H23]-[.$H$373]" table:style-name="ce1">
            <text:p>0.3079998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29.142" table:style-name="ce1">
            <text:p>1739056429</text:p>
          </table:table-cell>
          <table:table-cell office:value-type="float" office:value="1739056430.0580001" table:style-name="ce1">
            <text:p>17390564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60001277923584" table:formula="of:=[.B24]-[.A24]" table:style-name="ce1">
            <text:p>0.916000128</text:p>
          </table:table-cell>
          <table:table-cell table:style-name="ce1"/>
          <table:table-cell office:value-type="float" office:value="0.34299993515014637" table:formula="of:=[.H24]-[.$H$373]" table:style-name="ce1">
            <text:p>0.34299993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0.2090001" table:style-name="ce1">
            <text:p>1739056430</text:p>
          </table:table-cell>
          <table:table-cell office:value-type="float" office:value="1739056431.063" table:style-name="ce1">
            <text:p>17390564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399985313415527" table:formula="of:=[.B25]-[.A25]" table:style-name="ce1">
            <text:p>0.853999853</text:p>
          </table:table-cell>
          <table:table-cell table:style-name="ce1"/>
          <table:table-cell office:value-type="float" office:value="0.28099966049194325" table:formula="of:=[.H25]-[.$H$373]" table:style-name="ce1">
            <text:p>0.280999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1.175" table:style-name="ce1">
            <text:p>1739056431</text:p>
          </table:table-cell>
          <table:table-cell office:value-type="float" office:value="1739056432.075" table:style-name="ce1">
            <text:p>17390564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000009536743164" table:formula="of:=[.B26]-[.A26]" table:style-name="ce1">
            <text:p>0.900000095</text:p>
          </table:table-cell>
          <table:table-cell table:style-name="ce1"/>
          <table:table-cell office:value-type="float" office:value="0.32699990272521962" table:formula="of:=[.H26]-[.$H$373]" table:style-name="ce1">
            <text:p>0.32699990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2.2750001" table:style-name="ce1">
            <text:p>1739056432</text:p>
          </table:table-cell>
          <table:table-cell office:value-type="float" office:value="1739056433.171" table:style-name="ce1">
            <text:p>17390564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599990844726563" table:formula="of:=[.B27]-[.A27]" table:style-name="ce1">
            <text:p>0.895999908</text:p>
          </table:table-cell>
          <table:table-cell table:style-name="ce1"/>
          <table:table-cell office:value-type="float" office:value="0.3229997158050536" table:formula="of:=[.H27]-[.$H$373]" table:style-name="ce1">
            <text:p>0.32299971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3.142" table:style-name="ce1">
            <text:p>1739056433</text:p>
          </table:table-cell>
          <table:table-cell office:value-type="float" office:value="1739056434.0940001" table:style-name="ce1">
            <text:p>17390564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200014114379883" table:formula="of:=[.B28]-[.A28]" table:style-name="ce1">
            <text:p>0.952000141</text:p>
          </table:table-cell>
          <table:table-cell table:style-name="ce1"/>
          <table:table-cell office:value-type="float" office:value="0.3789999485015868" table:formula="of:=[.H28]-[.$H$373]" table:style-name="ce1">
            <text:p>0.3789999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4.175" table:style-name="ce1">
            <text:p>1739056434</text:p>
          </table:table-cell>
          <table:table-cell office:value-type="float" office:value="1739056435.1110001" table:style-name="ce1">
            <text:p>17390564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600010871887207" table:formula="of:=[.B29]-[.A29]" table:style-name="ce1">
            <text:p>0.936000109</text:p>
          </table:table-cell>
          <table:table-cell table:style-name="ce1"/>
          <table:table-cell office:value-type="float" office:value="0.36299991607666005" table:formula="of:=[.H29]-[.$H$373]" table:style-name="ce1">
            <text:p>0.36299991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5.175" table:style-name="ce1">
            <text:p>1739056435</text:p>
          </table:table-cell>
          <table:table-cell office:value-type="float" office:value="1739056436.0829999" table:style-name="ce1">
            <text:p>17390564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799999237060547" table:formula="of:=[.B30]-[.A30]" table:style-name="ce1">
            <text:p>0.907999992</text:p>
          </table:table-cell>
          <table:table-cell table:style-name="ce1"/>
          <table:table-cell office:value-type="float" office:value="0.33499979972839344" table:formula="of:=[.H30]-[.$H$373]" table:style-name="ce1">
            <text:p>0.33499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6.175" table:style-name="ce1">
            <text:p>1739056436</text:p>
          </table:table-cell>
          <table:table-cell office:value-type="float" office:value="1739056437.0639999" table:style-name="ce1">
            <text:p>17390564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99993896484375" table:formula="of:=[.B31]-[.A31]" table:style-name="ce1">
            <text:p>0.888999939</text:p>
          </table:table-cell>
          <table:table-cell table:style-name="ce1"/>
          <table:table-cell office:value-type="float" office:value="0.31599974632263172" table:formula="of:=[.H31]-[.$H$373]" table:style-name="ce1">
            <text:p>0.3159997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7.2090001" table:style-name="ce1">
            <text:p>1739056437</text:p>
          </table:table-cell>
          <table:table-cell office:value-type="float" office:value="1739056438.118" table:style-name="ce1">
            <text:p>17390564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899991989135742" table:formula="of:=[.B32]-[.A32]" table:style-name="ce1">
            <text:p>0.90899992</text:p>
          </table:table-cell>
          <table:table-cell table:style-name="ce1"/>
          <table:table-cell office:value-type="float" office:value="0.3359997272491454" table:formula="of:=[.H32]-[.$H$373]" table:style-name="ce1">
            <text:p>0.33599972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8.109" table:style-name="ce1">
            <text:p>1739056438</text:p>
          </table:table-cell>
          <table:table-cell office:value-type="float" office:value="1739056439.073" table:style-name="ce1">
            <text:p>17390564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399998664855957" table:formula="of:=[.B33]-[.A33]" table:style-name="ce1">
            <text:p>0.963999987</text:p>
          </table:table-cell>
          <table:table-cell table:style-name="ce1"/>
          <table:table-cell office:value-type="float" office:value="0.39099979400634755" table:formula="of:=[.H33]-[.$H$373]" table:style-name="ce1">
            <text:p>0.39099979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39.2420001" table:style-name="ce1">
            <text:p>1739056439</text:p>
          </table:table-cell>
          <table:table-cell office:value-type="float" office:value="1739056440.1559999" table:style-name="ce1">
            <text:p>17390564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399979591369629" table:formula="of:=[.B34]-[.A34]" table:style-name="ce1">
            <text:p>0.913999796</text:p>
          </table:table-cell>
          <table:table-cell table:style-name="ce1"/>
          <table:table-cell office:value-type="float" office:value="0.34099960327148426" table:formula="of:=[.H34]-[.$H$373]" table:style-name="ce1">
            <text:p>0.34099960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0.2090001" table:style-name="ce1">
            <text:p>1739056440</text:p>
          </table:table-cell>
          <table:table-cell office:value-type="float" office:value="1739056441.0799999" table:style-name="ce1">
            <text:p>17390564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099981307983398" table:formula="of:=[.B35]-[.A35]" table:style-name="ce1">
            <text:p>0.870999813</text:p>
          </table:table-cell>
          <table:table-cell table:style-name="ce1"/>
          <table:table-cell office:value-type="float" office:value="0.29799962043762196" table:formula="of:=[.H35]-[.$H$373]" table:style-name="ce1">
            <text:p>0.2979996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1.2090001" table:style-name="ce1">
            <text:p>1739056441</text:p>
          </table:table-cell>
          <table:table-cell office:value-type="float" office:value="1739056442.075" table:style-name="ce1">
            <text:p>17390564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599993705749512" table:formula="of:=[.B36]-[.A36]" table:style-name="ce1">
            <text:p>0.865999937</text:p>
          </table:table-cell>
          <table:table-cell table:style-name="ce1"/>
          <table:table-cell office:value-type="float" office:value="0.29299974441528309" table:formula="of:=[.H36]-[.$H$373]" table:style-name="ce1">
            <text:p>0.2929997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2.175" table:style-name="ce1">
            <text:p>1739056442</text:p>
          </table:table-cell>
          <table:table-cell office:value-type="float" office:value="1739056443.1459999" table:style-name="ce1">
            <text:p>17390564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99995613098145" table:formula="of:=[.B37]-[.A37]" table:style-name="ce1">
            <text:p>0.970999956</text:p>
          </table:table-cell>
          <table:table-cell table:style-name="ce1"/>
          <table:table-cell office:value-type="float" office:value="0.39799976348876942" table:formula="of:=[.H37]-[.$H$373]" table:style-name="ce1">
            <text:p>0.39799976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3.2420001" table:style-name="ce1">
            <text:p>1739056443</text:p>
          </table:table-cell>
          <table:table-cell office:value-type="float" office:value="1739056444.1010001" table:style-name="ce1">
            <text:p>17390564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899996757507324" table:formula="of:=[.B38]-[.A38]" table:style-name="ce1">
            <text:p>0.858999968</text:p>
          </table:table-cell>
          <table:table-cell table:style-name="ce1"/>
          <table:table-cell office:value-type="float" office:value="0.28599977493286122" table:formula="of:=[.H38]-[.$H$373]" table:style-name="ce1">
            <text:p>0.2859997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4.175" table:style-name="ce1">
            <text:p>1739056444</text:p>
          </table:table-cell>
          <table:table-cell office:value-type="float" office:value="1739056445.085" table:style-name="ce1">
            <text:p>17390564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000008583068848" table:formula="of:=[.B39]-[.A39]" table:style-name="ce1">
            <text:p>0.910000086</text:p>
          </table:table-cell>
          <table:table-cell table:style-name="ce1"/>
          <table:table-cell office:value-type="float" office:value="0.33699989318847645" table:formula="of:=[.H39]-[.$H$373]" table:style-name="ce1">
            <text:p>0.33699989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5.2420001" table:style-name="ce1">
            <text:p>1739056445</text:p>
          </table:table-cell>
          <table:table-cell office:value-type="float" office:value="1739056446.098" table:style-name="ce1">
            <text:p>17390564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99994659423828" table:formula="of:=[.B40]-[.A40]" table:style-name="ce1">
            <text:p>0.855999947</text:p>
          </table:table-cell>
          <table:table-cell table:style-name="ce1"/>
          <table:table-cell office:value-type="float" office:value="0.28299975395202626" table:formula="of:=[.H40]-[.$H$373]" table:style-name="ce1">
            <text:p>0.28299975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6.2090001" table:style-name="ce1">
            <text:p>1739056446</text:p>
          </table:table-cell>
          <table:table-cell office:value-type="float" office:value="1739056447.098" table:style-name="ce1">
            <text:p>17390564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99993896484375" table:formula="of:=[.B41]-[.A41]" table:style-name="ce1">
            <text:p>0.888999939</text:p>
          </table:table-cell>
          <table:table-cell table:style-name="ce1"/>
          <table:table-cell office:value-type="float" office:value="0.31599974632263172" table:formula="of:=[.H41]-[.$H$373]" table:style-name="ce1">
            <text:p>0.3159997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7.2090001" table:style-name="ce1">
            <text:p>1739056447</text:p>
          </table:table-cell>
          <table:table-cell office:value-type="float" office:value="1739056448.1170001" table:style-name="ce1">
            <text:p>17390564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799999237060547" table:formula="of:=[.B42]-[.A42]" table:style-name="ce1">
            <text:p>0.907999992</text:p>
          </table:table-cell>
          <table:table-cell table:style-name="ce1"/>
          <table:table-cell office:value-type="float" office:value="0.33499979972839344" table:formula="of:=[.H42]-[.$H$373]" table:style-name="ce1">
            <text:p>0.33499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8.2420001" table:style-name="ce1">
            <text:p>1739056448</text:p>
          </table:table-cell>
          <table:table-cell office:value-type="float" office:value="1739056449.0999999" table:style-name="ce1">
            <text:p>17390564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799980163574219" table:formula="of:=[.B43]-[.A43]" table:style-name="ce1">
            <text:p>0.857999802</text:p>
          </table:table-cell>
          <table:table-cell table:style-name="ce1"/>
          <table:table-cell office:value-type="float" office:value="0.28499960899353016" table:formula="of:=[.H43]-[.$H$373]" table:style-name="ce1">
            <text:p>0.28499960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49.2090001" table:style-name="ce1">
            <text:p>1739056449</text:p>
          </table:table-cell>
          <table:table-cell office:value-type="float" office:value="1739056450.108" table:style-name="ce1">
            <text:p>17390564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99992942810059" table:formula="of:=[.B44]-[.A44]" table:style-name="ce1">
            <text:p>0.898999929</text:p>
          </table:table-cell>
          <table:table-cell table:style-name="ce1"/>
          <table:table-cell office:value-type="float" office:value="0.32599973678588856" table:formula="of:=[.H44]-[.$H$373]" table:style-name="ce1">
            <text:p>0.32599973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0.2090001" table:style-name="ce1">
            <text:p>1739056450</text:p>
          </table:table-cell>
          <table:table-cell office:value-type="float" office:value="1739056451.1259999" table:style-name="ce1">
            <text:p>17390564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699981689453125" table:formula="of:=[.B45]-[.A45]" table:style-name="ce1">
            <text:p>0.916999817</text:p>
          </table:table-cell>
          <table:table-cell table:style-name="ce1"/>
          <table:table-cell office:value-type="float" office:value="0.34399962425231922" table:formula="of:=[.H45]-[.$H$373]" table:style-name="ce1">
            <text:p>0.34399962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1.309" table:style-name="ce1">
            <text:p>1739056451</text:p>
          </table:table-cell>
          <table:table-cell office:value-type="float" office:value="1739056452.119" table:style-name="ce1">
            <text:p>17390564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0999994277954102" table:formula="of:=[.B46]-[.A46]" table:style-name="ce1">
            <text:p>0.809999943</text:p>
          </table:table-cell>
          <table:table-cell table:style-name="ce1"/>
          <table:table-cell office:value-type="float" office:value="0.23699975013732899" table:formula="of:=[.H46]-[.$H$373]" table:style-name="ce1">
            <text:p>0.236999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2.175" table:style-name="ce1">
            <text:p>1739056452</text:p>
          </table:table-cell>
          <table:table-cell office:value-type="float" office:value="1739056453.125" table:style-name="ce1">
            <text:p>17390564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00004768371582" table:formula="of:=[.B47]-[.A47]" table:style-name="ce1">
            <text:p>0.950000048</text:p>
          </table:table-cell>
          <table:table-cell table:style-name="ce1"/>
          <table:table-cell office:value-type="float" office:value="0.3769998550415038" table:formula="of:=[.H47]-[.$H$373]" table:style-name="ce1">
            <text:p>0.37699985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3.309" table:style-name="ce1">
            <text:p>1739056453</text:p>
          </table:table-cell>
          <table:table-cell office:value-type="float" office:value="1739056454.109" table:style-name="ce1">
            <text:p>17390564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79999995231628418" table:formula="of:=[.B48]-[.A48]" table:style-name="ce1">
            <text:p>0.799999952</text:p>
          </table:table-cell>
          <table:table-cell table:style-name="ce1"/>
          <table:table-cell office:value-type="float" office:value="0.22699975967407215" table:formula="of:=[.H48]-[.$H$373]" table:style-name="ce1">
            <text:p>0.226999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4.142" table:style-name="ce1">
            <text:p>1739056454</text:p>
          </table:table-cell>
          <table:table-cell office:value-type="float" office:value="1739056455.165" table:style-name="ce1">
            <text:p>17390564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30000019073486" table:formula="of:=[.B49]-[.A49]" table:style-name="ce1">
            <text:p>1.023000002</text:p>
          </table:table-cell>
          <table:table-cell table:style-name="ce1"/>
          <table:table-cell office:value-type="float" office:value="0.44999980926513661" table:formula="of:=[.H49]-[.$H$373]" table:style-name="ce1">
            <text:p>0.44999980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5.2090001" table:style-name="ce1">
            <text:p>1739056455</text:p>
          </table:table-cell>
          <table:table-cell office:value-type="float" office:value="1739056456.1210001" table:style-name="ce1">
            <text:p>17390564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199994087219238" table:formula="of:=[.B50]-[.A50]" table:style-name="ce1">
            <text:p>0.911999941</text:p>
          </table:table-cell>
          <table:table-cell table:style-name="ce1"/>
          <table:table-cell office:value-type="float" office:value="0.33899974822998036" table:formula="of:=[.H50]-[.$H$373]" table:style-name="ce1">
            <text:p>0.33899974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6.2420001" table:style-name="ce1">
            <text:p>1739056456</text:p>
          </table:table-cell>
          <table:table-cell office:value-type="float" office:value="1739056457.1949999" table:style-name="ce1">
            <text:p>17390564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299983024597168" table:formula="of:=[.B51]-[.A51]" table:style-name="ce1">
            <text:p>0.95299983</text:p>
          </table:table-cell>
          <table:table-cell table:style-name="ce1"/>
          <table:table-cell office:value-type="float" office:value="0.37999963760375965" table:formula="of:=[.H51]-[.$H$373]" table:style-name="ce1">
            <text:p>0.37999963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7.175" table:style-name="ce1">
            <text:p>1739056457</text:p>
          </table:table-cell>
          <table:table-cell office:value-type="float" office:value="1739056458.1170001" table:style-name="ce1">
            <text:p>17390564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200015068054199" table:formula="of:=[.B52]-[.A52]" table:style-name="ce1">
            <text:p>0.942000151</text:p>
          </table:table-cell>
          <table:table-cell table:style-name="ce1"/>
          <table:table-cell office:value-type="float" office:value="0.36899995803832997" table:formula="of:=[.H52]-[.$H$373]" table:style-name="ce1">
            <text:p>0.3689999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8.2420001" table:style-name="ce1">
            <text:p>1739056458</text:p>
          </table:table-cell>
          <table:table-cell office:value-type="float" office:value="1739056459.1159999" table:style-name="ce1">
            <text:p>17390564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399983406066895" table:formula="of:=[.B53]-[.A53]" table:style-name="ce1">
            <text:p>0.873999834</text:p>
          </table:table-cell>
          <table:table-cell table:style-name="ce1"/>
          <table:table-cell office:value-type="float" office:value="0.30099964141845692" table:formula="of:=[.H53]-[.$H$373]" table:style-name="ce1">
            <text:p>0.30099964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59.142" table:style-name="ce1">
            <text:p>1739056459</text:p>
          </table:table-cell>
          <table:table-cell office:value-type="float" office:value="1739056460.1429999" table:style-name="ce1">
            <text:p>17390564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0999927520752" table:formula="of:=[.B54]-[.A54]" table:style-name="ce1">
            <text:p>1.000999928</text:p>
          </table:table-cell>
          <table:table-cell table:style-name="ce1"/>
          <table:table-cell office:value-type="float" office:value="0.42799973487853993" table:formula="of:=[.H54]-[.$H$373]" table:style-name="ce1">
            <text:p>0.42799973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0.175" table:style-name="ce1">
            <text:p>1739056460</text:p>
          </table:table-cell>
          <table:table-cell office:value-type="float" office:value="1739056461.1229999" table:style-name="ce1">
            <text:p>17390564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99995422363281" table:formula="of:=[.B55]-[.A55]" table:style-name="ce1">
            <text:p>0.947999954</text:p>
          </table:table-cell>
          <table:table-cell table:style-name="ce1"/>
          <table:table-cell office:value-type="float" office:value="0.37499976158142079" table:formula="of:=[.H55]-[.$H$373]" table:style-name="ce1">
            <text:p>0.37499976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1.175" table:style-name="ce1">
            <text:p>1739056461</text:p>
          </table:table-cell>
          <table:table-cell office:value-type="float" office:value="1739056462.148" table:style-name="ce1">
            <text:p>17390564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00004959106445" table:formula="of:=[.B56]-[.A56]" table:style-name="ce1">
            <text:p>0.97300005</text:p>
          </table:table-cell>
          <table:table-cell table:style-name="ce1"/>
          <table:table-cell office:value-type="float" office:value="0.39999985694885243" table:formula="of:=[.H56]-[.$H$373]" table:style-name="ce1">
            <text:p>0.39999985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2.2420001" table:style-name="ce1">
            <text:p>1739056462</text:p>
          </table:table-cell>
          <table:table-cell office:value-type="float" office:value="1739056463.128" table:style-name="ce1">
            <text:p>17390564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599991798400879" table:formula="of:=[.B57]-[.A57]" table:style-name="ce1">
            <text:p>0.885999918</text:p>
          </table:table-cell>
          <table:table-cell table:style-name="ce1"/>
          <table:table-cell office:value-type="float" office:value="0.31299972534179676" table:formula="of:=[.H57]-[.$H$373]" table:style-name="ce1">
            <text:p>0.31299972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3.2090001" table:style-name="ce2">
            <text:p>1739056463</text:p>
          </table:table-cell>
          <table:table-cell office:value-type="float" office:value="1739056464.135" table:style-name="ce2">
            <text:p>1739056464</text:p>
          </table:table-cell>
          <table:table-cell office:value-type="float" office:value="720" table:style-name="ce2">
            <text:p>720</text:p>
          </table:table-cell>
          <table:table-cell office:value-type="float" office:value="1280" table:style-name="ce2">
            <text:p>1280</text:p>
          </table:table-cell>
          <table:table-cell office:value-type="float" office:value="2560" table:style-name="ce2">
            <text:p>2560</text:p>
          </table:table-cell>
          <table:table-cell office:value-type="float" office:value="1843200" table:style-name="ce2">
            <text:p>1843200</text:p>
          </table:table-cell>
          <table:table-cell table:style-name="ce2"/>
          <table:table-cell office:value-type="float" office:value="0.92599987983703613" table:formula="of:=[.B58]-[.A58]" table:style-name="ce1">
            <text:p>0.92599988</text:p>
          </table:table-cell>
          <table:table-cell table:style-name="ce2"/>
          <table:table-cell office:value-type="float" office:value="0.35299968719482411" table:formula="of:=[.H58]-[.$H$373]" table:style-name="ce1">
            <text:p>0.3529996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56464.309" table:style-name="ce1">
            <text:p>1739056464</text:p>
          </table:table-cell>
          <table:table-cell office:value-type="float" office:value="1739056465.142" table:style-name="ce1">
            <text:p>17390564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299994468688965" table:formula="of:=[.B59]-[.A59]" table:style-name="ce1">
            <text:p>0.832999945</text:p>
          </table:table-cell>
          <table:table-cell table:style-name="ce1"/>
          <table:table-cell office:value-type="float" office:value="0.25999975204467762" table:formula="of:=[.H59]-[.$H$373]" table:style-name="ce1">
            <text:p>0.25999975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5.2090001" table:style-name="ce1">
            <text:p>1739056465</text:p>
          </table:table-cell>
          <table:table-cell office:value-type="float" office:value="1739056466.1630001" table:style-name="ce1">
            <text:p>17390564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99999618530273" table:formula="of:=[.B60]-[.A60]" table:style-name="ce1">
            <text:p>0.953999996</text:p>
          </table:table-cell>
          <table:table-cell table:style-name="ce1"/>
          <table:table-cell office:value-type="float" office:value="0.38099980354309071" table:formula="of:=[.H60]-[.$H$373]" table:style-name="ce1">
            <text:p>0.38099980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6.309" table:style-name="ce1">
            <text:p>1739056466</text:p>
          </table:table-cell>
          <table:table-cell office:value-type="float" office:value="1739056467.1989999" table:style-name="ce1">
            <text:p>17390564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99998664855957" table:formula="of:=[.B61]-[.A61]" table:style-name="ce1">
            <text:p>0.889999866</text:p>
          </table:table-cell>
          <table:table-cell table:style-name="ce1"/>
          <table:table-cell office:value-type="float" office:value="0.31699967384338368" table:formula="of:=[.H61]-[.$H$373]" table:style-name="ce1">
            <text:p>0.31699967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7.2420001" table:style-name="ce1">
            <text:p>1739056467</text:p>
          </table:table-cell>
          <table:table-cell office:value-type="float" office:value="1739056468.175" table:style-name="ce1">
            <text:p>17390564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299984931945801" table:formula="of:=[.B62]-[.A62]" table:style-name="ce1">
            <text:p>0.932999849</text:p>
          </table:table-cell>
          <table:table-cell table:style-name="ce1"/>
          <table:table-cell office:value-type="float" office:value="0.35999965667724598" table:formula="of:=[.H62]-[.$H$373]" table:style-name="ce1">
            <text:p>0.35999965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8.309" table:style-name="ce1">
            <text:p>1739056468</text:p>
          </table:table-cell>
          <table:table-cell office:value-type="float" office:value="1739056469.1500001" table:style-name="ce1">
            <text:p>17390564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4100008010864258" table:formula="of:=[.B63]-[.A63]" table:style-name="ce1">
            <text:p>0.84100008</text:p>
          </table:table-cell>
          <table:table-cell table:style-name="ce1"/>
          <table:table-cell office:value-type="float" office:value="0.26799988746643055" table:formula="of:=[.H63]-[.$H$373]" table:style-name="ce1">
            <text:p>0.2679998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69.2420001" table:style-name="ce1">
            <text:p>1739056469</text:p>
          </table:table-cell>
          <table:table-cell office:value-type="float" office:value="1739056470.1600001" table:style-name="ce1">
            <text:p>17390564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9999828338623" table:formula="of:=[.B64]-[.A64]" table:style-name="ce1">
            <text:p>0.917999983</text:p>
          </table:table-cell>
          <table:table-cell table:style-name="ce1"/>
          <table:table-cell office:value-type="float" office:value="0.34499979019165028" table:formula="of:=[.H64]-[.$H$373]" table:style-name="ce1">
            <text:p>0.3449997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0.276" table:style-name="ce1">
            <text:p>1739056470</text:p>
          </table:table-cell>
          <table:table-cell office:value-type="float" office:value="1739056471.1700001" table:style-name="ce1">
            <text:p>17390564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400005340576172" table:formula="of:=[.B65]-[.A65]" table:style-name="ce1">
            <text:p>0.894000053</text:p>
          </table:table-cell>
          <table:table-cell table:style-name="ce1"/>
          <table:table-cell office:value-type="float" office:value="0.32099986076354969" table:formula="of:=[.H65]-[.$H$373]" table:style-name="ce1">
            <text:p>0.32099986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1.2090001" table:style-name="ce1">
            <text:p>1739056471</text:p>
          </table:table-cell>
          <table:table-cell office:value-type="float" office:value="1739056472.1659999" table:style-name="ce1">
            <text:p>17390564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699977874755859" table:formula="of:=[.B66]-[.A66]" table:style-name="ce1">
            <text:p>0.956999779</text:p>
          </table:table-cell>
          <table:table-cell table:style-name="ce1"/>
          <table:table-cell office:value-type="float" office:value="0.38399958610534657" table:formula="of:=[.H66]-[.$H$373]" table:style-name="ce1">
            <text:p>0.38399958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2.276" table:style-name="ce1">
            <text:p>1739056472</text:p>
          </table:table-cell>
          <table:table-cell office:value-type="float" office:value="1739056473.1719999" table:style-name="ce1">
            <text:p>17390564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599990844726563" table:formula="of:=[.B67]-[.A67]" table:style-name="ce1">
            <text:p>0.895999908</text:p>
          </table:table-cell>
          <table:table-cell table:style-name="ce1"/>
          <table:table-cell office:value-type="float" office:value="0.3229997158050536" table:formula="of:=[.H67]-[.$H$373]" table:style-name="ce1">
            <text:p>0.32299971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3.2420001" table:style-name="ce1">
            <text:p>1739056473</text:p>
          </table:table-cell>
          <table:table-cell office:value-type="float" office:value="1739056474.175" table:style-name="ce1">
            <text:p>17390564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299984931945801" table:formula="of:=[.B68]-[.A68]" table:style-name="ce1">
            <text:p>0.932999849</text:p>
          </table:table-cell>
          <table:table-cell table:style-name="ce1"/>
          <table:table-cell office:value-type="float" office:value="0.35999965667724598" table:formula="of:=[.H68]-[.$H$373]" table:style-name="ce1">
            <text:p>0.35999965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4.276" table:style-name="ce1">
            <text:p>1739056474</text:p>
          </table:table-cell>
          <table:table-cell office:value-type="float" office:value="1739056475.1860001" table:style-name="ce1">
            <text:p>17390564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000008583068848" table:formula="of:=[.B69]-[.A69]" table:style-name="ce1">
            <text:p>0.910000086</text:p>
          </table:table-cell>
          <table:table-cell table:style-name="ce1"/>
          <table:table-cell office:value-type="float" office:value="0.33699989318847645" table:formula="of:=[.H69]-[.$H$373]" table:style-name="ce1">
            <text:p>0.33699989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5.2420001" table:style-name="ce1">
            <text:p>1739056475</text:p>
          </table:table-cell>
          <table:table-cell office:value-type="float" office:value="1739056476.286" table:style-name="ce1">
            <text:p>17390564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439999103546143" table:formula="of:=[.B70]-[.A70]" table:style-name="ce1">
            <text:p>1.04399991</text:p>
          </table:table-cell>
          <table:table-cell table:style-name="ce1"/>
          <table:table-cell office:value-type="float" office:value="0.47099971771240223" table:formula="of:=[.H70]-[.$H$373]" table:style-name="ce1">
            <text:p>0.47099971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6.276" table:style-name="ce1">
            <text:p>1739056476</text:p>
          </table:table-cell>
          <table:table-cell office:value-type="float" office:value="1739056477.2309999" table:style-name="ce1">
            <text:p>17390564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499992370605469" table:formula="of:=[.B71]-[.A71]" table:style-name="ce1">
            <text:p>0.954999924</text:p>
          </table:table-cell>
          <table:table-cell table:style-name="ce1"/>
          <table:table-cell office:value-type="float" office:value="0.38199973106384266" table:formula="of:=[.H71]-[.$H$373]" table:style-name="ce1">
            <text:p>0.38199973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7.276" table:style-name="ce1">
            <text:p>1739056477</text:p>
          </table:table-cell>
          <table:table-cell office:value-type="float" office:value="1739056478.1789999" table:style-name="ce1">
            <text:p>17390564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29998779296875" table:formula="of:=[.B72]-[.A72]" table:style-name="ce1">
            <text:p>0.902999878</text:p>
          </table:table-cell>
          <table:table-cell table:style-name="ce1"/>
          <table:table-cell office:value-type="float" office:value="0.32999968528747547" table:formula="of:=[.H72]-[.$H$373]" table:style-name="ce1">
            <text:p>0.32999968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8.2420001" table:style-name="ce1">
            <text:p>1739056478</text:p>
          </table:table-cell>
          <table:table-cell office:value-type="float" office:value="1739056479.1919999" table:style-name="ce1">
            <text:p>17390564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999980926513672" table:formula="of:=[.B73]-[.A73]" table:style-name="ce1">
            <text:p>0.949999809</text:p>
          </table:table-cell>
          <table:table-cell table:style-name="ce1"/>
          <table:table-cell office:value-type="float" office:value="0.37699961662292469" table:formula="of:=[.H73]-[.$H$373]" table:style-name="ce1">
            <text:p>0.37699961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79.342" table:style-name="ce1">
            <text:p>1739056479</text:p>
          </table:table-cell>
          <table:table-cell office:value-type="float" office:value="1739056480.2049999" table:style-name="ce1">
            <text:p>17390564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299991607666016" table:formula="of:=[.B74]-[.A74]" table:style-name="ce1">
            <text:p>0.862999916</text:p>
          </table:table-cell>
          <table:table-cell table:style-name="ce1"/>
          <table:table-cell office:value-type="float" office:value="0.28999972343444813" table:formula="of:=[.H74]-[.$H$373]" table:style-name="ce1">
            <text:p>0.28999972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0.2420001" table:style-name="ce1">
            <text:p>1739056480</text:p>
          </table:table-cell>
          <table:table-cell office:value-type="float" office:value="1739056481.2030001" table:style-name="ce1">
            <text:p>17390564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75]-[.A75]" table:style-name="ce1">
            <text:p>0.960999966</text:p>
          </table:table-cell>
          <table:table-cell table:style-name="ce1"/>
          <table:table-cell office:value-type="float" office:value="0.38799977302551258" table:formula="of:=[.H75]-[.$H$373]" table:style-name="ce1">
            <text:p>0.3879997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1.276" table:style-name="ce1">
            <text:p>1739056481</text:p>
          </table:table-cell>
          <table:table-cell office:value-type="float" office:value="1739056482.2290001" table:style-name="ce1">
            <text:p>17390564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76]-[.A76]" table:style-name="ce1">
            <text:p>0.953000069</text:p>
          </table:table-cell>
          <table:table-cell table:style-name="ce1"/>
          <table:table-cell office:value-type="float" office:value="0.37999987602233876" table:formula="of:=[.H76]-[.$H$373]" table:style-name="ce1">
            <text:p>0.3799998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2.2090001" table:style-name="ce1">
            <text:p>1739056482</text:p>
          </table:table-cell>
          <table:table-cell office:value-type="float" office:value="1739056483.2060001" table:style-name="ce1">
            <text:p>17390564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99997901916504" table:formula="of:=[.B77]-[.A77]" table:style-name="ce1">
            <text:p>0.996999979</text:p>
          </table:table-cell>
          <table:table-cell table:style-name="ce1"/>
          <table:table-cell office:value-type="float" office:value="0.42399978637695301" table:formula="of:=[.H77]-[.$H$373]" table:style-name="ce1">
            <text:p>0.42399978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3.2420001" table:style-name="ce1">
            <text:p>1739056483</text:p>
          </table:table-cell>
          <table:table-cell office:value-type="float" office:value="1739056484.1900001" table:style-name="ce1">
            <text:p>17390564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99995422363281" table:formula="of:=[.B78]-[.A78]" table:style-name="ce1">
            <text:p>0.947999954</text:p>
          </table:table-cell>
          <table:table-cell table:style-name="ce1"/>
          <table:table-cell office:value-type="float" office:value="0.37499976158142079" table:formula="of:=[.H78]-[.$H$373]" table:style-name="ce1">
            <text:p>0.37499976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4.276" table:style-name="ce1">
            <text:p>1739056484</text:p>
          </table:table-cell>
          <table:table-cell office:value-type="float" office:value="1739056485.313" table:style-name="ce1">
            <text:p>17390564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69999408721924" table:formula="of:=[.B79]-[.A79]" table:style-name="ce1">
            <text:p>1.036999941</text:p>
          </table:table-cell>
          <table:table-cell table:style-name="ce1"/>
          <table:table-cell office:value-type="float" office:value="0.46399974822998036" table:formula="of:=[.H79]-[.$H$373]" table:style-name="ce1">
            <text:p>0.46399974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5.2090001" table:style-name="ce1">
            <text:p>1739056485</text:p>
          </table:table-cell>
          <table:table-cell office:value-type="float" office:value="1739056486.1919999" table:style-name="ce1">
            <text:p>17390564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299980163574219" table:formula="of:=[.B80]-[.A80]" table:style-name="ce1">
            <text:p>0.982999802</text:p>
          </table:table-cell>
          <table:table-cell table:style-name="ce1"/>
          <table:table-cell office:value-type="float" office:value="0.40999960899353016" table:formula="of:=[.H80]-[.$H$373]" table:style-name="ce1">
            <text:p>0.40999960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6.276" table:style-name="ce1">
            <text:p>1739056486</text:p>
          </table:table-cell>
          <table:table-cell office:value-type="float" office:value="1739056487.22" table:style-name="ce1">
            <text:p>17390564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81]-[.A81]" table:style-name="ce1">
            <text:p>0.944000006</text:p>
          </table:table-cell>
          <table:table-cell table:style-name="ce1"/>
          <table:table-cell office:value-type="float" office:value="0.37099981307983387" table:formula="of:=[.H81]-[.$H$373]" table:style-name="ce1">
            <text:p>0.37099981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7.3759999" table:style-name="ce1">
            <text:p>1739056487</text:p>
          </table:table-cell>
          <table:table-cell office:value-type="float" office:value="1739056488.2079999" table:style-name="ce1">
            <text:p>17390564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20000171661377" table:formula="of:=[.B82]-[.A82]" table:style-name="ce1">
            <text:p>0.832000017</text:p>
          </table:table-cell>
          <table:table-cell table:style-name="ce1"/>
          <table:table-cell office:value-type="float" office:value="0.25899982452392567" table:formula="of:=[.H82]-[.$H$373]" table:style-name="ce1">
            <text:p>0.25899982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8.276" table:style-name="ce1">
            <text:p>1739056488</text:p>
          </table:table-cell>
          <table:table-cell office:value-type="float" office:value="1739056489.198" table:style-name="ce1">
            <text:p>17390564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83]-[.A83]" table:style-name="ce1">
            <text:p>0.921999931</text:p>
          </table:table-cell>
          <table:table-cell table:style-name="ce1"/>
          <table:table-cell office:value-type="float" office:value="0.34899973869323719" table:formula="of:=[.H83]-[.$H$373]" table:style-name="ce1">
            <text:p>0.34899973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89.309" table:style-name="ce1">
            <text:p>1739056489</text:p>
          </table:table-cell>
          <table:table-cell office:value-type="float" office:value="1739056490.2" table:style-name="ce1">
            <text:p>17390564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100003242492676" table:formula="of:=[.B84]-[.A84]" table:style-name="ce1">
            <text:p>0.891000032</text:p>
          </table:table-cell>
          <table:table-cell table:style-name="ce1"/>
          <table:table-cell office:value-type="float" office:value="0.31799983978271473" table:formula="of:=[.H84]-[.$H$373]" table:style-name="ce1">
            <text:p>0.317999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0.2420001" table:style-name="ce1">
            <text:p>1739056490</text:p>
          </table:table-cell>
          <table:table-cell office:value-type="float" office:value="1739056491.211" table:style-name="ce1">
            <text:p>17390564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899986267089844" table:formula="of:=[.B85]-[.A85]" table:style-name="ce1">
            <text:p>0.968999863</text:p>
          </table:table-cell>
          <table:table-cell table:style-name="ce1"/>
          <table:table-cell office:value-type="float" office:value="0.39599967002868641" table:formula="of:=[.H85]-[.$H$373]" table:style-name="ce1">
            <text:p>0.3959996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1.309" table:style-name="ce1">
            <text:p>1739056491</text:p>
          </table:table-cell>
          <table:table-cell office:value-type="float" office:value="1739056492.2219999" table:style-name="ce1">
            <text:p>17390564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299986839294434" table:formula="of:=[.B86]-[.A86]" table:style-name="ce1">
            <text:p>0.912999868</text:p>
          </table:table-cell>
          <table:table-cell table:style-name="ce1"/>
          <table:table-cell office:value-type="float" office:value="0.33999967575073231" table:formula="of:=[.H86]-[.$H$373]" table:style-name="ce1">
            <text:p>0.3399996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2.309" table:style-name="ce1">
            <text:p>1739056492</text:p>
          </table:table-cell>
          <table:table-cell office:value-type="float" office:value="1739056493.2290001" table:style-name="ce1">
            <text:p>17390564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000007629394531" table:formula="of:=[.B87]-[.A87]" table:style-name="ce1">
            <text:p>0.920000076</text:p>
          </table:table-cell>
          <table:table-cell table:style-name="ce1"/>
          <table:table-cell office:value-type="float" office:value="0.34699988365173329" table:formula="of:=[.H87]-[.$H$373]" table:style-name="ce1">
            <text:p>0.3469998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3.309" table:style-name="ce1">
            <text:p>1739056493</text:p>
          </table:table-cell>
          <table:table-cell office:value-type="float" office:value="1739056494.223" table:style-name="ce1">
            <text:p>17390564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00003433227539" table:formula="of:=[.B88]-[.A88]" table:style-name="ce1">
            <text:p>0.914000034</text:p>
          </table:table-cell>
          <table:table-cell table:style-name="ce1"/>
          <table:table-cell office:value-type="float" office:value="0.34099984169006337" table:formula="of:=[.H88]-[.$H$373]" table:style-name="ce1">
            <text:p>0.34099984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4.2090001" table:style-name="ce1">
            <text:p>1739056494</text:p>
          </table:table-cell>
          <table:table-cell office:value-type="float" office:value="1739056495.3280001" table:style-name="ce1">
            <text:p>17390564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189999580383301" table:formula="of:=[.B89]-[.A89]" table:style-name="ce1">
            <text:p>1.118999958</text:p>
          </table:table-cell>
          <table:table-cell table:style-name="ce1"/>
          <table:table-cell office:value-type="float" office:value="0.54599976539611805" table:formula="of:=[.H89]-[.$H$373]" table:style-name="ce1">
            <text:p>0.5459997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4.309" table:style-name="ce1">
            <text:p>1739056494</text:p>
          </table:table-cell>
          <table:table-cell office:value-type="float" office:value="1739056495.6670001" table:style-name="ce1">
            <text:p>17390564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3580000400543213" table:formula="of:=[.B90]-[.A90]" table:style-name="ce1">
            <text:p>1.35800004</text:p>
          </table:table-cell>
          <table:table-cell table:style-name="ce1"/>
          <table:table-cell office:value-type="float" office:value="0.78499984741210926" table:formula="of:=[.H90]-[.$H$373]" table:style-name="ce1">
            <text:p>0.7849998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5.276" table:style-name="ce1">
            <text:p>1739056495</text:p>
          </table:table-cell>
          <table:table-cell office:value-type="float" office:value="1739056496.2290001" table:style-name="ce1">
            <text:p>17390564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91]-[.A91]" table:style-name="ce1">
            <text:p>0.953000069</text:p>
          </table:table-cell>
          <table:table-cell table:style-name="ce1"/>
          <table:table-cell office:value-type="float" office:value="0.37999987602233876" table:formula="of:=[.H91]-[.$H$373]" table:style-name="ce1">
            <text:p>0.3799998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6.276" table:style-name="ce1">
            <text:p>1739056496</text:p>
          </table:table-cell>
          <table:table-cell office:value-type="float" office:value="1739056497.2290001" table:style-name="ce1">
            <text:p>17390564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92]-[.A92]" table:style-name="ce1">
            <text:p>0.953000069</text:p>
          </table:table-cell>
          <table:table-cell table:style-name="ce1"/>
          <table:table-cell office:value-type="float" office:value="0.37999987602233876" table:formula="of:=[.H92]-[.$H$373]" table:style-name="ce1">
            <text:p>0.3799998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7.309" table:style-name="ce1">
            <text:p>1739056497</text:p>
          </table:table-cell>
          <table:table-cell office:value-type="float" office:value="1739056498.2320001" table:style-name="ce1">
            <text:p>17390564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300009727478027" table:formula="of:=[.B93]-[.A93]" table:style-name="ce1">
            <text:p>0.923000097</text:p>
          </table:table-cell>
          <table:table-cell table:style-name="ce1"/>
          <table:table-cell office:value-type="float" office:value="0.34999990463256825" table:formula="of:=[.H93]-[.$H$373]" table:style-name="ce1">
            <text:p>0.34999990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8.342" table:style-name="ce1">
            <text:p>1739056498</text:p>
          </table:table-cell>
          <table:table-cell office:value-type="float" office:value="1739056499.2420001" table:style-name="ce1">
            <text:p>17390564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000009536743164" table:formula="of:=[.B94]-[.A94]" table:style-name="ce1">
            <text:p>0.900000095</text:p>
          </table:table-cell>
          <table:table-cell table:style-name="ce1"/>
          <table:table-cell office:value-type="float" office:value="0.32699990272521962" table:formula="of:=[.H94]-[.$H$373]" table:style-name="ce1">
            <text:p>0.32699990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499.309" table:style-name="ce1">
            <text:p>1739056499</text:p>
          </table:table-cell>
          <table:table-cell office:value-type="float" office:value="1739056500.2479999" table:style-name="ce1">
            <text:p>17390565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899989128112793" table:formula="of:=[.B95]-[.A95]" table:style-name="ce1">
            <text:p>0.938999891</text:p>
          </table:table-cell>
          <table:table-cell table:style-name="ce1"/>
          <table:table-cell office:value-type="float" office:value="0.3659996986389159" table:formula="of:=[.H95]-[.$H$373]" table:style-name="ce1">
            <text:p>0.36599969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0.309" table:style-name="ce1">
            <text:p>1739056500</text:p>
          </table:table-cell>
          <table:table-cell office:value-type="float" office:value="1739056501.2390001" table:style-name="ce1">
            <text:p>17390565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00006675720215" table:formula="of:=[.B96]-[.A96]" table:style-name="ce1">
            <text:p>0.930000067</text:p>
          </table:table-cell>
          <table:table-cell table:style-name="ce1"/>
          <table:table-cell office:value-type="float" office:value="0.35699987411499012" table:formula="of:=[.H96]-[.$H$373]" table:style-name="ce1">
            <text:p>0.35699987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0.4419999" table:style-name="ce1">
            <text:p>1739056500</text:p>
          </table:table-cell>
          <table:table-cell office:value-type="float" office:value="1739056501.6459999" table:style-name="ce1">
            <text:p>17390565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039999961853027" table:formula="of:=[.B97]-[.A97]" table:style-name="ce1">
            <text:p>1.203999996</text:p>
          </table:table-cell>
          <table:table-cell table:style-name="ce1"/>
          <table:table-cell office:value-type="float" office:value="0.63099980354309071" table:formula="of:=[.H97]-[.$H$373]" table:style-name="ce1">
            <text:p>0.63099980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1.342" table:style-name="ce1">
            <text:p>1739056501</text:p>
          </table:table-cell>
          <table:table-cell office:value-type="float" office:value="1739056502.244" table:style-name="ce1">
            <text:p>17390565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99995040893555" table:formula="of:=[.B98]-[.A98]" table:style-name="ce1">
            <text:p>0.90199995</text:p>
          </table:table-cell>
          <table:table-cell table:style-name="ce1"/>
          <table:table-cell office:value-type="float" office:value="0.32899975776672352" table:formula="of:=[.H98]-[.$H$373]" table:style-name="ce1">
            <text:p>0.3289997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2.3759999" table:style-name="ce1">
            <text:p>1739056502</text:p>
          </table:table-cell>
          <table:table-cell office:value-type="float" office:value="1739056503.2590001" table:style-name="ce1">
            <text:p>17390565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300013542175293" table:formula="of:=[.B99]-[.A99]" table:style-name="ce1">
            <text:p>0.883000135</text:p>
          </table:table-cell>
          <table:table-cell table:style-name="ce1"/>
          <table:table-cell office:value-type="float" office:value="0.3099999427795409" table:formula="of:=[.H99]-[.$H$373]" table:style-name="ce1">
            <text:p>0.30999994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3.3759999" table:style-name="ce1">
            <text:p>1739056503</text:p>
          </table:table-cell>
          <table:table-cell office:value-type="float" office:value="1739056504.2609999" table:style-name="ce1">
            <text:p>17390565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100]-[.A100]" table:style-name="ce1">
            <text:p>0.88499999</text:p>
          </table:table-cell>
          <table:table-cell table:style-name="ce1"/>
          <table:table-cell office:value-type="float" office:value="0.31199979782104481" table:formula="of:=[.H100]-[.$H$373]" table:style-name="ce1">
            <text:p>0.3119997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4.342" table:style-name="ce1">
            <text:p>1739056504</text:p>
          </table:table-cell>
          <table:table-cell office:value-type="float" office:value="1739056505.2750001" table:style-name="ce1">
            <text:p>17390565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300008773803711" table:formula="of:=[.B101]-[.A101]" table:style-name="ce1">
            <text:p>0.933000088</text:p>
          </table:table-cell>
          <table:table-cell table:style-name="ce1"/>
          <table:table-cell office:value-type="float" office:value="0.35999989509582508" table:formula="of:=[.H101]-[.$H$373]" table:style-name="ce1">
            <text:p>0.35999989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5.342" table:style-name="ce1">
            <text:p>1739056505</text:p>
          </table:table-cell>
          <table:table-cell office:value-type="float" office:value="1739056506.2679999" table:style-name="ce1">
            <text:p>17390565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99987983703613" table:formula="of:=[.B102]-[.A102]" table:style-name="ce1">
            <text:p>0.92599988</text:p>
          </table:table-cell>
          <table:table-cell table:style-name="ce1"/>
          <table:table-cell office:value-type="float" office:value="0.35299968719482411" table:formula="of:=[.H102]-[.$H$373]" table:style-name="ce1">
            <text:p>0.3529996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6.276" table:style-name="ce1">
            <text:p>1739056506</text:p>
          </table:table-cell>
          <table:table-cell office:value-type="float" office:value="1739056507.2579999" table:style-name="ce1">
            <text:p>17390565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199987411499023" table:formula="of:=[.B103]-[.A103]" table:style-name="ce1">
            <text:p>0.981999874</text:p>
          </table:table-cell>
          <table:table-cell table:style-name="ce1"/>
          <table:table-cell office:value-type="float" office:value="0.40899968147277821" table:formula="of:=[.H103]-[.$H$373]" table:style-name="ce1">
            <text:p>0.4089996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7.309" table:style-name="ce1">
            <text:p>1739056507</text:p>
          </table:table-cell>
          <table:table-cell office:value-type="float" office:value="1739056508.2679999" table:style-name="ce1">
            <text:p>17390565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89998722076416" table:formula="of:=[.B104]-[.A104]" table:style-name="ce1">
            <text:p>0.958999872</text:p>
          </table:table-cell>
          <table:table-cell table:style-name="ce1"/>
          <table:table-cell office:value-type="float" office:value="0.38599967956542958" table:formula="of:=[.H104]-[.$H$373]" table:style-name="ce1">
            <text:p>0.3859996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8.3759999" table:style-name="ce1">
            <text:p>1739056508</text:p>
          </table:table-cell>
          <table:table-cell office:value-type="float" office:value="1739056509.2750001" table:style-name="ce1">
            <text:p>17390565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900016784667969" table:formula="of:=[.B105]-[.A105]" table:style-name="ce1">
            <text:p>0.899000168</text:p>
          </table:table-cell>
          <table:table-cell table:style-name="ce1"/>
          <table:table-cell office:value-type="float" office:value="0.32599997520446766" table:formula="of:=[.H105]-[.$H$373]" table:style-name="ce1">
            <text:p>0.3259999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09.309" table:style-name="ce1">
            <text:p>1739056509</text:p>
          </table:table-cell>
          <table:table-cell office:value-type="float" office:value="1739056510.2939999" table:style-name="ce1">
            <text:p>17390565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49998950958252" table:formula="of:=[.B106]-[.A106]" table:style-name="ce1">
            <text:p>0.984999895</text:p>
          </table:table-cell>
          <table:table-cell table:style-name="ce1"/>
          <table:table-cell office:value-type="float" office:value="0.41199970245361317" table:formula="of:=[.H106]-[.$H$373]" table:style-name="ce1">
            <text:p>0.41199970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0.4089999" table:style-name="ce1">
            <text:p>1739056510</text:p>
          </table:table-cell>
          <table:table-cell office:value-type="float" office:value="1739056511.293" table:style-name="ce1">
            <text:p>17390565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00006294250488" table:formula="of:=[.B107]-[.A107]" table:style-name="ce1">
            <text:p>0.884000063</text:p>
          </table:table-cell>
          <table:table-cell table:style-name="ce1"/>
          <table:table-cell office:value-type="float" office:value="0.31099987030029286" table:formula="of:=[.H107]-[.$H$373]" table:style-name="ce1">
            <text:p>0.310999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1.276" table:style-name="ce1">
            <text:p>1739056511</text:p>
          </table:table-cell>
          <table:table-cell office:value-type="float" office:value="1739056512.2780001" table:style-name="ce1">
            <text:p>17390565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2000093460083" table:formula="of:=[.B108]-[.A108]" table:style-name="ce1">
            <text:p>1.002000093</text:p>
          </table:table-cell>
          <table:table-cell table:style-name="ce1"/>
          <table:table-cell office:value-type="float" office:value="0.42899990081787098" table:formula="of:=[.H108]-[.$H$373]" table:style-name="ce1">
            <text:p>0.42899990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2.4419999" table:style-name="ce1">
            <text:p>1739056512</text:p>
          </table:table-cell>
          <table:table-cell office:value-type="float" office:value="1739056513.293" table:style-name="ce1">
            <text:p>17390565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100007057189941" table:formula="of:=[.B109]-[.A109]" table:style-name="ce1">
            <text:p>0.851000071</text:p>
          </table:table-cell>
          <table:table-cell table:style-name="ce1"/>
          <table:table-cell office:value-type="float" office:value="0.27799987792968739" table:formula="of:=[.H109]-[.$H$373]" table:style-name="ce1">
            <text:p>0.27799987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3.4089999" table:style-name="ce1">
            <text:p>1739056513</text:p>
          </table:table-cell>
          <table:table-cell office:value-type="float" office:value="1739056514.2739999" table:style-name="ce1">
            <text:p>17390565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500000953674316" table:formula="of:=[.B110]-[.A110]" table:style-name="ce1">
            <text:p>0.86500001</text:p>
          </table:table-cell>
          <table:table-cell table:style-name="ce1"/>
          <table:table-cell office:value-type="float" office:value="0.29199981689453114" table:formula="of:=[.H110]-[.$H$373]" table:style-name="ce1">
            <text:p>0.29199981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4.342" table:style-name="ce1">
            <text:p>1739056514</text:p>
          </table:table-cell>
          <table:table-cell office:value-type="float" office:value="1739056515.2820001" table:style-name="ce1">
            <text:p>17390565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00005722045898" table:formula="of:=[.B111]-[.A111]" table:style-name="ce1">
            <text:p>0.940000057</text:p>
          </table:table-cell>
          <table:table-cell table:style-name="ce1"/>
          <table:table-cell office:value-type="float" office:value="0.36699986457824696" table:formula="of:=[.H111]-[.$H$373]" table:style-name="ce1">
            <text:p>0.3669998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5.4089999" table:style-name="ce1">
            <text:p>1739056515</text:p>
          </table:table-cell>
          <table:table-cell office:value-type="float" office:value="1739056516.3139999" table:style-name="ce1">
            <text:p>17390565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99997138977051" table:formula="of:=[.B112]-[.A112]" table:style-name="ce1">
            <text:p>0.904999971</text:p>
          </table:table-cell>
          <table:table-cell table:style-name="ce1"/>
          <table:table-cell office:value-type="float" office:value="0.33199977874755848" table:formula="of:=[.H112]-[.$H$373]" table:style-name="ce1">
            <text:p>0.33199977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6.309" table:style-name="ce1">
            <text:p>1739056516</text:p>
          </table:table-cell>
          <table:table-cell office:value-type="float" office:value="1739056517.2920001" table:style-name="ce1">
            <text:p>17390565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300004005432129" table:formula="of:=[.B113]-[.A113]" table:style-name="ce1">
            <text:p>0.98300004</text:p>
          </table:table-cell>
          <table:table-cell table:style-name="ce1"/>
          <table:table-cell office:value-type="float" office:value="0.40999984741210926" table:formula="of:=[.H113]-[.$H$373]" table:style-name="ce1">
            <text:p>0.4099998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7.342" table:style-name="ce1">
            <text:p>1739056517</text:p>
          </table:table-cell>
          <table:table-cell office:value-type="float" office:value="1739056518.302" table:style-name="ce1">
            <text:p>17390565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00003814697266" table:formula="of:=[.B114]-[.A114]" table:style-name="ce1">
            <text:p>0.960000038</text:p>
          </table:table-cell>
          <table:table-cell table:style-name="ce1"/>
          <table:table-cell office:value-type="float" office:value="0.38699984550476063" table:formula="of:=[.H114]-[.$H$373]" table:style-name="ce1">
            <text:p>0.3869998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8.4089999" table:style-name="ce1">
            <text:p>1739056518</text:p>
          </table:table-cell>
          <table:table-cell office:value-type="float" office:value="1739056519.3010001" table:style-name="ce1">
            <text:p>17390565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200019836425781" table:formula="of:=[.B115]-[.A115]" table:style-name="ce1">
            <text:p>0.892000198</text:p>
          </table:table-cell>
          <table:table-cell table:style-name="ce1"/>
          <table:table-cell office:value-type="float" office:value="0.31900000572204579" table:formula="of:=[.H115]-[.$H$373]" table:style-name="ce1">
            <text:p>0.31900000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19.3759999" table:style-name="ce1">
            <text:p>1739056519</text:p>
          </table:table-cell>
          <table:table-cell office:value-type="float" office:value="1739056520.316" table:style-name="ce1">
            <text:p>17390565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00005722045898" table:formula="of:=[.B116]-[.A116]" table:style-name="ce1">
            <text:p>0.940000057</text:p>
          </table:table-cell>
          <table:table-cell table:style-name="ce1"/>
          <table:table-cell office:value-type="float" office:value="0.36699986457824696" table:formula="of:=[.H116]-[.$H$373]" table:style-name="ce1">
            <text:p>0.3669998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0.3759999" table:style-name="ce1">
            <text:p>1739056520</text:p>
          </table:table-cell>
          <table:table-cell office:value-type="float" office:value="1739056521.2950001" table:style-name="ce1">
            <text:p>17390565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900014877319336" table:formula="of:=[.B117]-[.A117]" table:style-name="ce1">
            <text:p>0.919000149</text:p>
          </table:table-cell>
          <table:table-cell table:style-name="ce1"/>
          <table:table-cell office:value-type="float" office:value="0.34599995613098133" table:formula="of:=[.H117]-[.$H$373]" table:style-name="ce1">
            <text:p>0.34599995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1.4089999" table:style-name="ce1">
            <text:p>1739056521</text:p>
          </table:table-cell>
          <table:table-cell office:value-type="float" office:value="1739056522.3180001" table:style-name="ce1">
            <text:p>17390565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900015830993652" table:formula="of:=[.B118]-[.A118]" table:style-name="ce1">
            <text:p>0.909000158</text:p>
          </table:table-cell>
          <table:table-cell table:style-name="ce1"/>
          <table:table-cell office:value-type="float" office:value="0.3359999656677245" table:formula="of:=[.H118]-[.$H$373]" table:style-name="ce1">
            <text:p>0.3359999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2.4760001" table:style-name="ce1">
            <text:p>1739056522</text:p>
          </table:table-cell>
          <table:table-cell office:value-type="float" office:value="1739056523.392" table:style-name="ce1">
            <text:p>17390565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59998893737793" table:formula="of:=[.B119]-[.A119]" table:style-name="ce1">
            <text:p>0.915999889</text:p>
          </table:table-cell>
          <table:table-cell table:style-name="ce1"/>
          <table:table-cell office:value-type="float" office:value="0.34299969673156727" table:formula="of:=[.H119]-[.$H$373]" table:style-name="ce1">
            <text:p>0.34299969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3.3759999" table:style-name="ce1">
            <text:p>1739056523</text:p>
          </table:table-cell>
          <table:table-cell office:value-type="float" office:value="1739056524.3050001" table:style-name="ce1">
            <text:p>17390565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90001392364502" table:formula="of:=[.B120]-[.A120]" table:style-name="ce1">
            <text:p>0.929000139</text:p>
          </table:table-cell>
          <table:table-cell table:style-name="ce1"/>
          <table:table-cell office:value-type="float" office:value="0.35599994659423817" table:formula="of:=[.H120]-[.$H$373]" table:style-name="ce1">
            <text:p>0.3559999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4.3759999" table:style-name="ce1">
            <text:p>1739056524</text:p>
          </table:table-cell>
          <table:table-cell office:value-type="float" office:value="1739056525.345" table:style-name="ce1">
            <text:p>17390565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900010108947754" table:formula="of:=[.B121]-[.A121]" table:style-name="ce1">
            <text:p>0.969000101</text:p>
          </table:table-cell>
          <table:table-cell table:style-name="ce1"/>
          <table:table-cell office:value-type="float" office:value="0.39599990844726551" table:formula="of:=[.H121]-[.$H$373]" table:style-name="ce1">
            <text:p>0.39599990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5.4419999" table:style-name="ce1">
            <text:p>1739056525</text:p>
          </table:table-cell>
          <table:table-cell office:value-type="float" office:value="1739056526.3269999" table:style-name="ce1">
            <text:p>17390565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122]-[.A122]" table:style-name="ce1">
            <text:p>0.88499999</text:p>
          </table:table-cell>
          <table:table-cell table:style-name="ce1"/>
          <table:table-cell office:value-type="float" office:value="0.31199979782104481" table:formula="of:=[.H122]-[.$H$373]" table:style-name="ce1">
            <text:p>0.3119997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6.342" table:style-name="ce1">
            <text:p>1739056526</text:p>
          </table:table-cell>
          <table:table-cell office:value-type="float" office:value="1739056527.3180001" table:style-name="ce1">
            <text:p>17390565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600007057189941" table:formula="of:=[.B123]-[.A123]" table:style-name="ce1">
            <text:p>0.976000071</text:p>
          </table:table-cell>
          <table:table-cell table:style-name="ce1"/>
          <table:table-cell office:value-type="float" office:value="0.40299987792968739" table:formula="of:=[.H123]-[.$H$373]" table:style-name="ce1">
            <text:p>0.40299987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7.4089999" table:style-name="ce1">
            <text:p>1739056527</text:p>
          </table:table-cell>
          <table:table-cell office:value-type="float" office:value="1739056528.336" table:style-name="ce1">
            <text:p>17390565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00004577636719" table:formula="of:=[.B124]-[.A124]" table:style-name="ce1">
            <text:p>0.927000046</text:p>
          </table:table-cell>
          <table:table-cell table:style-name="ce1"/>
          <table:table-cell office:value-type="float" office:value="0.35399985313415516" table:formula="of:=[.H124]-[.$H$373]" table:style-name="ce1">
            <text:p>0.35399985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8.5090001" table:style-name="ce1">
            <text:p>1739056529</text:p>
          </table:table-cell>
          <table:table-cell office:value-type="float" office:value="1739056529.345" table:style-name="ce1">
            <text:p>17390565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599996566772461" table:formula="of:=[.B125]-[.A125]" table:style-name="ce1">
            <text:p>0.835999966</text:p>
          </table:table-cell>
          <table:table-cell table:style-name="ce1"/>
          <table:table-cell office:value-type="float" office:value="0.26299977302551258" table:formula="of:=[.H125]-[.$H$373]" table:style-name="ce1">
            <text:p>0.2629997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29.3759999" table:style-name="ce1">
            <text:p>1739056529</text:p>
          </table:table-cell>
          <table:table-cell office:value-type="float" office:value="1739056530.3340001" table:style-name="ce1">
            <text:p>17390565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800018310546875" table:formula="of:=[.B126]-[.A126]" table:style-name="ce1">
            <text:p>0.958000183</text:p>
          </table:table-cell>
          <table:table-cell table:style-name="ce1"/>
          <table:table-cell office:value-type="float" office:value="0.38499999046325672" table:formula="of:=[.H126]-[.$H$373]" table:style-name="ce1">
            <text:p>0.3849999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0.4760001" table:style-name="ce1">
            <text:p>1739056530</text:p>
          </table:table-cell>
          <table:table-cell office:value-type="float" office:value="1739056531.332" table:style-name="ce1">
            <text:p>17390565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99994659423828" table:formula="of:=[.B127]-[.A127]" table:style-name="ce1">
            <text:p>0.855999947</text:p>
          </table:table-cell>
          <table:table-cell table:style-name="ce1"/>
          <table:table-cell office:value-type="float" office:value="0.28299975395202626" table:formula="of:=[.H127]-[.$H$373]" table:style-name="ce1">
            <text:p>0.28299975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1.342" table:style-name="ce1">
            <text:p>1739056531</text:p>
          </table:table-cell>
          <table:table-cell office:value-type="float" office:value="1739056532.3429999" table:style-name="ce1">
            <text:p>17390565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0999927520752" table:formula="of:=[.B128]-[.A128]" table:style-name="ce1">
            <text:p>1.000999928</text:p>
          </table:table-cell>
          <table:table-cell table:style-name="ce1"/>
          <table:table-cell office:value-type="float" office:value="0.42799973487853993" table:formula="of:=[.H128]-[.$H$373]" table:style-name="ce1">
            <text:p>0.42799973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2.4089999" table:style-name="ce1">
            <text:p>1739056532</text:p>
          </table:table-cell>
          <table:table-cell office:value-type="float" office:value="1739056533.3310001" table:style-name="ce1">
            <text:p>17390565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200016975402832" table:formula="of:=[.B129]-[.A129]" table:style-name="ce1">
            <text:p>0.92200017</text:p>
          </table:table-cell>
          <table:table-cell table:style-name="ce1"/>
          <table:table-cell office:value-type="float" office:value="0.3489999771118163" table:formula="of:=[.H129]-[.$H$373]" table:style-name="ce1">
            <text:p>0.34899997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3.3759999" table:style-name="ce1">
            <text:p>1739056533</text:p>
          </table:table-cell>
          <table:table-cell office:value-type="float" office:value="1739056534.336" table:style-name="ce1">
            <text:p>17390565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00003814697266" table:formula="of:=[.B130]-[.A130]" table:style-name="ce1">
            <text:p>0.960000038</text:p>
          </table:table-cell>
          <table:table-cell table:style-name="ce1"/>
          <table:table-cell office:value-type="float" office:value="0.38699984550476063" table:formula="of:=[.H130]-[.$H$373]" table:style-name="ce1">
            <text:p>0.3869998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4.4089999" table:style-name="ce1">
            <text:p>1739056534</text:p>
          </table:table-cell>
          <table:table-cell office:value-type="float" office:value="1739056535.339" table:style-name="ce1">
            <text:p>17390565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00006675720215" table:formula="of:=[.B131]-[.A131]" table:style-name="ce1">
            <text:p>0.930000067</text:p>
          </table:table-cell>
          <table:table-cell table:style-name="ce1"/>
          <table:table-cell office:value-type="float" office:value="0.35699987411499012" table:formula="of:=[.H131]-[.$H$373]" table:style-name="ce1">
            <text:p>0.35699987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5.3759999" table:style-name="ce1">
            <text:p>1739056535</text:p>
          </table:table-cell>
          <table:table-cell office:value-type="float" office:value="1739056536.3440001" table:style-name="ce1">
            <text:p>17390565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800017356872559" table:formula="of:=[.B132]-[.A132]" table:style-name="ce1">
            <text:p>0.968000174</text:p>
          </table:table-cell>
          <table:table-cell table:style-name="ce1"/>
          <table:table-cell office:value-type="float" office:value="0.39499998092651356" table:formula="of:=[.H132]-[.$H$373]" table:style-name="ce1">
            <text:p>0.3949999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6.4430001" table:style-name="ce1">
            <text:p>1739056536</text:p>
          </table:table-cell>
          <table:table-cell office:value-type="float" office:value="1739056537.3469999" table:style-name="ce1">
            <text:p>17390565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399980545043945" table:formula="of:=[.B133]-[.A133]" table:style-name="ce1">
            <text:p>0.903999805</text:p>
          </table:table-cell>
          <table:table-cell table:style-name="ce1"/>
          <table:table-cell office:value-type="float" office:value="0.33099961280822743" table:formula="of:=[.H133]-[.$H$373]" table:style-name="ce1">
            <text:p>0.33099961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7.4089999" table:style-name="ce1">
            <text:p>1739056537</text:p>
          </table:table-cell>
          <table:table-cell office:value-type="float" office:value="1739056538.3659999" table:style-name="ce1">
            <text:p>17390565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0000171661377" table:formula="of:=[.B134]-[.A134]" table:style-name="ce1">
            <text:p>0.957000017</text:p>
          </table:table-cell>
          <table:table-cell table:style-name="ce1"/>
          <table:table-cell office:value-type="float" office:value="0.38399982452392567" table:formula="of:=[.H134]-[.$H$373]" table:style-name="ce1">
            <text:p>0.38399982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8.4760001" table:style-name="ce1">
            <text:p>1739056538</text:p>
          </table:table-cell>
          <table:table-cell office:value-type="float" office:value="1739056539.3610001" table:style-name="ce1">
            <text:p>17390565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135]-[.A135]" table:style-name="ce1">
            <text:p>0.88499999</text:p>
          </table:table-cell>
          <table:table-cell table:style-name="ce1"/>
          <table:table-cell office:value-type="float" office:value="0.31199979782104481" table:formula="of:=[.H135]-[.$H$373]" table:style-name="ce1">
            <text:p>0.3119997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9.4430001" table:style-name="ce1">
            <text:p>1739056539</text:p>
          </table:table-cell>
          <table:table-cell office:value-type="float" office:value="1739056540.3699999" table:style-name="ce1">
            <text:p>17390565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699980735778809" table:formula="of:=[.B136]-[.A136]" table:style-name="ce1">
            <text:p>0.926999807</text:p>
          </table:table-cell>
          <table:table-cell table:style-name="ce1"/>
          <table:table-cell office:value-type="float" office:value="0.35399961471557606" table:formula="of:=[.H136]-[.$H$373]" table:style-name="ce1">
            <text:p>0.35399961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39.4760001" table:style-name="ce1">
            <text:p>1739056539</text:p>
          </table:table-cell>
          <table:table-cell office:value-type="float" office:value="1739056540.6689999" table:style-name="ce1">
            <text:p>17390565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929998397827148" table:formula="of:=[.B137]-[.A137]" table:style-name="ce1">
            <text:p>1.19299984</text:p>
          </table:table-cell>
          <table:table-cell table:style-name="ce1"/>
          <table:table-cell office:value-type="float" office:value="0.61999964714050282" table:formula="of:=[.H137]-[.$H$373]" table:style-name="ce1">
            <text:p>0.6199996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0.4430001" table:style-name="ce1">
            <text:p>1739056540</text:p>
          </table:table-cell>
          <table:table-cell office:value-type="float" office:value="1739056541.3699999" table:style-name="ce1">
            <text:p>17390565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699980735778809" table:formula="of:=[.B138]-[.A138]" table:style-name="ce1">
            <text:p>0.926999807</text:p>
          </table:table-cell>
          <table:table-cell table:style-name="ce1"/>
          <table:table-cell office:value-type="float" office:value="0.35399961471557606" table:formula="of:=[.H138]-[.$H$373]" table:style-name="ce1">
            <text:p>0.35399961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1.4089999" table:style-name="ce1">
            <text:p>1739056541</text:p>
          </table:table-cell>
          <table:table-cell office:value-type="float" office:value="1739056542.474" table:style-name="ce1">
            <text:p>17390565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5000057220459" table:formula="of:=[.B139]-[.A139]" table:style-name="ce1">
            <text:p>1.065000057</text:p>
          </table:table-cell>
          <table:table-cell table:style-name="ce1"/>
          <table:table-cell office:value-type="float" office:value="0.49199986457824696" table:formula="of:=[.H139]-[.$H$373]" table:style-name="ce1">
            <text:p>0.4919998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1.5090001" table:style-name="ce1">
            <text:p>1739056542</text:p>
          </table:table-cell>
          <table:table-cell office:value-type="float" office:value="1739056542.7650001" table:style-name="ce1">
            <text:p>17390565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560000419616699" table:formula="of:=[.B140]-[.A140]" table:style-name="ce1">
            <text:p>1.256000042</text:p>
          </table:table-cell>
          <table:table-cell table:style-name="ce1"/>
          <table:table-cell office:value-type="float" office:value="0.6829998493194579" table:formula="of:=[.H140]-[.$H$373]" table:style-name="ce1">
            <text:p>0.6829998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2.3429999" table:style-name="ce1">
            <text:p>1739056542</text:p>
          </table:table-cell>
          <table:table-cell office:value-type="float" office:value="1739056543.3740001" table:style-name="ce1">
            <text:p>17390565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10001373291016" table:formula="of:=[.B141]-[.A141]" table:style-name="ce1">
            <text:p>1.031000137</text:p>
          </table:table-cell>
          <table:table-cell table:style-name="ce1"/>
          <table:table-cell office:value-type="float" office:value="0.45799994468688954" table:formula="of:=[.H141]-[.$H$373]" table:style-name="ce1">
            <text:p>0.45799994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3.3759999" table:style-name="ce1">
            <text:p>1739056543</text:p>
          </table:table-cell>
          <table:table-cell office:value-type="float" office:value="1739056544.388" table:style-name="ce1">
            <text:p>17390565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20000839233398" table:formula="of:=[.B142]-[.A142]" table:style-name="ce1">
            <text:p>1.012000084</text:p>
          </table:table-cell>
          <table:table-cell table:style-name="ce1"/>
          <table:table-cell office:value-type="float" office:value="0.43899989128112782" table:formula="of:=[.H142]-[.$H$373]" table:style-name="ce1">
            <text:p>0.43899989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4.4089999" table:style-name="ce1">
            <text:p>1739056544</text:p>
          </table:table-cell>
          <table:table-cell office:value-type="float" office:value="1739056545.378" table:style-name="ce1">
            <text:p>17390565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900010108947754" table:formula="of:=[.B143]-[.A143]" table:style-name="ce1">
            <text:p>0.969000101</text:p>
          </table:table-cell>
          <table:table-cell table:style-name="ce1"/>
          <table:table-cell office:value-type="float" office:value="0.39599990844726551" table:formula="of:=[.H143]-[.$H$373]" table:style-name="ce1">
            <text:p>0.39599990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5.3759999" table:style-name="ce1">
            <text:p>1739056545</text:p>
          </table:table-cell>
          <table:table-cell office:value-type="float" office:value="1739056546.381" table:style-name="ce1">
            <text:p>17390565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5000114440918" table:formula="of:=[.B144]-[.A144]" table:style-name="ce1">
            <text:p>1.005000114</text:p>
          </table:table-cell>
          <table:table-cell table:style-name="ce1"/>
          <table:table-cell office:value-type="float" office:value="0.43199992179870594" table:formula="of:=[.H144]-[.$H$373]" table:style-name="ce1">
            <text:p>0.43199992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6.543" table:style-name="ce1">
            <text:p>1739056547</text:p>
          </table:table-cell>
          <table:table-cell office:value-type="float" office:value="1739056547.3710001" table:style-name="ce1">
            <text:p>17390565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2800006866455078" table:formula="of:=[.B145]-[.A145]" table:style-name="ce1">
            <text:p>0.828000069</text:p>
          </table:table-cell>
          <table:table-cell table:style-name="ce1"/>
          <table:table-cell office:value-type="float" office:value="0.25499987602233876" table:formula="of:=[.H145]-[.$H$373]" table:style-name="ce1">
            <text:p>0.2549998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7.3759999" table:style-name="ce1">
            <text:p>1739056547</text:p>
          </table:table-cell>
          <table:table-cell office:value-type="float" office:value="1739056548.3870001" table:style-name="ce1">
            <text:p>17390565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10001564025879" table:formula="of:=[.B146]-[.A146]" table:style-name="ce1">
            <text:p>1.011000156</text:p>
          </table:table-cell>
          <table:table-cell table:style-name="ce1"/>
          <table:table-cell office:value-type="float" office:value="0.43799996376037587" table:formula="of:=[.H146]-[.$H$373]" table:style-name="ce1">
            <text:p>0.43799996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8.4430001" table:style-name="ce1">
            <text:p>1739056548</text:p>
          </table:table-cell>
          <table:table-cell office:value-type="float" office:value="1739056549.3829999" table:style-name="ce1">
            <text:p>17390565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99981880187988" table:formula="of:=[.B147]-[.A147]" table:style-name="ce1">
            <text:p>0.939999819</text:p>
          </table:table-cell>
          <table:table-cell table:style-name="ce1"/>
          <table:table-cell office:value-type="float" office:value="0.36699962615966786" table:formula="of:=[.H147]-[.$H$373]" table:style-name="ce1">
            <text:p>0.36699962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49.5090001" table:style-name="ce1">
            <text:p>1739056550</text:p>
          </table:table-cell>
          <table:table-cell office:value-type="float" office:value="1739056550.4030001" table:style-name="ce1">
            <text:p>17390565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400005340576172" table:formula="of:=[.B148]-[.A148]" table:style-name="ce1">
            <text:p>0.894000053</text:p>
          </table:table-cell>
          <table:table-cell table:style-name="ce1"/>
          <table:table-cell office:value-type="float" office:value="0.32099986076354969" table:formula="of:=[.H148]-[.$H$373]" table:style-name="ce1">
            <text:p>0.32099986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0.4760001" table:style-name="ce1">
            <text:p>1739056550</text:p>
          </table:table-cell>
          <table:table-cell office:value-type="float" office:value="1739056551.4100001" table:style-name="ce1">
            <text:p>17390565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00001525878906" table:formula="of:=[.B149]-[.A149]" table:style-name="ce1">
            <text:p>0.934000015</text:p>
          </table:table-cell>
          <table:table-cell table:style-name="ce1"/>
          <table:table-cell office:value-type="float" office:value="0.36099982261657704" table:formula="of:=[.H149]-[.$H$373]" table:style-name="ce1">
            <text:p>0.36099982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1.4760001" table:style-name="ce1">
            <text:p>1739056551</text:p>
          </table:table-cell>
          <table:table-cell office:value-type="float" office:value="1739056552.4000001" table:style-name="ce1">
            <text:p>17390565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400002479553223" table:formula="of:=[.B150]-[.A150]" table:style-name="ce1">
            <text:p>0.924000025</text:p>
          </table:table-cell>
          <table:table-cell table:style-name="ce1"/>
          <table:table-cell office:value-type="float" office:value="0.3509998321533202" table:formula="of:=[.H150]-[.$H$373]" table:style-name="ce1">
            <text:p>0.35099983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2.4760001" table:style-name="ce1">
            <text:p>1739056552</text:p>
          </table:table-cell>
          <table:table-cell office:value-type="float" office:value="1739056553.4119999" table:style-name="ce1">
            <text:p>17390565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599987030029297" table:formula="of:=[.B151]-[.A151]" table:style-name="ce1">
            <text:p>0.93599987</text:p>
          </table:table-cell>
          <table:table-cell table:style-name="ce1"/>
          <table:table-cell office:value-type="float" office:value="0.36299967765808094" table:formula="of:=[.H151]-[.$H$373]" table:style-name="ce1">
            <text:p>0.36299967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3.543" table:style-name="ce1">
            <text:p>1739056554</text:p>
          </table:table-cell>
          <table:table-cell office:value-type="float" office:value="1739056554.4549999" table:style-name="ce1">
            <text:p>17390565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199994087219238" table:formula="of:=[.B152]-[.A152]" table:style-name="ce1">
            <text:p>0.911999941</text:p>
          </table:table-cell>
          <table:table-cell table:style-name="ce1"/>
          <table:table-cell office:value-type="float" office:value="0.33899974822998036" table:formula="of:=[.H152]-[.$H$373]" table:style-name="ce1">
            <text:p>0.33899974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4.4430001" table:style-name="ce1">
            <text:p>1739056554</text:p>
          </table:table-cell>
          <table:table-cell office:value-type="float" office:value="1739056555.427" table:style-name="ce1">
            <text:p>17390565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399996757507324" table:formula="of:=[.B153]-[.A153]" table:style-name="ce1">
            <text:p>0.983999968</text:p>
          </table:table-cell>
          <table:table-cell table:style-name="ce1"/>
          <table:table-cell office:value-type="float" office:value="0.41099977493286122" table:formula="of:=[.H153]-[.$H$373]" table:style-name="ce1">
            <text:p>0.4109997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5.4430001" table:style-name="ce1">
            <text:p>1739056555</text:p>
          </table:table-cell>
          <table:table-cell office:value-type="float" office:value="1739056556.404" table:style-name="ce1">
            <text:p>17390565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154]-[.A154]" table:style-name="ce1">
            <text:p>0.960999966</text:p>
          </table:table-cell>
          <table:table-cell table:style-name="ce1"/>
          <table:table-cell office:value-type="float" office:value="0.38799977302551258" table:formula="of:=[.H154]-[.$H$373]" table:style-name="ce1">
            <text:p>0.3879997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6.4760001" table:style-name="ce1">
            <text:p>1739056556</text:p>
          </table:table-cell>
          <table:table-cell office:value-type="float" office:value="1739056557.418" table:style-name="ce1">
            <text:p>17390565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199991226196289" table:formula="of:=[.B155]-[.A155]" table:style-name="ce1">
            <text:p>0.941999912</text:p>
          </table:table-cell>
          <table:table-cell table:style-name="ce1"/>
          <table:table-cell office:value-type="float" office:value="0.36899971961975087" table:formula="of:=[.H155]-[.$H$373]" table:style-name="ce1">
            <text:p>0.3689997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7.4760001" table:style-name="ce1">
            <text:p>1739056557</text:p>
          </table:table-cell>
          <table:table-cell office:value-type="float" office:value="1739056558.4170001" table:style-name="ce1">
            <text:p>17390565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156]-[.A156]" table:style-name="ce1">
            <text:p>0.940999985</text:p>
          </table:table-cell>
          <table:table-cell table:style-name="ce1"/>
          <table:table-cell office:value-type="float" office:value="0.36799979209899891" table:formula="of:=[.H156]-[.$H$373]" table:style-name="ce1">
            <text:p>0.3679997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8.5090001" table:style-name="ce1">
            <text:p>1739056559</text:p>
          </table:table-cell>
          <table:table-cell office:value-type="float" office:value="1739056559.4319999" table:style-name="ce1">
            <text:p>17390565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299985885620117" table:formula="of:=[.B157]-[.A157]" table:style-name="ce1">
            <text:p>0.922999859</text:p>
          </table:table-cell>
          <table:table-cell table:style-name="ce1"/>
          <table:table-cell office:value-type="float" office:value="0.34999966621398915" table:formula="of:=[.H157]-[.$H$373]" table:style-name="ce1">
            <text:p>0.3499996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59.4760001" table:style-name="ce1">
            <text:p>1739056559</text:p>
          </table:table-cell>
          <table:table-cell office:value-type="float" office:value="1739056560.4360001" table:style-name="ce1">
            <text:p>17390565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00003814697266" table:formula="of:=[.B158]-[.A158]" table:style-name="ce1">
            <text:p>0.960000038</text:p>
          </table:table-cell>
          <table:table-cell table:style-name="ce1"/>
          <table:table-cell office:value-type="float" office:value="0.38699984550476063" table:formula="of:=[.H158]-[.$H$373]" table:style-name="ce1">
            <text:p>0.3869998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0.4760001" table:style-name="ce1">
            <text:p>1739056560</text:p>
          </table:table-cell>
          <table:table-cell office:value-type="float" office:value="1739056561.4300001" table:style-name="ce1">
            <text:p>17390565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99999618530273" table:formula="of:=[.B159]-[.A159]" table:style-name="ce1">
            <text:p>0.953999996</text:p>
          </table:table-cell>
          <table:table-cell table:style-name="ce1"/>
          <table:table-cell office:value-type="float" office:value="0.38099980354309071" table:formula="of:=[.H159]-[.$H$373]" table:style-name="ce1">
            <text:p>0.38099980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1.4760001" table:style-name="ce1">
            <text:p>1739056561</text:p>
          </table:table-cell>
          <table:table-cell office:value-type="float" office:value="1739056562.4260001" table:style-name="ce1">
            <text:p>17390565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00004768371582" table:formula="of:=[.B160]-[.A160]" table:style-name="ce1">
            <text:p>0.950000048</text:p>
          </table:table-cell>
          <table:table-cell table:style-name="ce1"/>
          <table:table-cell office:value-type="float" office:value="0.3769998550415038" table:formula="of:=[.H160]-[.$H$373]" table:style-name="ce1">
            <text:p>0.37699985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2.5090001" table:style-name="ce1">
            <text:p>1739056563</text:p>
          </table:table-cell>
          <table:table-cell office:value-type="float" office:value="1739056563.4319999" table:style-name="ce1">
            <text:p>17390565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299985885620117" table:formula="of:=[.B161]-[.A161]" table:style-name="ce1">
            <text:p>0.922999859</text:p>
          </table:table-cell>
          <table:table-cell table:style-name="ce1"/>
          <table:table-cell office:value-type="float" office:value="0.34999966621398915" table:formula="of:=[.H161]-[.$H$373]" table:style-name="ce1">
            <text:p>0.3499996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3.4430001" table:style-name="ce1">
            <text:p>1739056563</text:p>
          </table:table-cell>
          <table:table-cell office:value-type="float" office:value="1739056564.4330001" table:style-name="ce1">
            <text:p>17390565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000000953674316" table:formula="of:=[.B162]-[.A162]" table:style-name="ce1">
            <text:p>0.99000001</text:p>
          </table:table-cell>
          <table:table-cell table:style-name="ce1"/>
          <table:table-cell office:value-type="float" office:value="0.41699981689453114" table:formula="of:=[.H162]-[.$H$373]" table:style-name="ce1">
            <text:p>0.41699981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4.5090001" table:style-name="ce1">
            <text:p>1739056565</text:p>
          </table:table-cell>
          <table:table-cell office:value-type="float" office:value="1739056565.444" table:style-name="ce1">
            <text:p>17390565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99994277954102" table:formula="of:=[.B163]-[.A163]" table:style-name="ce1">
            <text:p>0.934999943</text:p>
          </table:table-cell>
          <table:table-cell table:style-name="ce1"/>
          <table:table-cell office:value-type="float" office:value="0.36199975013732899" table:formula="of:=[.H163]-[.$H$373]" table:style-name="ce1">
            <text:p>0.361999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5.543" table:style-name="ce1">
            <text:p>1739056566</text:p>
          </table:table-cell>
          <table:table-cell office:value-type="float" office:value="1739056566.431" table:style-name="ce1">
            <text:p>17390565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80000114440918" table:formula="of:=[.B164]-[.A164]" table:style-name="ce1">
            <text:p>0.888000011</text:p>
          </table:table-cell>
          <table:table-cell table:style-name="ce1"/>
          <table:table-cell office:value-type="float" office:value="0.31499981880187977" table:formula="of:=[.H164]-[.$H$373]" table:style-name="ce1">
            <text:p>0.31499981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6.4760001" table:style-name="ce1">
            <text:p>1739056566</text:p>
          </table:table-cell>
          <table:table-cell office:value-type="float" office:value="1739056567.4389999" table:style-name="ce1">
            <text:p>17390565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299982070922852" table:formula="of:=[.B165]-[.A165]" table:style-name="ce1">
            <text:p>0.962999821</text:p>
          </table:table-cell>
          <table:table-cell table:style-name="ce1"/>
          <table:table-cell office:value-type="float" office:value="0.38999962806701649" table:formula="of:=[.H165]-[.$H$373]" table:style-name="ce1">
            <text:p>0.38999962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7.4760001" table:style-name="ce1">
            <text:p>1739056567</text:p>
          </table:table-cell>
          <table:table-cell office:value-type="float" office:value="1739056568.4430001" table:style-name="ce1">
            <text:p>17390565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00000762939453" table:formula="of:=[.B166]-[.A166]" table:style-name="ce1">
            <text:p>0.967000008</text:p>
          </table:table-cell>
          <table:table-cell table:style-name="ce1"/>
          <table:table-cell office:value-type="float" office:value="0.39399981498718251" table:formula="of:=[.H166]-[.$H$373]" table:style-name="ce1">
            <text:p>0.39399981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8.576" table:style-name="ce1">
            <text:p>1739056569</text:p>
          </table:table-cell>
          <table:table-cell office:value-type="float" office:value="1739056569.434" table:style-name="ce1">
            <text:p>17390565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800004005432129" table:formula="of:=[.B167]-[.A167]" table:style-name="ce1">
            <text:p>0.85800004</text:p>
          </table:table-cell>
          <table:table-cell table:style-name="ce1"/>
          <table:table-cell office:value-type="float" office:value="0.28499984741210926" table:formula="of:=[.H167]-[.$H$373]" table:style-name="ce1">
            <text:p>0.2849998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69.5090001" table:style-name="ce1">
            <text:p>1739056570</text:p>
          </table:table-cell>
          <table:table-cell office:value-type="float" office:value="1739056570.533" table:style-name="ce1">
            <text:p>17390565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39999294281006" table:formula="of:=[.B168]-[.A168]" table:style-name="ce1">
            <text:p>1.023999929</text:p>
          </table:table-cell>
          <table:table-cell table:style-name="ce1"/>
          <table:table-cell office:value-type="float" office:value="0.45099973678588856" table:formula="of:=[.H168]-[.$H$373]" table:style-name="ce1">
            <text:p>0.45099973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0.609" table:style-name="ce1">
            <text:p>1739056571</text:p>
          </table:table-cell>
          <table:table-cell office:value-type="float" office:value="1739056571.467" table:style-name="ce1">
            <text:p>17390565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800004005432129" table:formula="of:=[.B169]-[.A169]" table:style-name="ce1">
            <text:p>0.85800004</text:p>
          </table:table-cell>
          <table:table-cell table:style-name="ce1"/>
          <table:table-cell office:value-type="float" office:value="0.28499984741210926" table:formula="of:=[.H169]-[.$H$373]" table:style-name="ce1">
            <text:p>0.2849998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1.5090001" table:style-name="ce1">
            <text:p>1739056572</text:p>
          </table:table-cell>
          <table:table-cell office:value-type="float" office:value="1739056572.506" table:style-name="ce1">
            <text:p>17390565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99997901916504" table:formula="of:=[.B170]-[.A170]" table:style-name="ce1">
            <text:p>0.996999979</text:p>
          </table:table-cell>
          <table:table-cell table:style-name="ce1"/>
          <table:table-cell office:value-type="float" office:value="0.42399978637695301" table:formula="of:=[.H170]-[.$H$373]" table:style-name="ce1">
            <text:p>0.42399978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2.576" table:style-name="ce1">
            <text:p>1739056573</text:p>
          </table:table-cell>
          <table:table-cell office:value-type="float" office:value="1739056573.473" table:style-name="ce1">
            <text:p>17390565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700007438659668" table:formula="of:=[.B171]-[.A171]" table:style-name="ce1">
            <text:p>0.897000074</text:p>
          </table:table-cell>
          <table:table-cell table:style-name="ce1"/>
          <table:table-cell office:value-type="float" office:value="0.32399988174438465" table:formula="of:=[.H171]-[.$H$373]" table:style-name="ce1">
            <text:p>0.32399988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3.543" table:style-name="ce1">
            <text:p>1739056574</text:p>
          </table:table-cell>
          <table:table-cell office:value-type="float" office:value="1739056574.4649999" table:style-name="ce1">
            <text:p>17390565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99993133544922" table:formula="of:=[.B172]-[.A172]" table:style-name="ce1">
            <text:p>0.921999931</text:p>
          </table:table-cell>
          <table:table-cell table:style-name="ce1"/>
          <table:table-cell office:value-type="float" office:value="0.34899973869323719" table:formula="of:=[.H172]-[.$H$373]" table:style-name="ce1">
            <text:p>0.34899973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4.4430001" table:style-name="ce1">
            <text:p>1739056574</text:p>
          </table:table-cell>
          <table:table-cell office:value-type="float" office:value="1739056575.4630001" table:style-name="ce1">
            <text:p>17390565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99999809265137" table:formula="of:=[.B173]-[.A173]" table:style-name="ce1">
            <text:p>1.019999981</text:p>
          </table:table-cell>
          <table:table-cell table:style-name="ce1"/>
          <table:table-cell office:value-type="float" office:value="0.44699978828430165" table:formula="of:=[.H173]-[.$H$373]" table:style-name="ce1">
            <text:p>0.44699978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5.5090001" table:style-name="ce1">
            <text:p>1739056576</text:p>
          </table:table-cell>
          <table:table-cell office:value-type="float" office:value="1739056576.483" table:style-name="ce1">
            <text:p>17390565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99997711181641" table:formula="of:=[.B174]-[.A174]" table:style-name="ce1">
            <text:p>0.973999977</text:p>
          </table:table-cell>
          <table:table-cell table:style-name="ce1"/>
          <table:table-cell office:value-type="float" office:value="0.40099978446960438" table:formula="of:=[.H174]-[.$H$373]" table:style-name="ce1">
            <text:p>0.4009997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6.4430001" table:style-name="ce1">
            <text:p>1739056576</text:p>
          </table:table-cell>
          <table:table-cell office:value-type="float" office:value="1739056577.474" table:style-name="ce1">
            <text:p>17390565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09998989105225" table:formula="of:=[.B175]-[.A175]" table:style-name="ce1">
            <text:p>1.030999899</text:p>
          </table:table-cell>
          <table:table-cell table:style-name="ce1"/>
          <table:table-cell office:value-type="float" office:value="0.45799970626831044" table:formula="of:=[.H175]-[.$H$373]" table:style-name="ce1">
            <text:p>0.45799970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7.4430001" table:style-name="ce1">
            <text:p>1739056577</text:p>
          </table:table-cell>
          <table:table-cell office:value-type="float" office:value="1739056578.517" table:style-name="ce1">
            <text:p>17390565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739998817443848" table:formula="of:=[.B176]-[.A176]" table:style-name="ce1">
            <text:p>1.073999882</text:p>
          </table:table-cell>
          <table:table-cell table:style-name="ce1"/>
          <table:table-cell office:value-type="float" office:value="0.50099968910217274" table:formula="of:=[.H176]-[.$H$373]" table:style-name="ce1">
            <text:p>0.50099968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8.543" table:style-name="ce1">
            <text:p>1739056579</text:p>
          </table:table-cell>
          <table:table-cell office:value-type="float" office:value="1739056579.54" table:style-name="ce1">
            <text:p>17390565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99997901916504" table:formula="of:=[.B177]-[.A177]" table:style-name="ce1">
            <text:p>0.996999979</text:p>
          </table:table-cell>
          <table:table-cell table:style-name="ce1"/>
          <table:table-cell office:value-type="float" office:value="0.42399978637695301" table:formula="of:=[.H177]-[.$H$373]" table:style-name="ce1">
            <text:p>0.42399978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79.5090001" table:style-name="ce1">
            <text:p>1739056580</text:p>
          </table:table-cell>
          <table:table-cell office:value-type="float" office:value="1739056580.5369999" table:style-name="ce1">
            <text:p>17390565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79998779296875" table:formula="of:=[.B178]-[.A178]" table:style-name="ce1">
            <text:p>1.027999878</text:p>
          </table:table-cell>
          <table:table-cell table:style-name="ce1"/>
          <table:table-cell office:value-type="float" office:value="0.45499968528747547" table:formula="of:=[.H178]-[.$H$373]" table:style-name="ce1">
            <text:p>0.45499968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0.576" table:style-name="ce1">
            <text:p>1739056581</text:p>
          </table:table-cell>
          <table:table-cell office:value-type="float" office:value="1739056581.477" table:style-name="ce1">
            <text:p>17390565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00002288818359" table:formula="of:=[.B179]-[.A179]" table:style-name="ce1">
            <text:p>0.901000023</text:p>
          </table:table-cell>
          <table:table-cell table:style-name="ce1"/>
          <table:table-cell office:value-type="float" office:value="0.32799983024597157" table:formula="of:=[.H179]-[.$H$373]" table:style-name="ce1">
            <text:p>0.3279998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1.609" table:style-name="ce1">
            <text:p>1739056582</text:p>
          </table:table-cell>
          <table:table-cell office:value-type="float" office:value="1739056582.493" table:style-name="ce1">
            <text:p>17390565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00006294250488" table:formula="of:=[.B180]-[.A180]" table:style-name="ce1">
            <text:p>0.884000063</text:p>
          </table:table-cell>
          <table:table-cell table:style-name="ce1"/>
          <table:table-cell office:value-type="float" office:value="0.31099987030029286" table:formula="of:=[.H180]-[.$H$373]" table:style-name="ce1">
            <text:p>0.310999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2.5090001" table:style-name="ce1">
            <text:p>1739056583</text:p>
          </table:table-cell>
          <table:table-cell office:value-type="float" office:value="1739056583.503" table:style-name="ce1">
            <text:p>17390565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399995803833008" table:formula="of:=[.B181]-[.A181]" table:style-name="ce1">
            <text:p>0.993999958</text:p>
          </table:table-cell>
          <table:table-cell table:style-name="ce1"/>
          <table:table-cell office:value-type="float" office:value="0.42099976539611805" table:formula="of:=[.H181]-[.$H$373]" table:style-name="ce1">
            <text:p>0.4209997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2.543" table:style-name="ce1">
            <text:p>1739056583</text:p>
          </table:table-cell>
          <table:table-cell office:value-type="float" office:value="1739056583.799" table:style-name="ce1">
            <text:p>17390565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560000419616699" table:formula="of:=[.B182]-[.A182]" table:style-name="ce1">
            <text:p>1.256000042</text:p>
          </table:table-cell>
          <table:table-cell table:style-name="ce1"/>
          <table:table-cell office:value-type="float" office:value="0.6829998493194579" table:formula="of:=[.H182]-[.$H$373]" table:style-name="ce1">
            <text:p>0.6829998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3.543" table:style-name="ce1">
            <text:p>1739056584</text:p>
          </table:table-cell>
          <table:table-cell office:value-type="float" office:value="1739056584.494" table:style-name="ce1">
            <text:p>17390565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99997520446777" table:formula="of:=[.B183]-[.A183]" table:style-name="ce1">
            <text:p>0.950999975</text:p>
          </table:table-cell>
          <table:table-cell table:style-name="ce1"/>
          <table:table-cell office:value-type="float" office:value="0.37799978256225575" table:formula="of:=[.H183]-[.$H$373]" table:style-name="ce1">
            <text:p>0.37799978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3.576" table:style-name="ce1">
            <text:p>1739056584</text:p>
          </table:table-cell>
          <table:table-cell office:value-type="float" office:value="1739056584.793" table:style-name="ce1">
            <text:p>17390565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170000076293945" table:formula="of:=[.B184]-[.A184]" table:style-name="ce1">
            <text:p>1.217000008</text:p>
          </table:table-cell>
          <table:table-cell table:style-name="ce1"/>
          <table:table-cell office:value-type="float" office:value="0.64399981498718251" table:formula="of:=[.H184]-[.$H$373]" table:style-name="ce1">
            <text:p>0.64399981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4.609" table:style-name="ce1">
            <text:p>1739056585</text:p>
          </table:table-cell>
          <table:table-cell office:value-type="float" office:value="1739056585.506" table:style-name="ce1">
            <text:p>17390565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700007438659668" table:formula="of:=[.B185]-[.A185]" table:style-name="ce1">
            <text:p>0.897000074</text:p>
          </table:table-cell>
          <table:table-cell table:style-name="ce1"/>
          <table:table-cell office:value-type="float" office:value="0.32399988174438465" table:formula="of:=[.H185]-[.$H$373]" table:style-name="ce1">
            <text:p>0.32399988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5.576" table:style-name="ce1">
            <text:p>1739056586</text:p>
          </table:table-cell>
          <table:table-cell office:value-type="float" office:value="1739056586.5139999" table:style-name="ce1">
            <text:p>17390565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99996376037598" table:formula="of:=[.B186]-[.A186]" table:style-name="ce1">
            <text:p>0.937999964</text:p>
          </table:table-cell>
          <table:table-cell table:style-name="ce1"/>
          <table:table-cell office:value-type="float" office:value="0.36499977111816395" table:formula="of:=[.H186]-[.$H$373]" table:style-name="ce1">
            <text:p>0.36499977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6.4760001" table:style-name="ce1">
            <text:p>1739056586</text:p>
          </table:table-cell>
          <table:table-cell office:value-type="float" office:value="1739056587.54" table:style-name="ce1">
            <text:p>17390565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39998912811279" table:formula="of:=[.B187]-[.A187]" table:style-name="ce1">
            <text:p>1.063999891</text:p>
          </table:table-cell>
          <table:table-cell table:style-name="ce1"/>
          <table:table-cell office:value-type="float" office:value="0.4909996986389159" table:formula="of:=[.H187]-[.$H$373]" table:style-name="ce1">
            <text:p>0.49099969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7.576" table:style-name="ce1">
            <text:p>1739056588</text:p>
          </table:table-cell>
          <table:table-cell office:value-type="float" office:value="1739056588.5109999" table:style-name="ce1">
            <text:p>17390565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499994277954102" table:formula="of:=[.B188]-[.A188]" table:style-name="ce1">
            <text:p>0.934999943</text:p>
          </table:table-cell>
          <table:table-cell table:style-name="ce1"/>
          <table:table-cell office:value-type="float" office:value="0.36199975013732899" table:formula="of:=[.H188]-[.$H$373]" table:style-name="ce1">
            <text:p>0.361999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8.543" table:style-name="ce1">
            <text:p>1739056589</text:p>
          </table:table-cell>
          <table:table-cell office:value-type="float" office:value="1739056589.6099999" table:style-name="ce1">
            <text:p>17390565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69999122619629" table:formula="of:=[.B189]-[.A189]" table:style-name="ce1">
            <text:p>1.066999912</text:p>
          </table:table-cell>
          <table:table-cell table:style-name="ce1"/>
          <table:table-cell office:value-type="float" office:value="0.49399971961975087" table:formula="of:=[.H189]-[.$H$373]" table:style-name="ce1">
            <text:p>0.4939997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89.6760001" table:style-name="ce1">
            <text:p>1739056590</text:p>
          </table:table-cell>
          <table:table-cell office:value-type="float" office:value="1739056590.552" table:style-name="ce1">
            <text:p>17390565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599992752075195" table:formula="of:=[.B190]-[.A190]" table:style-name="ce1">
            <text:p>0.875999928</text:p>
          </table:table-cell>
          <table:table-cell table:style-name="ce1"/>
          <table:table-cell office:value-type="float" office:value="0.30299973487853993" table:formula="of:=[.H190]-[.$H$373]" table:style-name="ce1">
            <text:p>0.30299973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0.576" table:style-name="ce1">
            <text:p>1739056591</text:p>
          </table:table-cell>
          <table:table-cell office:value-type="float" office:value="1739056591.5220001" table:style-name="ce1">
            <text:p>17390565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600009918212891" table:formula="of:=[.B191]-[.A191]" table:style-name="ce1">
            <text:p>0.946000099</text:p>
          </table:table-cell>
          <table:table-cell table:style-name="ce1"/>
          <table:table-cell office:value-type="float" office:value="0.37299990653991688" table:formula="of:=[.H191]-[.$H$373]" table:style-name="ce1">
            <text:p>0.37299990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1.6429999" table:style-name="ce1">
            <text:p>1739056592</text:p>
          </table:table-cell>
          <table:table-cell office:value-type="float" office:value="1739056592.5409999" table:style-name="ce1">
            <text:p>17390565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800000190734863" table:formula="of:=[.B192]-[.A192]" table:style-name="ce1">
            <text:p>0.898000002</text:p>
          </table:table-cell>
          <table:table-cell table:style-name="ce1"/>
          <table:table-cell office:value-type="float" office:value="0.32499980926513661" table:formula="of:=[.H192]-[.$H$373]" table:style-name="ce1">
            <text:p>0.32499980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2.576" table:style-name="ce1">
            <text:p>1739056593</text:p>
          </table:table-cell>
          <table:table-cell office:value-type="float" office:value="1739056593.526" table:style-name="ce1">
            <text:p>17390565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00004768371582" table:formula="of:=[.B193]-[.A193]" table:style-name="ce1">
            <text:p>0.950000048</text:p>
          </table:table-cell>
          <table:table-cell table:style-name="ce1"/>
          <table:table-cell office:value-type="float" office:value="0.3769998550415038" table:formula="of:=[.H193]-[.$H$373]" table:style-name="ce1">
            <text:p>0.37699985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3.576" table:style-name="ce1">
            <text:p>1739056594</text:p>
          </table:table-cell>
          <table:table-cell office:value-type="float" office:value="1739056594.5350001" table:style-name="ce1">
            <text:p>17390565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90001106262207" table:formula="of:=[.B194]-[.A194]" table:style-name="ce1">
            <text:p>0.959000111</text:p>
          </table:table-cell>
          <table:table-cell table:style-name="ce1"/>
          <table:table-cell office:value-type="float" office:value="0.38599991798400868" table:formula="of:=[.H194]-[.$H$373]" table:style-name="ce1">
            <text:p>0.38599991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4.6760001" table:style-name="ce1">
            <text:p>1739056595</text:p>
          </table:table-cell>
          <table:table-cell office:value-type="float" office:value="1739056595.52" table:style-name="ce1">
            <text:p>17390565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4399986267089844" table:formula="of:=[.B195]-[.A195]" table:style-name="ce1">
            <text:p>0.843999863</text:p>
          </table:table-cell>
          <table:table-cell table:style-name="ce1"/>
          <table:table-cell office:value-type="float" office:value="0.27099967002868641" table:formula="of:=[.H195]-[.$H$373]" table:style-name="ce1">
            <text:p>0.2709996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5.576" table:style-name="ce1">
            <text:p>1739056596</text:p>
          </table:table-cell>
          <table:table-cell office:value-type="float" office:value="1739056596.5899999" table:style-name="ce1">
            <text:p>17390565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39999389648438" table:formula="of:=[.B196]-[.A196]" table:style-name="ce1">
            <text:p>1.013999939</text:p>
          </table:table-cell>
          <table:table-cell table:style-name="ce1"/>
          <table:table-cell office:value-type="float" office:value="0.44099974632263172" table:formula="of:=[.H196]-[.$H$373]" table:style-name="ce1">
            <text:p>0.4409997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5.6429999" table:style-name="ce1">
            <text:p>1739056596</text:p>
          </table:table-cell>
          <table:table-cell office:value-type="float" office:value="1739056596.8269999" table:style-name="ce1">
            <text:p>17390565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840000152587891" table:formula="of:=[.B197]-[.A197]" table:style-name="ce1">
            <text:p>1.184000015</text:p>
          </table:table-cell>
          <table:table-cell table:style-name="ce1"/>
          <table:table-cell office:value-type="float" office:value="0.61099982261657704" table:formula="of:=[.H197]-[.$H$373]" table:style-name="ce1">
            <text:p>0.61099982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6.7090001" table:style-name="ce1">
            <text:p>1739056597</text:p>
          </table:table-cell>
          <table:table-cell office:value-type="float" office:value="1739056597.5580001" table:style-name="ce1">
            <text:p>17390565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4899997711181641" table:formula="of:=[.B198]-[.A198]" table:style-name="ce1">
            <text:p>0.848999977</text:p>
          </table:table-cell>
          <table:table-cell table:style-name="ce1"/>
          <table:table-cell office:value-type="float" office:value="0.27599978446960438" table:formula="of:=[.H198]-[.$H$373]" table:style-name="ce1">
            <text:p>0.2759997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7.609" table:style-name="ce1">
            <text:p>1739056598</text:p>
          </table:table-cell>
          <table:table-cell office:value-type="float" office:value="1739056598.553" table:style-name="ce1">
            <text:p>17390565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199]-[.A199]" table:style-name="ce1">
            <text:p>0.944000006</text:p>
          </table:table-cell>
          <table:table-cell table:style-name="ce1"/>
          <table:table-cell office:value-type="float" office:value="0.37099981307983387" table:formula="of:=[.H199]-[.$H$373]" table:style-name="ce1">
            <text:p>0.37099981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8.609" table:style-name="ce1">
            <text:p>1739056599</text:p>
          </table:table-cell>
          <table:table-cell office:value-type="float" office:value="1739056599.55" table:style-name="ce1">
            <text:p>17390566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200]-[.A200]" table:style-name="ce1">
            <text:p>0.940999985</text:p>
          </table:table-cell>
          <table:table-cell table:style-name="ce1"/>
          <table:table-cell office:value-type="float" office:value="0.36799979209899891" table:formula="of:=[.H200]-[.$H$373]" table:style-name="ce1">
            <text:p>0.3679997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599.6429999" table:style-name="ce1">
            <text:p>1739056600</text:p>
          </table:table-cell>
          <table:table-cell office:value-type="float" office:value="1739056600.5780001" table:style-name="ce1">
            <text:p>17390566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500018119812012" table:formula="of:=[.B201]-[.A201]" table:style-name="ce1">
            <text:p>0.935000181</text:p>
          </table:table-cell>
          <table:table-cell table:style-name="ce1"/>
          <table:table-cell office:value-type="float" office:value="0.36199998855590809" table:formula="of:=[.H201]-[.$H$373]" table:style-name="ce1">
            <text:p>0.36199998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0.576" table:style-name="ce1">
            <text:p>1739056601</text:p>
          </table:table-cell>
          <table:table-cell office:value-type="float" office:value="1739056601.5599999" table:style-name="ce1">
            <text:p>17390566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399996757507324" table:formula="of:=[.B202]-[.A202]" table:style-name="ce1">
            <text:p>0.983999968</text:p>
          </table:table-cell>
          <table:table-cell table:style-name="ce1"/>
          <table:table-cell office:value-type="float" office:value="0.41099977493286122" table:formula="of:=[.H202]-[.$H$373]" table:style-name="ce1">
            <text:p>0.4109997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1.576" table:style-name="ce1">
            <text:p>1739056602</text:p>
          </table:table-cell>
          <table:table-cell office:value-type="float" office:value="1739056602.5669999" table:style-name="ce1">
            <text:p>17390566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099993705749512" table:formula="of:=[.B203]-[.A203]" table:style-name="ce1">
            <text:p>0.990999937</text:p>
          </table:table-cell>
          <table:table-cell table:style-name="ce1"/>
          <table:table-cell office:value-type="float" office:value="0.41799974441528309" table:formula="of:=[.H203]-[.$H$373]" table:style-name="ce1">
            <text:p>0.4179997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2.609" table:style-name="ce1">
            <text:p>1739056603</text:p>
          </table:table-cell>
          <table:table-cell office:value-type="float" office:value="1739056603.549" table:style-name="ce1">
            <text:p>17390566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00005722045898" table:formula="of:=[.B204]-[.A204]" table:style-name="ce1">
            <text:p>0.940000057</text:p>
          </table:table-cell>
          <table:table-cell table:style-name="ce1"/>
          <table:table-cell office:value-type="float" office:value="0.36699986457824696" table:formula="of:=[.H204]-[.$H$373]" table:style-name="ce1">
            <text:p>0.3669998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3.576" table:style-name="ce1">
            <text:p>1739056604</text:p>
          </table:table-cell>
          <table:table-cell office:value-type="float" office:value="1739056604.562" table:style-name="ce1">
            <text:p>17390566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600006103515625" table:formula="of:=[.B205]-[.A205]" table:style-name="ce1">
            <text:p>0.986000061</text:p>
          </table:table-cell>
          <table:table-cell table:style-name="ce1"/>
          <table:table-cell office:value-type="float" office:value="0.41299986839294422" table:formula="of:=[.H205]-[.$H$373]" table:style-name="ce1">
            <text:p>0.41299986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4.6429999" table:style-name="ce1">
            <text:p>1739056605</text:p>
          </table:table-cell>
          <table:table-cell office:value-type="float" office:value="1739056605.5710001" table:style-name="ce1">
            <text:p>17390566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800021171569824" table:formula="of:=[.B206]-[.A206]" table:style-name="ce1">
            <text:p>0.928000212</text:p>
          </table:table-cell>
          <table:table-cell table:style-name="ce1"/>
          <table:table-cell office:value-type="float" office:value="0.35500001907348622" table:formula="of:=[.H206]-[.$H$373]" table:style-name="ce1">
            <text:p>0.35500001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5.543" table:style-name="ce1">
            <text:p>1739056606</text:p>
          </table:table-cell>
          <table:table-cell office:value-type="float" office:value="1739056606.566" table:style-name="ce1">
            <text:p>17390566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30000019073486" table:formula="of:=[.B207]-[.A207]" table:style-name="ce1">
            <text:p>1.023000002</text:p>
          </table:table-cell>
          <table:table-cell table:style-name="ce1"/>
          <table:table-cell office:value-type="float" office:value="0.44999980926513661" table:formula="of:=[.H207]-[.$H$373]" table:style-name="ce1">
            <text:p>0.44999980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5.609" table:style-name="ce1">
            <text:p>1739056606</text:p>
          </table:table-cell>
          <table:table-cell office:value-type="float" office:value="1739056606.862" table:style-name="ce1">
            <text:p>17390566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53000020980835" table:formula="of:=[.B208]-[.A208]" table:style-name="ce1">
            <text:p>1.253000021</text:p>
          </table:table-cell>
          <table:table-cell table:style-name="ce1"/>
          <table:table-cell office:value-type="float" office:value="0.67999982833862294" table:formula="of:=[.H208]-[.$H$373]" table:style-name="ce1">
            <text:p>0.67999982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6.6429999" table:style-name="ce1">
            <text:p>1739056607</text:p>
          </table:table-cell>
          <table:table-cell office:value-type="float" office:value="1739056607.5699999" table:style-name="ce1">
            <text:p>17390566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00004577636719" table:formula="of:=[.B209]-[.A209]" table:style-name="ce1">
            <text:p>0.927000046</text:p>
          </table:table-cell>
          <table:table-cell table:style-name="ce1"/>
          <table:table-cell office:value-type="float" office:value="0.35399985313415516" table:formula="of:=[.H209]-[.$H$373]" table:style-name="ce1">
            <text:p>0.35399985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7.6429999" table:style-name="ce1">
            <text:p>1739056608</text:p>
          </table:table-cell>
          <table:table-cell office:value-type="float" office:value="1739056608.5829999" table:style-name="ce1">
            <text:p>17390566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00005722045898" table:formula="of:=[.B210]-[.A210]" table:style-name="ce1">
            <text:p>0.940000057</text:p>
          </table:table-cell>
          <table:table-cell table:style-name="ce1"/>
          <table:table-cell office:value-type="float" office:value="0.36699986457824696" table:formula="of:=[.H210]-[.$H$373]" table:style-name="ce1">
            <text:p>0.3669998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8.609" table:style-name="ce1">
            <text:p>1739056609</text:p>
          </table:table-cell>
          <table:table-cell office:value-type="float" office:value="1739056609.5710001" table:style-name="ce1">
            <text:p>17390566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200013160705566" table:formula="of:=[.B211]-[.A211]" table:style-name="ce1">
            <text:p>0.962000132</text:p>
          </table:table-cell>
          <table:table-cell table:style-name="ce1"/>
          <table:table-cell office:value-type="float" office:value="0.38899993896484364" table:formula="of:=[.H211]-[.$H$373]" table:style-name="ce1">
            <text:p>0.38899993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09.1760001" table:style-name="ce1">
            <text:p>1739056609</text:p>
          </table:table-cell>
          <table:table-cell office:value-type="float" office:value="1739056610.5780001" table:style-name="ce1">
            <text:p>17390566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019999504089355" table:formula="of:=[.B212]-[.A212]" table:style-name="ce1">
            <text:p>1.40199995</text:p>
          </table:table-cell>
          <table:table-cell table:style-name="ce1"/>
          <table:table-cell office:value-type="float" office:value="0.82899975776672352" table:formula="of:=[.H212]-[.$H$373]" table:style-name="ce1">
            <text:p>0.8289997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0.6429999" table:style-name="ce1">
            <text:p>1739056611</text:p>
          </table:table-cell>
          <table:table-cell office:value-type="float" office:value="1739056611.5810001" table:style-name="ce1">
            <text:p>17390566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800020217895508" table:formula="of:=[.B213]-[.A213]" table:style-name="ce1">
            <text:p>0.938000202</text:p>
          </table:table-cell>
          <table:table-cell table:style-name="ce1"/>
          <table:table-cell office:value-type="float" office:value="0.36500000953674305" table:formula="of:=[.H213]-[.$H$373]" table:style-name="ce1">
            <text:p>0.3650000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1.743" table:style-name="ce1">
            <text:p>1739056612</text:p>
          </table:table-cell>
          <table:table-cell office:value-type="float" office:value="1739056612.645" table:style-name="ce1">
            <text:p>17390566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99995040893555" table:formula="of:=[.B214]-[.A214]" table:style-name="ce1">
            <text:p>0.90199995</text:p>
          </table:table-cell>
          <table:table-cell table:style-name="ce1"/>
          <table:table-cell office:value-type="float" office:value="0.32899975776672352" table:formula="of:=[.H214]-[.$H$373]" table:style-name="ce1">
            <text:p>0.3289997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2.6760001" table:style-name="ce1">
            <text:p>1739056613</text:p>
          </table:table-cell>
          <table:table-cell office:value-type="float" office:value="1739056613.589" table:style-name="ce1">
            <text:p>17390566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299986839294434" table:formula="of:=[.B215]-[.A215]" table:style-name="ce1">
            <text:p>0.912999868</text:p>
          </table:table-cell>
          <table:table-cell table:style-name="ce1"/>
          <table:table-cell office:value-type="float" office:value="0.33999967575073231" table:formula="of:=[.H215]-[.$H$373]" table:style-name="ce1">
            <text:p>0.3399996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3.6760001" table:style-name="ce1">
            <text:p>1739056614</text:p>
          </table:table-cell>
          <table:table-cell office:value-type="float" office:value="1739056614.6040001" table:style-name="ce1">
            <text:p>17390566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99997329711914" table:formula="of:=[.B216]-[.A216]" table:style-name="ce1">
            <text:p>0.927999973</text:p>
          </table:table-cell>
          <table:table-cell table:style-name="ce1"/>
          <table:table-cell office:value-type="float" office:value="0.35499978065490712" table:formula="of:=[.H216]-[.$H$373]" table:style-name="ce1">
            <text:p>0.3549997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4.6760001" table:style-name="ce1">
            <text:p>1739056615</text:p>
          </table:table-cell>
          <table:table-cell office:value-type="float" office:value="1739056615.6040001" table:style-name="ce1">
            <text:p>17390566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99997329711914" table:formula="of:=[.B217]-[.A217]" table:style-name="ce1">
            <text:p>0.927999973</text:p>
          </table:table-cell>
          <table:table-cell table:style-name="ce1"/>
          <table:table-cell office:value-type="float" office:value="0.35499978065490712" table:formula="of:=[.H217]-[.$H$373]" table:style-name="ce1">
            <text:p>0.3549997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5.6760001" table:style-name="ce1">
            <text:p>1739056616</text:p>
          </table:table-cell>
          <table:table-cell office:value-type="float" office:value="1739056616.6470001" table:style-name="ce1">
            <text:p>17390566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099995613098145" table:formula="of:=[.B218]-[.A218]" table:style-name="ce1">
            <text:p>0.970999956</text:p>
          </table:table-cell>
          <table:table-cell table:style-name="ce1"/>
          <table:table-cell office:value-type="float" office:value="0.39799976348876942" table:formula="of:=[.H218]-[.$H$373]" table:style-name="ce1">
            <text:p>0.39799976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6.6760001" table:style-name="ce1">
            <text:p>1739056617</text:p>
          </table:table-cell>
          <table:table-cell office:value-type="float" office:value="1739056617.724" table:style-name="ce1">
            <text:p>17390566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479998588562012" table:formula="of:=[.B219]-[.A219]" table:style-name="ce1">
            <text:p>1.047999859</text:p>
          </table:table-cell>
          <table:table-cell table:style-name="ce1"/>
          <table:table-cell office:value-type="float" office:value="0.47499966621398915" table:formula="of:=[.H219]-[.$H$373]" table:style-name="ce1">
            <text:p>0.4749996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7.6429999" table:style-name="ce1">
            <text:p>1739056618</text:p>
          </table:table-cell>
          <table:table-cell office:value-type="float" office:value="1739056618.595" table:style-name="ce1">
            <text:p>17390566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200014114379883" table:formula="of:=[.B220]-[.A220]" table:style-name="ce1">
            <text:p>0.952000141</text:p>
          </table:table-cell>
          <table:table-cell table:style-name="ce1"/>
          <table:table-cell office:value-type="float" office:value="0.3789999485015868" table:formula="of:=[.H220]-[.$H$373]" table:style-name="ce1">
            <text:p>0.3789999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8.6429999" table:style-name="ce1">
            <text:p>1739056619</text:p>
          </table:table-cell>
          <table:table-cell office:value-type="float" office:value="1739056619.596" table:style-name="ce1">
            <text:p>17390566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221]-[.A221]" table:style-name="ce1">
            <text:p>0.953000069</text:p>
          </table:table-cell>
          <table:table-cell table:style-name="ce1"/>
          <table:table-cell office:value-type="float" office:value="0.37999987602233876" table:formula="of:=[.H221]-[.$H$373]" table:style-name="ce1">
            <text:p>0.3799998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19.7090001" table:style-name="ce1">
            <text:p>1739056620</text:p>
          </table:table-cell>
          <table:table-cell office:value-type="float" office:value="1739056620.6099999" table:style-name="ce1">
            <text:p>17390566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099978446960449" table:formula="of:=[.B222]-[.A222]" table:style-name="ce1">
            <text:p>0.900999784</text:p>
          </table:table-cell>
          <table:table-cell table:style-name="ce1"/>
          <table:table-cell office:value-type="float" office:value="0.32799959182739247" table:formula="of:=[.H222]-[.$H$373]" table:style-name="ce1">
            <text:p>0.3279995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0.6429999" table:style-name="ce1">
            <text:p>1739056621</text:p>
          </table:table-cell>
          <table:table-cell office:value-type="float" office:value="1739056621.5940001" table:style-name="ce1">
            <text:p>17390566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100021362304688" table:formula="of:=[.B223]-[.A223]" table:style-name="ce1">
            <text:p>0.951000214</text:p>
          </table:table-cell>
          <table:table-cell table:style-name="ce1"/>
          <table:table-cell office:value-type="float" office:value="0.37800002098083485" table:formula="of:=[.H223]-[.$H$373]" table:style-name="ce1">
            <text:p>0.37800002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1.71" table:style-name="ce1">
            <text:p>1739056622</text:p>
          </table:table-cell>
          <table:table-cell office:value-type="float" office:value="1739056622.7060001" table:style-name="ce1">
            <text:p>17390566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00005149841309" table:formula="of:=[.B224]-[.A224]" table:style-name="ce1">
            <text:p>0.996000051</text:p>
          </table:table-cell>
          <table:table-cell table:style-name="ce1"/>
          <table:table-cell office:value-type="float" office:value="0.42299985885620106" table:formula="of:=[.H224]-[.$H$373]" table:style-name="ce1">
            <text:p>0.42299985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2.6760001" table:style-name="ce1">
            <text:p>1739056623</text:p>
          </table:table-cell>
          <table:table-cell office:value-type="float" office:value="1739056623.608" table:style-name="ce1">
            <text:p>17390566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199992179870605" table:formula="of:=[.B225]-[.A225]" table:style-name="ce1">
            <text:p>0.931999922</text:p>
          </table:table-cell>
          <table:table-cell table:style-name="ce1"/>
          <table:table-cell office:value-type="float" office:value="0.35899972915649403" table:formula="of:=[.H225]-[.$H$373]" table:style-name="ce1">
            <text:p>0.35899972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3.6760001" table:style-name="ce1">
            <text:p>1739056624</text:p>
          </table:table-cell>
          <table:table-cell office:value-type="float" office:value="1739056624.6059999" table:style-name="ce1">
            <text:p>17390566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999982833862305" table:formula="of:=[.B226]-[.A226]" table:style-name="ce1">
            <text:p>0.929999828</text:p>
          </table:table-cell>
          <table:table-cell table:style-name="ce1"/>
          <table:table-cell office:value-type="float" office:value="0.35699963569641102" table:formula="of:=[.H226]-[.$H$373]" table:style-name="ce1">
            <text:p>0.35699963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4.71" table:style-name="ce1">
            <text:p>1739056625</text:p>
          </table:table-cell>
          <table:table-cell office:value-type="float" office:value="1739056625.6210001" table:style-name="ce1">
            <text:p>17390566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100001335144043" table:formula="of:=[.B227]-[.A227]" table:style-name="ce1">
            <text:p>0.911000013</text:p>
          </table:table-cell>
          <table:table-cell table:style-name="ce1"/>
          <table:table-cell office:value-type="float" office:value="0.3379998207092284" table:formula="of:=[.H227]-[.$H$373]" table:style-name="ce1">
            <text:p>0.33799982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5.6760001" table:style-name="ce1">
            <text:p>1739056626</text:p>
          </table:table-cell>
          <table:table-cell office:value-type="float" office:value="1739056626.6099999" table:style-name="ce1">
            <text:p>17390566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399977684020996" table:formula="of:=[.B228]-[.A228]" table:style-name="ce1">
            <text:p>0.933999777</text:p>
          </table:table-cell>
          <table:table-cell table:style-name="ce1"/>
          <table:table-cell office:value-type="float" office:value="0.36099958419799794" table:formula="of:=[.H228]-[.$H$373]" table:style-name="ce1">
            <text:p>0.3609995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6.71" table:style-name="ce1">
            <text:p>1739056627</text:p>
          </table:table-cell>
          <table:table-cell office:value-type="float" office:value="1739056627.615" table:style-name="ce1">
            <text:p>17390566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499997138977051" table:formula="of:=[.B229]-[.A229]" table:style-name="ce1">
            <text:p>0.904999971</text:p>
          </table:table-cell>
          <table:table-cell table:style-name="ce1"/>
          <table:table-cell office:value-type="float" office:value="0.33199977874755848" table:formula="of:=[.H229]-[.$H$373]" table:style-name="ce1">
            <text:p>0.33199977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7.6760001" table:style-name="ce1">
            <text:p>1739056628</text:p>
          </table:table-cell>
          <table:table-cell office:value-type="float" office:value="1739056628.6070001" table:style-name="ce1">
            <text:p>17390566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9999942779541" table:formula="of:=[.B230]-[.A230]" table:style-name="ce1">
            <text:p>0.930999994</text:p>
          </table:table-cell>
          <table:table-cell table:style-name="ce1"/>
          <table:table-cell office:value-type="float" office:value="0.35799980163574208" table:formula="of:=[.H230]-[.$H$373]" table:style-name="ce1">
            <text:p>0.35799980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8.71" table:style-name="ce1">
            <text:p>1739056629</text:p>
          </table:table-cell>
          <table:table-cell office:value-type="float" office:value="1739056629.642" table:style-name="ce1">
            <text:p>17390566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199992179870605" table:formula="of:=[.B231]-[.A231]" table:style-name="ce1">
            <text:p>0.931999922</text:p>
          </table:table-cell>
          <table:table-cell table:style-name="ce1"/>
          <table:table-cell office:value-type="float" office:value="0.35899972915649403" table:formula="of:=[.H231]-[.$H$373]" table:style-name="ce1">
            <text:p>0.35899972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29.743" table:style-name="ce1">
            <text:p>1739056630</text:p>
          </table:table-cell>
          <table:table-cell office:value-type="float" office:value="1739056630.628" table:style-name="ce1">
            <text:p>17390566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232]-[.A232]" table:style-name="ce1">
            <text:p>0.88499999</text:p>
          </table:table-cell>
          <table:table-cell table:style-name="ce1"/>
          <table:table-cell office:value-type="float" office:value="0.31199979782104481" table:formula="of:=[.H232]-[.$H$373]" table:style-name="ce1">
            <text:p>0.3119997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0.6760001" table:style-name="ce1">
            <text:p>1739056631</text:p>
          </table:table-cell>
          <table:table-cell office:value-type="float" office:value="1739056631.641" table:style-name="ce1">
            <text:p>17390566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499991416931152" table:formula="of:=[.B233]-[.A233]" table:style-name="ce1">
            <text:p>0.964999914</text:p>
          </table:table-cell>
          <table:table-cell table:style-name="ce1"/>
          <table:table-cell office:value-type="float" office:value="0.3919997215270995" table:formula="of:=[.H233]-[.$H$373]" table:style-name="ce1">
            <text:p>0.39199972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1.6760001" table:style-name="ce1">
            <text:p>1739056632</text:p>
          </table:table-cell>
          <table:table-cell office:value-type="float" office:value="1739056632.6489999" table:style-name="ce1">
            <text:p>17390566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299981117248535" table:formula="of:=[.B234]-[.A234]" table:style-name="ce1">
            <text:p>0.972999811</text:p>
          </table:table-cell>
          <table:table-cell table:style-name="ce1"/>
          <table:table-cell office:value-type="float" office:value="0.39999961853027333" table:formula="of:=[.H234]-[.$H$373]" table:style-name="ce1">
            <text:p>0.39999961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2.71" table:style-name="ce1">
            <text:p>1739056633</text:p>
          </table:table-cell>
          <table:table-cell office:value-type="float" office:value="1739056633.6300001" table:style-name="ce1">
            <text:p>17390566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000007629394531" table:formula="of:=[.B235]-[.A235]" table:style-name="ce1">
            <text:p>0.920000076</text:p>
          </table:table-cell>
          <table:table-cell table:style-name="ce1"/>
          <table:table-cell office:value-type="float" office:value="0.34699988365173329" table:formula="of:=[.H235]-[.$H$373]" table:style-name="ce1">
            <text:p>0.3469998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3.776" table:style-name="ce1">
            <text:p>1739056634</text:p>
          </table:table-cell>
          <table:table-cell office:value-type="float" office:value="1739056634.6400001" table:style-name="ce1">
            <text:p>17390566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400008201599121" table:formula="of:=[.B236]-[.A236]" table:style-name="ce1">
            <text:p>0.864000082</text:p>
          </table:table-cell>
          <table:table-cell table:style-name="ce1"/>
          <table:table-cell office:value-type="float" office:value="0.29099988937377919" table:formula="of:=[.H236]-[.$H$373]" table:style-name="ce1">
            <text:p>0.29099988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4.71" table:style-name="ce1">
            <text:p>1739056635</text:p>
          </table:table-cell>
          <table:table-cell office:value-type="float" office:value="1739056635.6659999" table:style-name="ce1">
            <text:p>17390566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599985122680664" table:formula="of:=[.B237]-[.A237]" table:style-name="ce1">
            <text:p>0.955999851</text:p>
          </table:table-cell>
          <table:table-cell table:style-name="ce1"/>
          <table:table-cell office:value-type="float" office:value="0.38299965858459462" table:formula="of:=[.H237]-[.$H$373]" table:style-name="ce1">
            <text:p>0.38299965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5.71" table:style-name="ce1">
            <text:p>1739056636</text:p>
          </table:table-cell>
          <table:table-cell office:value-type="float" office:value="1739056636.737" table:style-name="ce1">
            <text:p>17390566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69999504089355" table:formula="of:=[.B238]-[.A238]" table:style-name="ce1">
            <text:p>1.02699995</text:p>
          </table:table-cell>
          <table:table-cell table:style-name="ce1"/>
          <table:table-cell office:value-type="float" office:value="0.45399975776672352" table:formula="of:=[.H238]-[.$H$373]" table:style-name="ce1">
            <text:p>0.4539997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6.71" table:style-name="ce1">
            <text:p>1739056637</text:p>
          </table:table-cell>
          <table:table-cell office:value-type="float" office:value="1739056637.661" table:style-name="ce1">
            <text:p>17390566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99997520446777" table:formula="of:=[.B239]-[.A239]" table:style-name="ce1">
            <text:p>0.950999975</text:p>
          </table:table-cell>
          <table:table-cell table:style-name="ce1"/>
          <table:table-cell office:value-type="float" office:value="0.37799978256225575" table:formula="of:=[.H239]-[.$H$373]" table:style-name="ce1">
            <text:p>0.37799978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7.8099999" table:style-name="ce1">
            <text:p>1739056638</text:p>
          </table:table-cell>
          <table:table-cell office:value-type="float" office:value="1739056638.6670001" table:style-name="ce1">
            <text:p>17390566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700011253356934" table:formula="of:=[.B240]-[.A240]" table:style-name="ce1">
            <text:p>0.857000113</text:p>
          </table:table-cell>
          <table:table-cell table:style-name="ce1"/>
          <table:table-cell office:value-type="float" office:value="0.28399991989135731" table:formula="of:=[.H240]-[.$H$373]" table:style-name="ce1">
            <text:p>0.283999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8.743" table:style-name="ce1">
            <text:p>1739056639</text:p>
          </table:table-cell>
          <table:table-cell office:value-type="float" office:value="1739056639.6689999" table:style-name="ce1">
            <text:p>17390566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99987983703613" table:formula="of:=[.B241]-[.A241]" table:style-name="ce1">
            <text:p>0.92599988</text:p>
          </table:table-cell>
          <table:table-cell table:style-name="ce1"/>
          <table:table-cell office:value-type="float" office:value="0.35299968719482411" table:formula="of:=[.H241]-[.$H$373]" table:style-name="ce1">
            <text:p>0.3529996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39.8099999" table:style-name="ce1">
            <text:p>1739056640</text:p>
          </table:table-cell>
          <table:table-cell office:value-type="float" office:value="1739056640.6760001" table:style-name="ce1">
            <text:p>17390566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600017547607422" table:formula="of:=[.B242]-[.A242]" table:style-name="ce1">
            <text:p>0.866000175</text:p>
          </table:table-cell>
          <table:table-cell table:style-name="ce1"/>
          <table:table-cell office:value-type="float" office:value="0.29299998283386219" table:formula="of:=[.H242]-[.$H$373]" table:style-name="ce1">
            <text:p>0.29299998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0.743" table:style-name="ce1">
            <text:p>1739056641</text:p>
          </table:table-cell>
          <table:table-cell office:value-type="float" office:value="1739056641.6530001" table:style-name="ce1">
            <text:p>17390566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000008583068848" table:formula="of:=[.B243]-[.A243]" table:style-name="ce1">
            <text:p>0.910000086</text:p>
          </table:table-cell>
          <table:table-cell table:style-name="ce1"/>
          <table:table-cell office:value-type="float" office:value="0.33699989318847645" table:formula="of:=[.H243]-[.$H$373]" table:style-name="ce1">
            <text:p>0.33699989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1.776" table:style-name="ce1">
            <text:p>1739056642</text:p>
          </table:table-cell>
          <table:table-cell office:value-type="float" office:value="1739056642.661" table:style-name="ce1">
            <text:p>17390566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499999046325684" table:formula="of:=[.B244]-[.A244]" table:style-name="ce1">
            <text:p>0.88499999</text:p>
          </table:table-cell>
          <table:table-cell table:style-name="ce1"/>
          <table:table-cell office:value-type="float" office:value="0.31199979782104481" table:formula="of:=[.H244]-[.$H$373]" table:style-name="ce1">
            <text:p>0.3119997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2.8099999" table:style-name="ce1">
            <text:p>1739056643</text:p>
          </table:table-cell>
          <table:table-cell office:value-type="float" office:value="1739056643.6889999" table:style-name="ce1">
            <text:p>17390566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899994850158691" table:formula="of:=[.B245]-[.A245]" table:style-name="ce1">
            <text:p>0.878999949</text:p>
          </table:table-cell>
          <table:table-cell table:style-name="ce1"/>
          <table:table-cell office:value-type="float" office:value="0.30599975585937489" table:formula="of:=[.H245]-[.$H$373]" table:style-name="ce1">
            <text:p>0.30599975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3.8099999" table:style-name="ce1">
            <text:p>1739056644</text:p>
          </table:table-cell>
          <table:table-cell office:value-type="float" office:value="1739056644.6619999" table:style-name="ce1">
            <text:p>17390566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199999809265137" table:formula="of:=[.B246]-[.A246]" table:style-name="ce1">
            <text:p>0.851999998</text:p>
          </table:table-cell>
          <table:table-cell table:style-name="ce1"/>
          <table:table-cell office:value-type="float" office:value="0.27899980545043934" table:formula="of:=[.H246]-[.$H$373]" table:style-name="ce1">
            <text:p>0.27899980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4.743" table:style-name="ce1">
            <text:p>1739056645</text:p>
          </table:table-cell>
          <table:table-cell office:value-type="float" office:value="1739056645.671" table:style-name="ce1">
            <text:p>17390566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99997329711914" table:formula="of:=[.B247]-[.A247]" table:style-name="ce1">
            <text:p>0.927999973</text:p>
          </table:table-cell>
          <table:table-cell table:style-name="ce1"/>
          <table:table-cell office:value-type="float" office:value="0.35499978065490712" table:formula="of:=[.H247]-[.$H$373]" table:style-name="ce1">
            <text:p>0.3549997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5.8099999" table:style-name="ce1">
            <text:p>1739056646</text:p>
          </table:table-cell>
          <table:table-cell office:value-type="float" office:value="1739056646.671" table:style-name="ce1">
            <text:p>17390566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100006103515625" table:formula="of:=[.B248]-[.A248]" table:style-name="ce1">
            <text:p>0.861000061</text:p>
          </table:table-cell>
          <table:table-cell table:style-name="ce1"/>
          <table:table-cell office:value-type="float" office:value="0.28799986839294422" table:formula="of:=[.H248]-[.$H$373]" table:style-name="ce1">
            <text:p>0.28799986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6.71" table:style-name="ce1">
            <text:p>1739056647</text:p>
          </table:table-cell>
          <table:table-cell office:value-type="float" office:value="1739056647.6849999" table:style-name="ce1">
            <text:p>17390566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499990463256836" table:formula="of:=[.B249]-[.A249]" table:style-name="ce1">
            <text:p>0.974999905</text:p>
          </table:table-cell>
          <table:table-cell table:style-name="ce1"/>
          <table:table-cell office:value-type="float" office:value="0.40199971199035633" table:formula="of:=[.H249]-[.$H$373]" table:style-name="ce1">
            <text:p>0.40199971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7.8099999" table:style-name="ce1">
            <text:p>1739056648</text:p>
          </table:table-cell>
          <table:table-cell office:value-type="float" office:value="1739056648.6819999" table:style-name="ce1">
            <text:p>17390566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199997901916504" table:formula="of:=[.B250]-[.A250]" table:style-name="ce1">
            <text:p>0.871999979</text:p>
          </table:table-cell>
          <table:table-cell table:style-name="ce1"/>
          <table:table-cell office:value-type="float" office:value="0.29899978637695301" table:formula="of:=[.H250]-[.$H$373]" table:style-name="ce1">
            <text:p>0.29899978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8.743" table:style-name="ce1">
            <text:p>1739056649</text:p>
          </table:table-cell>
          <table:table-cell office:value-type="float" office:value="1739056649.6949999" table:style-name="ce1">
            <text:p>17390566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199990272521973" table:formula="of:=[.B251]-[.A251]" table:style-name="ce1">
            <text:p>0.951999903</text:p>
          </table:table-cell>
          <table:table-cell table:style-name="ce1"/>
          <table:table-cell office:value-type="float" office:value="0.3789997100830077" table:formula="of:=[.H251]-[.$H$373]" table:style-name="ce1">
            <text:p>0.3789997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49.743" table:style-name="ce1">
            <text:p>1739056650</text:p>
          </table:table-cell>
          <table:table-cell office:value-type="float" office:value="1739056650.687" table:style-name="ce1">
            <text:p>17390566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40000057220459" table:formula="of:=[.B252]-[.A252]" table:style-name="ce1">
            <text:p>0.944000006</text:p>
          </table:table-cell>
          <table:table-cell table:style-name="ce1"/>
          <table:table-cell office:value-type="float" office:value="0.37099981307983387" table:formula="of:=[.H252]-[.$H$373]" table:style-name="ce1">
            <text:p>0.37099981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0.776" table:style-name="ce1">
            <text:p>1739056651</text:p>
          </table:table-cell>
          <table:table-cell office:value-type="float" office:value="1739056651.816" table:style-name="ce1">
            <text:p>17390566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99999618530273" table:formula="of:=[.B253]-[.A253]" table:style-name="ce1">
            <text:p>1.039999962</text:p>
          </table:table-cell>
          <table:table-cell table:style-name="ce1"/>
          <table:table-cell office:value-type="float" office:value="0.46699976921081532" table:formula="of:=[.H253]-[.$H$373]" table:style-name="ce1">
            <text:p>0.46699976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1.776" table:style-name="ce1">
            <text:p>1739056652</text:p>
          </table:table-cell>
          <table:table-cell office:value-type="float" office:value="1739056652.723" table:style-name="ce1">
            <text:p>17390566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00002670288086" table:formula="of:=[.B254]-[.A254]" table:style-name="ce1">
            <text:p>0.947000027</text:p>
          </table:table-cell>
          <table:table-cell table:style-name="ce1"/>
          <table:table-cell office:value-type="float" office:value="0.37399983406066883" table:formula="of:=[.H254]-[.$H$373]" table:style-name="ce1">
            <text:p>0.37399983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2.6760001" table:style-name="ce1">
            <text:p>1739056653</text:p>
          </table:table-cell>
          <table:table-cell office:value-type="float" office:value="1739056653.7090001" table:style-name="ce1">
            <text:p>17390566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29999923706055" table:formula="of:=[.B255]-[.A255]" table:style-name="ce1">
            <text:p>1.032999992</text:p>
          </table:table-cell>
          <table:table-cell table:style-name="ce1"/>
          <table:table-cell office:value-type="float" office:value="0.45999979972839344" table:formula="of:=[.H255]-[.$H$373]" table:style-name="ce1">
            <text:p>0.459999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3.776" table:style-name="ce1">
            <text:p>1739056654</text:p>
          </table:table-cell>
          <table:table-cell office:value-type="float" office:value="1739056654.723" table:style-name="ce1">
            <text:p>17390566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700002670288086" table:formula="of:=[.B256]-[.A256]" table:style-name="ce1">
            <text:p>0.947000027</text:p>
          </table:table-cell>
          <table:table-cell table:style-name="ce1"/>
          <table:table-cell office:value-type="float" office:value="0.37399983406066883" table:formula="of:=[.H256]-[.$H$373]" table:style-name="ce1">
            <text:p>0.37399983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4.8099999" table:style-name="ce1">
            <text:p>1739056655</text:p>
          </table:table-cell>
          <table:table-cell office:value-type="float" office:value="1739056655.7119999" table:style-name="ce1">
            <text:p>17390566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199995040893555" table:formula="of:=[.B257]-[.A257]" table:style-name="ce1">
            <text:p>0.90199995</text:p>
          </table:table-cell>
          <table:table-cell table:style-name="ce1"/>
          <table:table-cell office:value-type="float" office:value="0.32899975776672352" table:formula="of:=[.H257]-[.$H$373]" table:style-name="ce1">
            <text:p>0.32899975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5.8429999" table:style-name="ce1">
            <text:p>1739056656</text:p>
          </table:table-cell>
          <table:table-cell office:value-type="float" office:value="1739056656.6949999" table:style-name="ce1">
            <text:p>17390566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199999809265137" table:formula="of:=[.B258]-[.A258]" table:style-name="ce1">
            <text:p>0.851999998</text:p>
          </table:table-cell>
          <table:table-cell table:style-name="ce1"/>
          <table:table-cell office:value-type="float" office:value="0.27899980545043934" table:formula="of:=[.H258]-[.$H$373]" table:style-name="ce1">
            <text:p>0.27899980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6.743" table:style-name="ce1">
            <text:p>1739056657</text:p>
          </table:table-cell>
          <table:table-cell office:value-type="float" office:value="1739056657.7049999" table:style-name="ce1">
            <text:p>17390566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199989318847656" table:formula="of:=[.B259]-[.A259]" table:style-name="ce1">
            <text:p>0.961999893</text:p>
          </table:table-cell>
          <table:table-cell table:style-name="ce1"/>
          <table:table-cell office:value-type="float" office:value="0.38899970054626454" table:formula="of:=[.H259]-[.$H$373]" table:style-name="ce1">
            <text:p>0.38899970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7.6760001" table:style-name="ce1">
            <text:p>1739056658</text:p>
          </table:table-cell>
          <table:table-cell office:value-type="float" office:value="1739056658.7019999" table:style-name="ce1">
            <text:p>17390566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259997844696045" table:formula="of:=[.B260]-[.A260]" table:style-name="ce1">
            <text:p>1.025999784</text:p>
          </table:table-cell>
          <table:table-cell table:style-name="ce1"/>
          <table:table-cell office:value-type="float" office:value="0.45299959182739247" table:formula="of:=[.H260]-[.$H$373]" table:style-name="ce1">
            <text:p>0.4529995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8.71" table:style-name="ce1">
            <text:p>1739056659</text:p>
          </table:table-cell>
          <table:table-cell office:value-type="float" office:value="1739056659.7060001" table:style-name="ce1">
            <text:p>17390566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600005149841309" table:formula="of:=[.B261]-[.A261]" table:style-name="ce1">
            <text:p>0.996000051</text:p>
          </table:table-cell>
          <table:table-cell table:style-name="ce1"/>
          <table:table-cell office:value-type="float" office:value="0.42299985885620106" table:formula="of:=[.H261]-[.$H$373]" table:style-name="ce1">
            <text:p>0.42299985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59.743" table:style-name="ce1">
            <text:p>1739056660</text:p>
          </table:table-cell>
          <table:table-cell office:value-type="float" office:value="1739056660.7160001" table:style-name="ce1">
            <text:p>17390566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00004959106445" table:formula="of:=[.B262]-[.A262]" table:style-name="ce1">
            <text:p>0.97300005</text:p>
          </table:table-cell>
          <table:table-cell table:style-name="ce1"/>
          <table:table-cell office:value-type="float" office:value="0.39999985694885243" table:formula="of:=[.H262]-[.$H$373]" table:style-name="ce1">
            <text:p>0.39999985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0.9100001" table:style-name="ce1">
            <text:p>1739056661</text:p>
          </table:table-cell>
          <table:table-cell office:value-type="float" office:value="1739056661.7130001" table:style-name="ce1">
            <text:p>17390566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0299997329711914" table:formula="of:=[.B263]-[.A263]" table:style-name="ce1">
            <text:p>0.802999973</text:p>
          </table:table-cell>
          <table:table-cell table:style-name="ce1"/>
          <table:table-cell office:value-type="float" office:value="0.22999978065490712" table:formula="of:=[.H263]-[.$H$373]" table:style-name="ce1">
            <text:p>0.2299997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1.743" table:style-name="ce1">
            <text:p>1739056662</text:p>
          </table:table-cell>
          <table:table-cell office:value-type="float" office:value="1739056662.8310001" table:style-name="ce1">
            <text:p>17390566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880000591278076" table:formula="of:=[.B264]-[.A264]" table:style-name="ce1">
            <text:p>1.088000059</text:p>
          </table:table-cell>
          <table:table-cell table:style-name="ce1"/>
          <table:table-cell office:value-type="float" office:value="0.51499986648559559" table:formula="of:=[.H264]-[.$H$373]" table:style-name="ce1">
            <text:p>0.5149998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2.776" table:style-name="ce1">
            <text:p>1739056663</text:p>
          </table:table-cell>
          <table:table-cell office:value-type="float" office:value="1739056663.717" table:style-name="ce1">
            <text:p>17390566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265]-[.A265]" table:style-name="ce1">
            <text:p>0.940999985</text:p>
          </table:table-cell>
          <table:table-cell table:style-name="ce1"/>
          <table:table-cell office:value-type="float" office:value="0.36799979209899891" table:formula="of:=[.H265]-[.$H$373]" table:style-name="ce1">
            <text:p>0.3679997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3.8429999" table:style-name="ce1">
            <text:p>1739056664</text:p>
          </table:table-cell>
          <table:table-cell office:value-type="float" office:value="1739056664.783" table:style-name="ce1">
            <text:p>17390566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00005722045898" table:formula="of:=[.B266]-[.A266]" table:style-name="ce1">
            <text:p>0.940000057</text:p>
          </table:table-cell>
          <table:table-cell table:style-name="ce1"/>
          <table:table-cell office:value-type="float" office:value="0.36699986457824696" table:formula="of:=[.H266]-[.$H$373]" table:style-name="ce1">
            <text:p>0.36699986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4.8099999" table:style-name="ce1">
            <text:p>1739056665</text:p>
          </table:table-cell>
          <table:table-cell office:value-type="float" office:value="1739056665.73" table:style-name="ce1">
            <text:p>17390566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000007629394531" table:formula="of:=[.B267]-[.A267]" table:style-name="ce1">
            <text:p>0.920000076</text:p>
          </table:table-cell>
          <table:table-cell table:style-name="ce1"/>
          <table:table-cell office:value-type="float" office:value="0.34699988365173329" table:formula="of:=[.H267]-[.$H$373]" table:style-name="ce1">
            <text:p>0.3469998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5.8099999" table:style-name="ce1">
            <text:p>1739056666</text:p>
          </table:table-cell>
          <table:table-cell office:value-type="float" office:value="1739056666.723" table:style-name="ce1">
            <text:p>17390566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300010681152344" table:formula="of:=[.B268]-[.A268]" table:style-name="ce1">
            <text:p>0.913000107</text:p>
          </table:table-cell>
          <table:table-cell table:style-name="ce1"/>
          <table:table-cell office:value-type="float" office:value="0.33999991416931141" table:formula="of:=[.H268]-[.$H$373]" table:style-name="ce1">
            <text:p>0.33999991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6.776" table:style-name="ce1">
            <text:p>1739056667</text:p>
          </table:table-cell>
          <table:table-cell office:value-type="float" office:value="1739056667.74" table:style-name="ce1">
            <text:p>173905666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399998664855957" table:formula="of:=[.B269]-[.A269]" table:style-name="ce1">
            <text:p>0.963999987</text:p>
          </table:table-cell>
          <table:table-cell table:style-name="ce1"/>
          <table:table-cell office:value-type="float" office:value="0.39099979400634755" table:formula="of:=[.H269]-[.$H$373]" table:style-name="ce1">
            <text:p>0.39099979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7.8429999" table:style-name="ce1">
            <text:p>1739056668</text:p>
          </table:table-cell>
          <table:table-cell office:value-type="float" office:value="1739056668.7190001" table:style-name="ce1">
            <text:p>17390566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600016593933105" table:formula="of:=[.B270]-[.A270]" table:style-name="ce1">
            <text:p>0.876000166</text:p>
          </table:table-cell>
          <table:table-cell table:style-name="ce1"/>
          <table:table-cell office:value-type="float" office:value="0.30299997329711903" table:formula="of:=[.H270]-[.$H$373]" table:style-name="ce1">
            <text:p>0.3029999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8.776" table:style-name="ce1">
            <text:p>1739056669</text:p>
          </table:table-cell>
          <table:table-cell office:value-type="float" office:value="1739056669.7290001" table:style-name="ce1">
            <text:p>17390566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300006866455078" table:formula="of:=[.B271]-[.A271]" table:style-name="ce1">
            <text:p>0.953000069</text:p>
          </table:table-cell>
          <table:table-cell table:style-name="ce1"/>
          <table:table-cell office:value-type="float" office:value="0.37999987602233876" table:formula="of:=[.H271]-[.$H$373]" table:style-name="ce1">
            <text:p>0.3799998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69.8099999" table:style-name="ce1">
            <text:p>1739056670</text:p>
          </table:table-cell>
          <table:table-cell office:value-type="float" office:value="1739056670.73" table:style-name="ce1">
            <text:p>17390566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000007629394531" table:formula="of:=[.B272]-[.A272]" table:style-name="ce1">
            <text:p>0.920000076</text:p>
          </table:table-cell>
          <table:table-cell table:style-name="ce1"/>
          <table:table-cell office:value-type="float" office:value="0.34699988365173329" table:formula="of:=[.H272]-[.$H$373]" table:style-name="ce1">
            <text:p>0.3469998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0.9100001" table:style-name="ce1">
            <text:p>1739056671</text:p>
          </table:table-cell>
          <table:table-cell office:value-type="float" office:value="1739056671.74" table:style-name="ce1">
            <text:p>17390566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2999992370605469" table:formula="of:=[.B273]-[.A273]" table:style-name="ce1">
            <text:p>0.829999924</text:p>
          </table:table-cell>
          <table:table-cell table:style-name="ce1"/>
          <table:table-cell office:value-type="float" office:value="0.25699973106384266" table:formula="of:=[.H273]-[.$H$373]" table:style-name="ce1">
            <text:p>0.25699973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1.8099999" table:style-name="ce1">
            <text:p>1739056672</text:p>
          </table:table-cell>
          <table:table-cell office:value-type="float" office:value="1739056672.727" table:style-name="ce1">
            <text:p>17390566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00005531311035" table:formula="of:=[.B274]-[.A274]" table:style-name="ce1">
            <text:p>0.917000055</text:p>
          </table:table-cell>
          <table:table-cell table:style-name="ce1"/>
          <table:table-cell office:value-type="float" office:value="0.34399986267089833" table:formula="of:=[.H274]-[.$H$373]" table:style-name="ce1">
            <text:p>0.34399986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2.8759999" table:style-name="ce1">
            <text:p>1739056673</text:p>
          </table:table-cell>
          <table:table-cell office:value-type="float" office:value="1739056673.7279999" table:style-name="ce1">
            <text:p>17390566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199999809265137" table:formula="of:=[.B275]-[.A275]" table:style-name="ce1">
            <text:p>0.851999998</text:p>
          </table:table-cell>
          <table:table-cell table:style-name="ce1"/>
          <table:table-cell office:value-type="float" office:value="0.27899980545043934" table:formula="of:=[.H275]-[.$H$373]" table:style-name="ce1">
            <text:p>0.27899980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3.8099999" table:style-name="ce1">
            <text:p>1739056674</text:p>
          </table:table-cell>
          <table:table-cell office:value-type="float" office:value="1739056674.8629999" table:style-name="ce1">
            <text:p>17390566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29999732971191" table:formula="of:=[.B276]-[.A276]" table:style-name="ce1">
            <text:p>1.052999973</text:p>
          </table:table-cell>
          <table:table-cell table:style-name="ce1"/>
          <table:table-cell office:value-type="float" office:value="0.47999978065490712" table:formula="of:=[.H276]-[.$H$373]" table:style-name="ce1">
            <text:p>0.47999978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4.776" table:style-name="ce1">
            <text:p>1739056675</text:p>
          </table:table-cell>
          <table:table-cell office:value-type="float" office:value="1739056675.737" table:style-name="ce1">
            <text:p>17390566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277]-[.A277]" table:style-name="ce1">
            <text:p>0.960999966</text:p>
          </table:table-cell>
          <table:table-cell table:style-name="ce1"/>
          <table:table-cell office:value-type="float" office:value="0.38799977302551258" table:formula="of:=[.H277]-[.$H$373]" table:style-name="ce1">
            <text:p>0.3879997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5.8099999" table:style-name="ce1">
            <text:p>1739056676</text:p>
          </table:table-cell>
          <table:table-cell office:value-type="float" office:value="1739056676.7590001" table:style-name="ce1">
            <text:p>17390566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900012016296387" table:formula="of:=[.B278]-[.A278]" table:style-name="ce1">
            <text:p>0.94900012</text:p>
          </table:table-cell>
          <table:table-cell table:style-name="ce1"/>
          <table:table-cell office:value-type="float" office:value="0.37599992752075184" table:formula="of:=[.H278]-[.$H$373]" table:style-name="ce1">
            <text:p>0.37599992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6.8759999" table:style-name="ce1">
            <text:p>1739056677</text:p>
          </table:table-cell>
          <table:table-cell office:value-type="float" office:value="1739056677.7579999" table:style-name="ce1">
            <text:p>17390566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99996948242188" table:formula="of:=[.B279]-[.A279]" table:style-name="ce1">
            <text:p>0.881999969</text:p>
          </table:table-cell>
          <table:table-cell table:style-name="ce1"/>
          <table:table-cell office:value-type="float" office:value="0.30899977684020985" table:formula="of:=[.H279]-[.$H$373]" table:style-name="ce1">
            <text:p>0.30899977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7.8429999" table:style-name="ce1">
            <text:p>1739056678</text:p>
          </table:table-cell>
          <table:table-cell office:value-type="float" office:value="1739056678.7520001" table:style-name="ce1">
            <text:p>17390566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900015830993652" table:formula="of:=[.B280]-[.A280]" table:style-name="ce1">
            <text:p>0.909000158</text:p>
          </table:table-cell>
          <table:table-cell table:style-name="ce1"/>
          <table:table-cell office:value-type="float" office:value="0.3359999656677245" table:formula="of:=[.H280]-[.$H$373]" table:style-name="ce1">
            <text:p>0.3359999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8.8429999" table:style-name="ce1">
            <text:p>1739056679</text:p>
          </table:table-cell>
          <table:table-cell office:value-type="float" office:value="1739056679.7650001" table:style-name="ce1">
            <text:p>17390566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200016975402832" table:formula="of:=[.B281]-[.A281]" table:style-name="ce1">
            <text:p>0.92200017</text:p>
          </table:table-cell>
          <table:table-cell table:style-name="ce1"/>
          <table:table-cell office:value-type="float" office:value="0.3489999771118163" table:formula="of:=[.H281]-[.$H$373]" table:style-name="ce1">
            <text:p>0.34899997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79.776" table:style-name="ce1">
            <text:p>1739056680</text:p>
          </table:table-cell>
          <table:table-cell office:value-type="float" office:value="1739056680.7620001" table:style-name="ce1">
            <text:p>17390566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600006103515625" table:formula="of:=[.B282]-[.A282]" table:style-name="ce1">
            <text:p>0.986000061</text:p>
          </table:table-cell>
          <table:table-cell table:style-name="ce1"/>
          <table:table-cell office:value-type="float" office:value="0.41299986839294422" table:formula="of:=[.H282]-[.$H$373]" table:style-name="ce1">
            <text:p>0.41299986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0.8429999" table:style-name="ce1">
            <text:p>1739056681</text:p>
          </table:table-cell>
          <table:table-cell office:value-type="float" office:value="1739056681.7650001" table:style-name="ce1">
            <text:p>17390566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200016975402832" table:formula="of:=[.B283]-[.A283]" table:style-name="ce1">
            <text:p>0.92200017</text:p>
          </table:table-cell>
          <table:table-cell table:style-name="ce1"/>
          <table:table-cell office:value-type="float" office:value="0.3489999771118163" table:formula="of:=[.H283]-[.$H$373]" table:style-name="ce1">
            <text:p>0.34899997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1.8429999" table:style-name="ce1">
            <text:p>1739056682</text:p>
          </table:table-cell>
          <table:table-cell office:value-type="float" office:value="1739056682.7809999" table:style-name="ce1">
            <text:p>17390566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99996376037598" table:formula="of:=[.B284]-[.A284]" table:style-name="ce1">
            <text:p>0.937999964</text:p>
          </table:table-cell>
          <table:table-cell table:style-name="ce1"/>
          <table:table-cell office:value-type="float" office:value="0.36499977111816395" table:formula="of:=[.H284]-[.$H$373]" table:style-name="ce1">
            <text:p>0.36499977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2.8429999" table:style-name="ce1">
            <text:p>1739056683</text:p>
          </table:table-cell>
          <table:table-cell office:value-type="float" office:value="1739056683.78" table:style-name="ce1">
            <text:p>17390566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00003623962402" table:formula="of:=[.B285]-[.A285]" table:style-name="ce1">
            <text:p>0.937000036</text:p>
          </table:table-cell>
          <table:table-cell table:style-name="ce1"/>
          <table:table-cell office:value-type="float" office:value="0.363999843597412" table:formula="of:=[.H285]-[.$H$373]" table:style-name="ce1">
            <text:p>0.3639998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3.8429999" table:style-name="ce1">
            <text:p>1739056684</text:p>
          </table:table-cell>
          <table:table-cell office:value-type="float" office:value="1739056684.7820001" table:style-name="ce1">
            <text:p>17390566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00012969970703" table:formula="of:=[.B286]-[.A286]" table:style-name="ce1">
            <text:p>0.93900013</text:p>
          </table:table-cell>
          <table:table-cell table:style-name="ce1"/>
          <table:table-cell office:value-type="float" office:value="0.36599993705749501" table:formula="of:=[.H286]-[.$H$373]" table:style-name="ce1">
            <text:p>0.36599993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4.8770001" table:style-name="ce1">
            <text:p>1739056685</text:p>
          </table:table-cell>
          <table:table-cell office:value-type="float" office:value="1739056685.7720001" table:style-name="ce1">
            <text:p>17390566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499998092651367" table:formula="of:=[.B287]-[.A287]" table:style-name="ce1">
            <text:p>0.894999981</text:p>
          </table:table-cell>
          <table:table-cell table:style-name="ce1"/>
          <table:table-cell office:value-type="float" office:value="0.32199978828430165" table:formula="of:=[.H287]-[.$H$373]" table:style-name="ce1">
            <text:p>0.32199978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5.777" table:style-name="ce1">
            <text:p>1739056686</text:p>
          </table:table-cell>
          <table:table-cell office:value-type="float" office:value="1739056686.7720001" table:style-name="ce1">
            <text:p>17390566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500012397766113" table:formula="of:=[.B288]-[.A288]" table:style-name="ce1">
            <text:p>0.995000124</text:p>
          </table:table-cell>
          <table:table-cell table:style-name="ce1"/>
          <table:table-cell office:value-type="float" office:value="0.42199993133544911" table:formula="of:=[.H288]-[.$H$373]" table:style-name="ce1">
            <text:p>0.42199993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6.8099999" table:style-name="ce1">
            <text:p>1739056687</text:p>
          </table:table-cell>
          <table:table-cell office:value-type="float" office:value="1739056687.7850001" table:style-name="ce1">
            <text:p>17390566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500014305114746" table:formula="of:=[.B289]-[.A289]" table:style-name="ce1">
            <text:p>0.975000143</text:p>
          </table:table-cell>
          <table:table-cell table:style-name="ce1"/>
          <table:table-cell office:value-type="float" office:value="0.40199995040893544" table:formula="of:=[.H289]-[.$H$373]" table:style-name="ce1">
            <text:p>0.4019999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6.9430001" table:style-name="ce1">
            <text:p>1739056687</text:p>
          </table:table-cell>
          <table:table-cell office:value-type="float" office:value="1739056688.1760001" table:style-name="ce1">
            <text:p>17390566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2330000400543213" table:formula="of:=[.B290]-[.A290]" table:style-name="ce1">
            <text:p>1.23300004</text:p>
          </table:table-cell>
          <table:table-cell table:style-name="ce1"/>
          <table:table-cell office:value-type="float" office:value="0.65999984741210926" table:formula="of:=[.H290]-[.$H$373]" table:style-name="ce1">
            <text:p>0.65999984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7.8099999" table:style-name="ce1">
            <text:p>1739056688</text:p>
          </table:table-cell>
          <table:table-cell office:value-type="float" office:value="1739056688.773" table:style-name="ce1">
            <text:p>17390566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300005912780762" table:formula="of:=[.B291]-[.A291]" table:style-name="ce1">
            <text:p>0.963000059</text:p>
          </table:table-cell>
          <table:table-cell table:style-name="ce1"/>
          <table:table-cell office:value-type="float" office:value="0.38999986648559559" table:formula="of:=[.H291]-[.$H$373]" table:style-name="ce1">
            <text:p>0.38999986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8.8770001" table:style-name="ce1">
            <text:p>1739056689</text:p>
          </table:table-cell>
          <table:table-cell office:value-type="float" office:value="1739056689.803" table:style-name="ce1">
            <text:p>17390566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99987983703613" table:formula="of:=[.B292]-[.A292]" table:style-name="ce1">
            <text:p>0.92599988</text:p>
          </table:table-cell>
          <table:table-cell table:style-name="ce1"/>
          <table:table-cell office:value-type="float" office:value="0.35299968719482411" table:formula="of:=[.H292]-[.$H$373]" table:style-name="ce1">
            <text:p>0.3529996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89.9430001" table:style-name="ce1">
            <text:p>1739056690</text:p>
          </table:table-cell>
          <table:table-cell office:value-type="float" office:value="1739056690.7880001" table:style-name="ce1">
            <text:p>17390566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4500002861022949" table:formula="of:=[.B293]-[.A293]" table:style-name="ce1">
            <text:p>0.845000029</text:p>
          </table:table-cell>
          <table:table-cell table:style-name="ce1"/>
          <table:table-cell office:value-type="float" office:value="0.27199983596801747" table:formula="of:=[.H293]-[.$H$373]" table:style-name="ce1">
            <text:p>0.27199983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0.8429999" table:style-name="ce1">
            <text:p>1739056691</text:p>
          </table:table-cell>
          <table:table-cell office:value-type="float" office:value="1739056691.7880001" table:style-name="ce1">
            <text:p>17390566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500017166137695" table:formula="of:=[.B294]-[.A294]" table:style-name="ce1">
            <text:p>0.945000172</text:p>
          </table:table-cell>
          <table:table-cell table:style-name="ce1"/>
          <table:table-cell office:value-type="float" office:value="0.37199997901916493" table:formula="of:=[.H294]-[.$H$373]" table:style-name="ce1">
            <text:p>0.37199997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1.8770001" table:style-name="ce1">
            <text:p>1739056692</text:p>
          </table:table-cell>
          <table:table-cell office:value-type="float" office:value="1739056692.7969999" table:style-name="ce1">
            <text:p>17390566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999983787536621" table:formula="of:=[.B295]-[.A295]" table:style-name="ce1">
            <text:p>0.919999838</text:p>
          </table:table-cell>
          <table:table-cell table:style-name="ce1"/>
          <table:table-cell office:value-type="float" office:value="0.34699964523315419" table:formula="of:=[.H295]-[.$H$373]" table:style-name="ce1">
            <text:p>0.34699964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2.9100001" table:style-name="ce1">
            <text:p>1739056693</text:p>
          </table:table-cell>
          <table:table-cell office:value-type="float" office:value="1739056693.8099999" table:style-name="ce1">
            <text:p>17390566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999985694885254" table:formula="of:=[.B296]-[.A296]" table:style-name="ce1">
            <text:p>0.899999857</text:p>
          </table:table-cell>
          <table:table-cell table:style-name="ce1"/>
          <table:table-cell office:value-type="float" office:value="0.32699966430664051" table:formula="of:=[.H296]-[.$H$373]" table:style-name="ce1">
            <text:p>0.32699966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3.8770001" table:style-name="ce1">
            <text:p>1739056694</text:p>
          </table:table-cell>
          <table:table-cell office:value-type="float" office:value="1739056694.8169999" table:style-name="ce1">
            <text:p>17390566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999981880187988" table:formula="of:=[.B297]-[.A297]" table:style-name="ce1">
            <text:p>0.939999819</text:p>
          </table:table-cell>
          <table:table-cell table:style-name="ce1"/>
          <table:table-cell office:value-type="float" office:value="0.36699962615966786" table:formula="of:=[.H297]-[.$H$373]" table:style-name="ce1">
            <text:p>0.36699962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4.8429999" table:style-name="ce1">
            <text:p>1739056695</text:p>
          </table:table-cell>
          <table:table-cell office:value-type="float" office:value="1739056695.803" table:style-name="ce1">
            <text:p>17390566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00003814697266" table:formula="of:=[.B298]-[.A298]" table:style-name="ce1">
            <text:p>0.960000038</text:p>
          </table:table-cell>
          <table:table-cell table:style-name="ce1"/>
          <table:table-cell office:value-type="float" office:value="0.38699984550476063" table:formula="of:=[.H298]-[.$H$373]" table:style-name="ce1">
            <text:p>0.3869998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5.8770001" table:style-name="ce1">
            <text:p>1739056696</text:p>
          </table:table-cell>
          <table:table-cell office:value-type="float" office:value="1739056696.803" table:style-name="ce1">
            <text:p>17390566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599987983703613" table:formula="of:=[.B299]-[.A299]" table:style-name="ce1">
            <text:p>0.92599988</text:p>
          </table:table-cell>
          <table:table-cell table:style-name="ce1"/>
          <table:table-cell office:value-type="float" office:value="0.35299968719482411" table:formula="of:=[.H299]-[.$H$373]" table:style-name="ce1">
            <text:p>0.35299968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5.9100001" table:style-name="ce1">
            <text:p>1739056696</text:p>
          </table:table-cell>
          <table:table-cell office:value-type="float" office:value="1739056697.0940001" table:style-name="ce1">
            <text:p>17390566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840000152587891" table:formula="of:=[.B300]-[.A300]" table:style-name="ce1">
            <text:p>1.184000015</text:p>
          </table:table-cell>
          <table:table-cell table:style-name="ce1"/>
          <table:table-cell office:value-type="float" office:value="0.61099982261657704" table:formula="of:=[.H300]-[.$H$373]" table:style-name="ce1">
            <text:p>0.61099982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6.8429999" table:style-name="ce1">
            <text:p>1739056697</text:p>
          </table:table-cell>
          <table:table-cell office:value-type="float" office:value="1739056697.8180001" table:style-name="ce1">
            <text:p>17390566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500014305114746" table:formula="of:=[.B301]-[.A301]" table:style-name="ce1">
            <text:p>0.975000143</text:p>
          </table:table-cell>
          <table:table-cell table:style-name="ce1"/>
          <table:table-cell office:value-type="float" office:value="0.40199995040893544" table:formula="of:=[.H301]-[.$H$373]" table:style-name="ce1">
            <text:p>0.4019999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7.8770001" table:style-name="ce1">
            <text:p>1739056698</text:p>
          </table:table-cell>
          <table:table-cell office:value-type="float" office:value="1739056698.8139999" table:style-name="ce1">
            <text:p>17390566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699979782104492" table:formula="of:=[.B302]-[.A302]" table:style-name="ce1">
            <text:p>0.936999798</text:p>
          </table:table-cell>
          <table:table-cell table:style-name="ce1"/>
          <table:table-cell office:value-type="float" office:value="0.3639996051788329" table:formula="of:=[.H302]-[.$H$373]" table:style-name="ce1">
            <text:p>0.36399960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8.8429999" table:style-name="ce1">
            <text:p>1739056699</text:p>
          </table:table-cell>
          <table:table-cell office:value-type="float" office:value="1739056699.8069999" table:style-name="ce1">
            <text:p>17390567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399998664855957" table:formula="of:=[.B303]-[.A303]" table:style-name="ce1">
            <text:p>0.963999987</text:p>
          </table:table-cell>
          <table:table-cell table:style-name="ce1"/>
          <table:table-cell office:value-type="float" office:value="0.39099979400634755" table:formula="of:=[.H303]-[.$H$373]" table:style-name="ce1">
            <text:p>0.39099979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699.9100001" table:style-name="ce1">
            <text:p>1739056700</text:p>
          </table:table-cell>
          <table:table-cell office:value-type="float" office:value="1739056700.825" table:style-name="ce1">
            <text:p>17390567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99996185302734" table:formula="of:=[.B304]-[.A304]" table:style-name="ce1">
            <text:p>0.914999962</text:p>
          </table:table-cell>
          <table:table-cell table:style-name="ce1"/>
          <table:table-cell office:value-type="float" office:value="0.34199976921081532" table:formula="of:=[.H304]-[.$H$373]" table:style-name="ce1">
            <text:p>0.34199976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0.8770001" table:style-name="ce1">
            <text:p>1739056701</text:p>
          </table:table-cell>
          <table:table-cell office:value-type="float" office:value="1739056701.891" table:style-name="ce1">
            <text:p>17390567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39999389648438" table:formula="of:=[.B305]-[.A305]" table:style-name="ce1">
            <text:p>1.013999939</text:p>
          </table:table-cell>
          <table:table-cell table:style-name="ce1"/>
          <table:table-cell office:value-type="float" office:value="0.44099974632263172" table:formula="of:=[.H305]-[.$H$373]" table:style-name="ce1">
            <text:p>0.44099974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1.8770001" table:style-name="ce1">
            <text:p>1739056702</text:p>
          </table:table-cell>
          <table:table-cell office:value-type="float" office:value="1739056702.8380001" table:style-name="ce1">
            <text:p>17390567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306]-[.A306]" table:style-name="ce1">
            <text:p>0.960999966</text:p>
          </table:table-cell>
          <table:table-cell table:style-name="ce1"/>
          <table:table-cell office:value-type="float" office:value="0.38799977302551258" table:formula="of:=[.H306]-[.$H$373]" table:style-name="ce1">
            <text:p>0.3879997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2.8770001" table:style-name="ce1">
            <text:p>1739056703</text:p>
          </table:table-cell>
          <table:table-cell office:value-type="float" office:value="1739056703.8369999" table:style-name="ce1">
            <text:p>17390567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999979972839355" table:formula="of:=[.B307]-[.A307]" table:style-name="ce1">
            <text:p>0.9599998</text:p>
          </table:table-cell>
          <table:table-cell table:style-name="ce1"/>
          <table:table-cell office:value-type="float" office:value="0.38699960708618153" table:formula="of:=[.H307]-[.$H$373]" table:style-name="ce1">
            <text:p>0.38699960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3.977" table:style-name="ce1">
            <text:p>1739056704</text:p>
          </table:table-cell>
          <table:table-cell office:value-type="float" office:value="1739056704.8369999" table:style-name="ce1">
            <text:p>173905670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99998950958252" table:formula="of:=[.B308]-[.A308]" table:style-name="ce1">
            <text:p>0.859999895</text:p>
          </table:table-cell>
          <table:table-cell table:style-name="ce1"/>
          <table:table-cell office:value-type="float" office:value="0.28699970245361317" table:formula="of:=[.H308]-[.$H$373]" table:style-name="ce1">
            <text:p>0.28699970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4.9100001" table:style-name="ce1">
            <text:p>1739056705</text:p>
          </table:table-cell>
          <table:table-cell office:value-type="float" office:value="1739056705.8559999" table:style-name="ce1">
            <text:p>17390567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59998607635498" table:formula="of:=[.B309]-[.A309]" table:style-name="ce1">
            <text:p>0.945999861</text:p>
          </table:table-cell>
          <table:table-cell table:style-name="ce1"/>
          <table:table-cell office:value-type="float" office:value="0.37299966812133778" table:formula="of:=[.H309]-[.$H$373]" table:style-name="ce1">
            <text:p>0.37299966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5.9100001" table:style-name="ce1">
            <text:p>1739056706</text:p>
          </table:table-cell>
          <table:table-cell office:value-type="float" office:value="1739056706.868" table:style-name="ce1">
            <text:p>17390567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799994468688965" table:formula="of:=[.B310]-[.A310]" table:style-name="ce1">
            <text:p>0.957999945</text:p>
          </table:table-cell>
          <table:table-cell table:style-name="ce1"/>
          <table:table-cell office:value-type="float" office:value="0.38499975204467762" table:formula="of:=[.H310]-[.$H$373]" table:style-name="ce1">
            <text:p>0.38499975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6.9430001" table:style-name="ce1">
            <text:p>1739056707</text:p>
          </table:table-cell>
          <table:table-cell office:value-type="float" office:value="1739056707.839" table:style-name="ce1">
            <text:p>17390567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599990844726563" table:formula="of:=[.B311]-[.A311]" table:style-name="ce1">
            <text:p>0.895999908</text:p>
          </table:table-cell>
          <table:table-cell table:style-name="ce1"/>
          <table:table-cell office:value-type="float" office:value="0.3229997158050536" table:formula="of:=[.H311]-[.$H$373]" table:style-name="ce1">
            <text:p>0.32299971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7.8770001" table:style-name="ce1">
            <text:p>1739056708</text:p>
          </table:table-cell>
          <table:table-cell office:value-type="float" office:value="1739056708.858" table:style-name="ce1">
            <text:p>17390567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8099994659423828" table:formula="of:=[.B312]-[.A312]" table:style-name="ce1">
            <text:p>0.980999947</text:p>
          </table:table-cell>
          <table:table-cell table:style-name="ce1"/>
          <table:table-cell office:value-type="float" office:value="0.40799975395202626" table:formula="of:=[.H312]-[.$H$373]" table:style-name="ce1">
            <text:p>0.40799975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8.9430001" table:style-name="ce1">
            <text:p>1739056709</text:p>
          </table:table-cell>
          <table:table-cell office:value-type="float" office:value="1739056709.862" table:style-name="ce1">
            <text:p>17390567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899991035461426" table:formula="of:=[.B313]-[.A313]" table:style-name="ce1">
            <text:p>0.91899991</text:p>
          </table:table-cell>
          <table:table-cell table:style-name="ce1"/>
          <table:table-cell office:value-type="float" office:value="0.34599971771240223" table:formula="of:=[.H313]-[.$H$373]" table:style-name="ce1">
            <text:p>0.34599971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09.9430001" table:style-name="ce1">
            <text:p>1739056710</text:p>
          </table:table-cell>
          <table:table-cell office:value-type="float" office:value="1739056710.8570001" table:style-name="ce1">
            <text:p>17390567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00003433227539" table:formula="of:=[.B314]-[.A314]" table:style-name="ce1">
            <text:p>0.914000034</text:p>
          </table:table-cell>
          <table:table-cell table:style-name="ce1"/>
          <table:table-cell office:value-type="float" office:value="0.34099984169006337" table:formula="of:=[.H314]-[.$H$373]" table:style-name="ce1">
            <text:p>0.34099984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0.9430001" table:style-name="ce1">
            <text:p>1739056711</text:p>
          </table:table-cell>
          <table:table-cell office:value-type="float" office:value="1739056711.8610001" table:style-name="ce1">
            <text:p>17390567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79999828338623" table:formula="of:=[.B315]-[.A315]" table:style-name="ce1">
            <text:p>0.917999983</text:p>
          </table:table-cell>
          <table:table-cell table:style-name="ce1"/>
          <table:table-cell office:value-type="float" office:value="0.34499979019165028" table:formula="of:=[.H315]-[.$H$373]" table:style-name="ce1">
            <text:p>0.3449997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1.9100001" table:style-name="ce1">
            <text:p>1739056712</text:p>
          </table:table-cell>
          <table:table-cell office:value-type="float" office:value="1739056712.8599999" table:style-name="ce1">
            <text:p>17390567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999980926513672" table:formula="of:=[.B316]-[.A316]" table:style-name="ce1">
            <text:p>0.949999809</text:p>
          </table:table-cell>
          <table:table-cell table:style-name="ce1"/>
          <table:table-cell office:value-type="float" office:value="0.37699961662292469" table:formula="of:=[.H316]-[.$H$373]" table:style-name="ce1">
            <text:p>0.37699961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2.977" table:style-name="ce1">
            <text:p>1739056713</text:p>
          </table:table-cell>
          <table:table-cell office:value-type="float" office:value="1739056713.858" table:style-name="ce1">
            <text:p>17390567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100004196166992" table:formula="of:=[.B317]-[.A317]" table:style-name="ce1">
            <text:p>0.881000042</text:p>
          </table:table-cell>
          <table:table-cell table:style-name="ce1"/>
          <table:table-cell office:value-type="float" office:value="0.3079998493194579" table:formula="of:=[.H317]-[.$H$373]" table:style-name="ce1">
            <text:p>0.3079998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4.01" table:style-name="ce1">
            <text:p>1739056714</text:p>
          </table:table-cell>
          <table:table-cell office:value-type="float" office:value="1739056714.865" table:style-name="ce1">
            <text:p>17390567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5500001907348633" table:formula="of:=[.B318]-[.A318]" table:style-name="ce1">
            <text:p>0.855000019</text:p>
          </table:table-cell>
          <table:table-cell table:style-name="ce1"/>
          <table:table-cell office:value-type="float" office:value="0.2819998264312743" table:formula="of:=[.H318]-[.$H$373]" table:style-name="ce1">
            <text:p>0.28199982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4.9100001" table:style-name="ce1">
            <text:p>1739056715</text:p>
          </table:table-cell>
          <table:table-cell office:value-type="float" office:value="1739056715.8840001" table:style-name="ce1">
            <text:p>17390567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399997711181641" table:formula="of:=[.B319]-[.A319]" table:style-name="ce1">
            <text:p>0.973999977</text:p>
          </table:table-cell>
          <table:table-cell table:style-name="ce1"/>
          <table:table-cell office:value-type="float" office:value="0.40099978446960438" table:formula="of:=[.H319]-[.$H$373]" table:style-name="ce1">
            <text:p>0.40099978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5.977" table:style-name="ce1">
            <text:p>1739056716</text:p>
          </table:table-cell>
          <table:table-cell office:value-type="float" office:value="1739056716.9820001" table:style-name="ce1">
            <text:p>17390567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5000114440918" table:formula="of:=[.B320]-[.A320]" table:style-name="ce1">
            <text:p>1.005000114</text:p>
          </table:table-cell>
          <table:table-cell table:style-name="ce1"/>
          <table:table-cell office:value-type="float" office:value="0.43199992179870594" table:formula="of:=[.H320]-[.$H$373]" table:style-name="ce1">
            <text:p>0.43199992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6.9430001" table:style-name="ce1">
            <text:p>1739056717</text:p>
          </table:table-cell>
          <table:table-cell office:value-type="float" office:value="1739056717.915" table:style-name="ce1">
            <text:p>17390567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719998836517334" table:formula="of:=[.B321]-[.A321]" table:style-name="ce1">
            <text:p>0.971999884</text:p>
          </table:table-cell>
          <table:table-cell table:style-name="ce1"/>
          <table:table-cell office:value-type="float" office:value="0.39899969100952137" table:formula="of:=[.H321]-[.$H$373]" table:style-name="ce1">
            <text:p>0.39899969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7.8429999" table:style-name="ce1">
            <text:p>1739056718</text:p>
          </table:table-cell>
          <table:table-cell office:value-type="float" office:value="1739056718.9030001" table:style-name="ce1">
            <text:p>17390567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600001811981201" table:formula="of:=[.B322]-[.A322]" table:style-name="ce1">
            <text:p>1.060000181</text:p>
          </table:table-cell>
          <table:table-cell table:style-name="ce1"/>
          <table:table-cell office:value-type="float" office:value="0.48699998855590809" table:formula="of:=[.H322]-[.$H$373]" table:style-name="ce1">
            <text:p>0.48699998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8.9430001" table:style-name="ce1">
            <text:p>1739056719</text:p>
          </table:table-cell>
          <table:table-cell office:value-type="float" office:value="1739056719.911" table:style-name="ce1">
            <text:p>17390567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99993515014648" table:formula="of:=[.B323]-[.A323]" table:style-name="ce1">
            <text:p>0.967999935</text:p>
          </table:table-cell>
          <table:table-cell table:style-name="ce1"/>
          <table:table-cell office:value-type="float" office:value="0.39499974250793446" table:formula="of:=[.H323]-[.$H$373]" table:style-name="ce1">
            <text:p>0.39499974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19.8429999" table:style-name="ce1">
            <text:p>1739056720</text:p>
          </table:table-cell>
          <table:table-cell office:value-type="float" office:value="1739056720.9300001" table:style-name="ce1">
            <text:p>17390567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870001316070557" table:formula="of:=[.B324]-[.A324]" table:style-name="ce1">
            <text:p>1.087000132</text:p>
          </table:table-cell>
          <table:table-cell table:style-name="ce1"/>
          <table:table-cell office:value-type="float" office:value="0.51399993896484364" table:formula="of:=[.H324]-[.$H$373]" table:style-name="ce1">
            <text:p>0.51399993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0.9100001" table:style-name="ce1">
            <text:p>1739056721</text:p>
          </table:table-cell>
          <table:table-cell office:value-type="float" office:value="1739056721.948" table:style-name="ce1">
            <text:p>17390567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379998683929443" table:formula="of:=[.B325]-[.A325]" table:style-name="ce1">
            <text:p>1.037999868</text:p>
          </table:table-cell>
          <table:table-cell table:style-name="ce1"/>
          <table:table-cell office:value-type="float" office:value="0.46499967575073231" table:formula="of:=[.H325]-[.$H$373]" table:style-name="ce1">
            <text:p>0.46499967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1.9430001" table:style-name="ce1">
            <text:p>1739056722</text:p>
          </table:table-cell>
          <table:table-cell office:value-type="float" office:value="1739056722.951" table:style-name="ce1">
            <text:p>17390567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79998970031738" table:formula="of:=[.B326]-[.A326]" table:style-name="ce1">
            <text:p>1.007999897</text:p>
          </table:table-cell>
          <table:table-cell table:style-name="ce1"/>
          <table:table-cell office:value-type="float" office:value="0.4349997043609618" table:formula="of:=[.H326]-[.$H$373]" table:style-name="ce1">
            <text:p>0.43499970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2.9430001" table:style-name="ce1">
            <text:p>1739056723</text:p>
          </table:table-cell>
          <table:table-cell office:value-type="float" office:value="1739056723.9519999" table:style-name="ce1">
            <text:p>17390567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89998245239258" table:formula="of:=[.B327]-[.A327]" table:style-name="ce1">
            <text:p>1.008999825</text:p>
          </table:table-cell>
          <table:table-cell table:style-name="ce1"/>
          <table:table-cell office:value-type="float" office:value="0.43599963188171376" table:formula="of:=[.H327]-[.$H$373]" table:style-name="ce1">
            <text:p>0.43599963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3.9430001" table:style-name="ce1">
            <text:p>1739056724</text:p>
          </table:table-cell>
          <table:table-cell office:value-type="float" office:value="1739056724.8989999" table:style-name="ce1">
            <text:p>17390567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599985122680664" table:formula="of:=[.B328]-[.A328]" table:style-name="ce1">
            <text:p>0.955999851</text:p>
          </table:table-cell>
          <table:table-cell table:style-name="ce1"/>
          <table:table-cell office:value-type="float" office:value="0.38299965858459462" table:formula="of:=[.H328]-[.$H$373]" table:style-name="ce1">
            <text:p>0.38299965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5.01" table:style-name="ce1">
            <text:p>1739056725</text:p>
          </table:table-cell>
          <table:table-cell office:value-type="float" office:value="1739056725.8759999" table:style-name="ce1">
            <text:p>17390567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6599993705749512" table:formula="of:=[.B329]-[.A329]" table:style-name="ce1">
            <text:p>0.865999937</text:p>
          </table:table-cell>
          <table:table-cell table:style-name="ce1"/>
          <table:table-cell office:value-type="float" office:value="0.29299974441528309" table:formula="of:=[.H329]-[.$H$373]" table:style-name="ce1">
            <text:p>0.2929997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6.043" table:style-name="ce1">
            <text:p>1739056726</text:p>
          </table:table-cell>
          <table:table-cell office:value-type="float" office:value="1739056726.9200001" table:style-name="ce1">
            <text:p>17390567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700009346008301" table:formula="of:=[.B330]-[.A330]" table:style-name="ce1">
            <text:p>0.877000093</text:p>
          </table:table-cell>
          <table:table-cell table:style-name="ce1"/>
          <table:table-cell office:value-type="float" office:value="0.30399990081787098" table:formula="of:=[.H330]-[.$H$373]" table:style-name="ce1">
            <text:p>0.30399990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6.9430001" table:style-name="ce1">
            <text:p>1739056727</text:p>
          </table:table-cell>
          <table:table-cell office:value-type="float" office:value="1739056727.8959999" table:style-name="ce1">
            <text:p>17390567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299983024597168" table:formula="of:=[.B331]-[.A331]" table:style-name="ce1">
            <text:p>0.95299983</text:p>
          </table:table-cell>
          <table:table-cell table:style-name="ce1"/>
          <table:table-cell office:value-type="float" office:value="0.37999963760375965" table:formula="of:=[.H331]-[.$H$373]" table:style-name="ce1">
            <text:p>0.37999963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8.1099999" table:style-name="ce1">
            <text:p>1739056728</text:p>
          </table:table-cell>
          <table:table-cell office:value-type="float" office:value="1739056728.8900001" table:style-name="ce1">
            <text:p>17390567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78000020980834961" table:formula="of:=[.B332]-[.A332]" table:style-name="ce1">
            <text:p>0.78000021</text:p>
          </table:table-cell>
          <table:table-cell table:style-name="ce1"/>
          <table:table-cell office:value-type="float" office:value="0.20700001716613758" table:formula="of:=[.H332]-[.$H$373]" table:style-name="ce1">
            <text:p>0.20700001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29.01" table:style-name="ce1">
            <text:p>1739056729</text:p>
          </table:table-cell>
          <table:table-cell office:value-type="float" office:value="1739056729.9100001" table:style-name="ce1">
            <text:p>173905673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000009536743164" table:formula="of:=[.B333]-[.A333]" table:style-name="ce1">
            <text:p>0.900000095</text:p>
          </table:table-cell>
          <table:table-cell table:style-name="ce1"/>
          <table:table-cell office:value-type="float" office:value="0.32699990272521962" table:formula="of:=[.H333]-[.$H$373]" table:style-name="ce1">
            <text:p>0.32699990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0.01" table:style-name="ce1">
            <text:p>1739056730</text:p>
          </table:table-cell>
          <table:table-cell office:value-type="float" office:value="1739056730.8929999" table:style-name="ce1">
            <text:p>17390567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8299989700317383" table:formula="of:=[.B334]-[.A334]" table:style-name="ce1">
            <text:p>0.882999897</text:p>
          </table:table-cell>
          <table:table-cell table:style-name="ce1"/>
          <table:table-cell office:value-type="float" office:value="0.3099997043609618" table:formula="of:=[.H334]-[.$H$373]" table:style-name="ce1">
            <text:p>0.30999970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0.9430001" table:style-name="ce1">
            <text:p>1739056731</text:p>
          </table:table-cell>
          <table:table-cell office:value-type="float" office:value="1739056731.9089999" table:style-name="ce1">
            <text:p>17390567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599984169006348" table:formula="of:=[.B335]-[.A335]" table:style-name="ce1">
            <text:p>0.965999842</text:p>
          </table:table-cell>
          <table:table-cell table:style-name="ce1"/>
          <table:table-cell office:value-type="float" office:value="0.39299964904785145" table:formula="of:=[.H335]-[.$H$373]" table:style-name="ce1">
            <text:p>0.392999649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1.9100001" table:style-name="ce1">
            <text:p>1739056732</text:p>
          </table:table-cell>
          <table:table-cell office:value-type="float" office:value="1739056732.915" table:style-name="ce1">
            <text:p>17390567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049998760223389" table:formula="of:=[.B336]-[.A336]" table:style-name="ce1">
            <text:p>1.004999876</text:p>
          </table:table-cell>
          <table:table-cell table:style-name="ce1"/>
          <table:table-cell office:value-type="float" office:value="0.43199968338012684" table:formula="of:=[.H336]-[.$H$373]" table:style-name="ce1">
            <text:p>0.43199968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3.01" table:style-name="ce1">
            <text:p>1739056733</text:p>
          </table:table-cell>
          <table:table-cell office:value-type="float" office:value="1739056733.9030001" table:style-name="ce1">
            <text:p>17390567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300012588500977" table:formula="of:=[.B337]-[.A337]" table:style-name="ce1">
            <text:p>0.893000126</text:p>
          </table:table-cell>
          <table:table-cell table:style-name="ce1"/>
          <table:table-cell office:value-type="float" office:value="0.31999993324279774" table:formula="of:=[.H337]-[.$H$373]" table:style-name="ce1">
            <text:p>0.31999993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4.043" table:style-name="ce1">
            <text:p>1739056734</text:p>
          </table:table-cell>
          <table:table-cell office:value-type="float" office:value="1739056734.9330001" table:style-name="ce1">
            <text:p>17390567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00001049041748" table:formula="of:=[.B338]-[.A338]" table:style-name="ce1">
            <text:p>0.890000105</text:p>
          </table:table-cell>
          <table:table-cell table:style-name="ce1"/>
          <table:table-cell office:value-type="float" office:value="0.31699991226196278" table:formula="of:=[.H338]-[.$H$373]" table:style-name="ce1">
            <text:p>0.31699991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5.01" table:style-name="ce1">
            <text:p>1739056735</text:p>
          </table:table-cell>
          <table:table-cell office:value-type="float" office:value="1739056735.9289999" table:style-name="ce1">
            <text:p>17390567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899991035461426" table:formula="of:=[.B339]-[.A339]" table:style-name="ce1">
            <text:p>0.91899991</text:p>
          </table:table-cell>
          <table:table-cell table:style-name="ce1"/>
          <table:table-cell office:value-type="float" office:value="0.34599971771240223" table:formula="of:=[.H339]-[.$H$373]" table:style-name="ce1">
            <text:p>0.34599971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6.1099999" table:style-name="ce1">
            <text:p>1739056736</text:p>
          </table:table-cell>
          <table:table-cell office:value-type="float" office:value="1739056736.9419999" table:style-name="ce1">
            <text:p>17390567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320000171661377" table:formula="of:=[.B340]-[.A340]" table:style-name="ce1">
            <text:p>0.832000017</text:p>
          </table:table-cell>
          <table:table-cell table:style-name="ce1"/>
          <table:table-cell office:value-type="float" office:value="0.25899982452392567" table:formula="of:=[.H340]-[.$H$373]" table:style-name="ce1">
            <text:p>0.25899982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6.9100001" table:style-name="ce1">
            <text:p>1739056737</text:p>
          </table:table-cell>
          <table:table-cell office:value-type="float" office:value="1739056737.928" table:style-name="ce1">
            <text:p>17390567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179998874664307" table:formula="of:=[.B341]-[.A341]" table:style-name="ce1">
            <text:p>1.017999887</text:p>
          </table:table-cell>
          <table:table-cell table:style-name="ce1"/>
          <table:table-cell office:value-type="float" office:value="0.44499969482421864" table:formula="of:=[.H341]-[.$H$373]" table:style-name="ce1">
            <text:p>0.44499969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7.977" table:style-name="ce1">
            <text:p>1739056738</text:p>
          </table:table-cell>
          <table:table-cell office:value-type="float" office:value="1739056738.928" table:style-name="ce1">
            <text:p>17390567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5099997520446777" table:formula="of:=[.B342]-[.A342]" table:style-name="ce1">
            <text:p>0.950999975</text:p>
          </table:table-cell>
          <table:table-cell table:style-name="ce1"/>
          <table:table-cell office:value-type="float" office:value="0.37799978256225575" table:formula="of:=[.H342]-[.$H$373]" table:style-name="ce1">
            <text:p>0.37799978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8.977" table:style-name="ce1">
            <text:p>1739056739</text:p>
          </table:table-cell>
          <table:table-cell office:value-type="float" office:value="1739056739.938" table:style-name="ce1">
            <text:p>17390567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099996566772461" table:formula="of:=[.B343]-[.A343]" table:style-name="ce1">
            <text:p>0.960999966</text:p>
          </table:table-cell>
          <table:table-cell table:style-name="ce1"/>
          <table:table-cell office:value-type="float" office:value="0.38799977302551258" table:formula="of:=[.H343]-[.$H$373]" table:style-name="ce1">
            <text:p>0.38799977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39.977" table:style-name="ce1">
            <text:p>1739056740</text:p>
          </table:table-cell>
          <table:table-cell office:value-type="float" office:value="1739056740.9449999" table:style-name="ce1">
            <text:p>17390567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799993515014648" table:formula="of:=[.B344]-[.A344]" table:style-name="ce1">
            <text:p>0.967999935</text:p>
          </table:table-cell>
          <table:table-cell table:style-name="ce1"/>
          <table:table-cell office:value-type="float" office:value="0.39499974250793446" table:formula="of:=[.H344]-[.$H$373]" table:style-name="ce1">
            <text:p>0.39499974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1.01" table:style-name="ce1">
            <text:p>1739056741</text:p>
          </table:table-cell>
          <table:table-cell office:value-type="float" office:value="1739056741.941" table:style-name="ce1">
            <text:p>17390567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09999942779541" table:formula="of:=[.B345]-[.A345]" table:style-name="ce1">
            <text:p>0.930999994</text:p>
          </table:table-cell>
          <table:table-cell table:style-name="ce1"/>
          <table:table-cell office:value-type="float" office:value="0.35799980163574208" table:formula="of:=[.H345]-[.$H$373]" table:style-name="ce1">
            <text:p>0.35799980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2.043" table:style-name="ce1">
            <text:p>1739056742</text:p>
          </table:table-cell>
          <table:table-cell office:value-type="float" office:value="1739056742.957" table:style-name="ce1">
            <text:p>17390567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1400003433227539" table:formula="of:=[.B346]-[.A346]" table:style-name="ce1">
            <text:p>0.914000034</text:p>
          </table:table-cell>
          <table:table-cell table:style-name="ce1"/>
          <table:table-cell office:value-type="float" office:value="0.34099984169006337" table:formula="of:=[.H346]-[.$H$373]" table:style-name="ce1">
            <text:p>0.34099984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3.01" table:style-name="ce1">
            <text:p>1739056743</text:p>
          </table:table-cell>
          <table:table-cell office:value-type="float" office:value="1739056743.951" table:style-name="ce1">
            <text:p>17390567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347]-[.A347]" table:style-name="ce1">
            <text:p>0.940999985</text:p>
          </table:table-cell>
          <table:table-cell table:style-name="ce1"/>
          <table:table-cell office:value-type="float" office:value="0.36799979209899891" table:formula="of:=[.H347]-[.$H$373]" table:style-name="ce1">
            <text:p>0.3679997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4.01" table:style-name="ce1">
            <text:p>1739056744</text:p>
          </table:table-cell>
          <table:table-cell office:value-type="float" office:value="1739056744.9560001" table:style-name="ce1">
            <text:p>17390567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600009918212891" table:formula="of:=[.B348]-[.A348]" table:style-name="ce1">
            <text:p>0.946000099</text:p>
          </table:table-cell>
          <table:table-cell table:style-name="ce1"/>
          <table:table-cell office:value-type="float" office:value="0.37299990653991688" table:formula="of:=[.H348]-[.$H$373]" table:style-name="ce1">
            <text:p>0.372999907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5.0769999" table:style-name="ce1">
            <text:p>1739056745</text:p>
          </table:table-cell>
          <table:table-cell office:value-type="float" office:value="1739056745.947" table:style-name="ce1">
            <text:p>17390567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000012397766113" table:formula="of:=[.B349]-[.A349]" table:style-name="ce1">
            <text:p>0.870000124</text:p>
          </table:table-cell>
          <table:table-cell table:style-name="ce1"/>
          <table:table-cell office:value-type="float" office:value="0.29699993133544911" table:formula="of:=[.H349]-[.$H$373]" table:style-name="ce1">
            <text:p>0.29699993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5.9100001" table:style-name="ce1">
            <text:p>1739056746</text:p>
          </table:table-cell>
          <table:table-cell office:value-type="float" office:value="1739056746.964" table:style-name="ce1">
            <text:p>17390567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0539999008178711" table:formula="of:=[.B350]-[.A350]" table:style-name="ce1">
            <text:p>1.053999901</text:p>
          </table:table-cell>
          <table:table-cell table:style-name="ce1"/>
          <table:table-cell office:value-type="float" office:value="0.48099970817565907" table:formula="of:=[.H350]-[.$H$373]" table:style-name="ce1">
            <text:p>0.48099970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7.043" table:style-name="ce1">
            <text:p>1739056747</text:p>
          </table:table-cell>
          <table:table-cell office:value-type="float" office:value="1739056747.9719999" table:style-name="ce1">
            <text:p>17390567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899990081787109" table:formula="of:=[.B351]-[.A351]" table:style-name="ce1">
            <text:p>0.928999901</text:p>
          </table:table-cell>
          <table:table-cell table:style-name="ce1"/>
          <table:table-cell office:value-type="float" office:value="0.35599970817565907" table:formula="of:=[.H351]-[.$H$373]" table:style-name="ce1">
            <text:p>0.35599970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7.977" table:style-name="ce1">
            <text:p>1739056748</text:p>
          </table:table-cell>
          <table:table-cell office:value-type="float" office:value="1739056748.9679999" table:style-name="ce1">
            <text:p>17390567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9099993705749512" table:formula="of:=[.B352]-[.A352]" table:style-name="ce1">
            <text:p>0.990999937</text:p>
          </table:table-cell>
          <table:table-cell table:style-name="ce1"/>
          <table:table-cell office:value-type="float" office:value="0.41799974441528309" table:formula="of:=[.H352]-[.$H$373]" table:style-name="ce1">
            <text:p>0.4179997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49.0769999" table:style-name="ce1">
            <text:p>1739056749</text:p>
          </table:table-cell>
          <table:table-cell office:value-type="float" office:value="1739056749.98" table:style-name="ce1">
            <text:p>17390567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30001163482666" table:formula="of:=[.B353]-[.A353]" table:style-name="ce1">
            <text:p>0.903000116</text:p>
          </table:table-cell>
          <table:table-cell table:style-name="ce1"/>
          <table:table-cell office:value-type="float" office:value="0.32999992370605458" table:formula="of:=[.H353]-[.$H$373]" table:style-name="ce1">
            <text:p>0.32999992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0.1099999" table:style-name="ce1">
            <text:p>1739056750</text:p>
          </table:table-cell>
          <table:table-cell office:value-type="float" office:value="1739056750.9879999" table:style-name="ce1">
            <text:p>17390567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7800002098083496" table:formula="of:=[.B354]-[.A354]" table:style-name="ce1">
            <text:p>0.878000021</text:p>
          </table:table-cell>
          <table:table-cell table:style-name="ce1"/>
          <table:table-cell office:value-type="float" office:value="0.30499982833862294" table:formula="of:=[.H354]-[.$H$373]" table:style-name="ce1">
            <text:p>0.304999828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1.043" table:style-name="ce1">
            <text:p>1739056751</text:p>
          </table:table-cell>
          <table:table-cell office:value-type="float" office:value="1739056751.97" table:style-name="ce1">
            <text:p>17390567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700004577636719" table:formula="of:=[.B355]-[.A355]" table:style-name="ce1">
            <text:p>0.927000046</text:p>
          </table:table-cell>
          <table:table-cell table:style-name="ce1"/>
          <table:table-cell office:value-type="float" office:value="0.35399985313415516" table:formula="of:=[.H355]-[.$H$373]" table:style-name="ce1">
            <text:p>0.353999853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2.0769999" table:style-name="ce1">
            <text:p>1739056752</text:p>
          </table:table-cell>
          <table:table-cell office:value-type="float" office:value="1739056752.967" table:style-name="ce1">
            <text:p>17390567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00001049041748" table:formula="of:=[.B356]-[.A356]" table:style-name="ce1">
            <text:p>0.890000105</text:p>
          </table:table-cell>
          <table:table-cell table:style-name="ce1"/>
          <table:table-cell office:value-type="float" office:value="0.31699991226196278" table:formula="of:=[.H356]-[.$H$373]" table:style-name="ce1">
            <text:p>0.31699991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3.0769999" table:style-name="ce1">
            <text:p>1739056753</text:p>
          </table:table-cell>
          <table:table-cell office:value-type="float" office:value="1739056753.983" table:style-name="ce1">
            <text:p>173905675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0600013732910156" table:formula="of:=[.B357]-[.A357]" table:style-name="ce1">
            <text:p>0.906000137</text:p>
          </table:table-cell>
          <table:table-cell table:style-name="ce1"/>
          <table:table-cell office:value-type="float" office:value="0.33299994468688954" table:formula="of:=[.H357]-[.$H$373]" table:style-name="ce1">
            <text:p>0.33299994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4.0769999" table:style-name="ce1">
            <text:p>1739056754</text:p>
          </table:table-cell>
          <table:table-cell office:value-type="float" office:value="1739056754.9760001" table:style-name="ce1">
            <text:p>17390567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900016784667969" table:formula="of:=[.B358]-[.A358]" table:style-name="ce1">
            <text:p>0.899000168</text:p>
          </table:table-cell>
          <table:table-cell table:style-name="ce1"/>
          <table:table-cell office:value-type="float" office:value="0.32599997520446766" table:formula="of:=[.H358]-[.$H$373]" table:style-name="ce1">
            <text:p>0.3259999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5.0439999" table:style-name="ce1">
            <text:p>1739056755</text:p>
          </table:table-cell>
          <table:table-cell office:value-type="float" office:value="1739056755.987" table:style-name="ce1">
            <text:p>17390567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300007820129395" table:formula="of:=[.B359]-[.A359]" table:style-name="ce1">
            <text:p>0.943000078</text:p>
          </table:table-cell>
          <table:table-cell table:style-name="ce1"/>
          <table:table-cell office:value-type="float" office:value="0.36999988555908192" table:formula="of:=[.H359]-[.$H$373]" table:style-name="ce1">
            <text:p>0.36999988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5.0769999" table:style-name="ce1">
            <text:p>1739056755</text:p>
          </table:table-cell>
          <table:table-cell office:value-type="float" office:value="1739056756.263" table:style-name="ce1">
            <text:p>17390567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1860001087188721" table:formula="of:=[.B360]-[.A360]" table:style-name="ce1">
            <text:p>1.186000109</text:p>
          </table:table-cell>
          <table:table-cell table:style-name="ce1"/>
          <table:table-cell office:value-type="float" office:value="0.61299991607666005" table:formula="of:=[.H360]-[.$H$373]" table:style-name="ce1">
            <text:p>0.61299991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6.1099999" table:style-name="ce1">
            <text:p>1739056756</text:p>
          </table:table-cell>
          <table:table-cell office:value-type="float" office:value="1739056757.0469999" table:style-name="ce1">
            <text:p>17390567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700003623962402" table:formula="of:=[.B361]-[.A361]" table:style-name="ce1">
            <text:p>0.937000036</text:p>
          </table:table-cell>
          <table:table-cell table:style-name="ce1"/>
          <table:table-cell office:value-type="float" office:value="0.363999843597412" table:formula="of:=[.H361]-[.$H$373]" table:style-name="ce1">
            <text:p>0.363999844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7.0769999" table:style-name="ce1">
            <text:p>1739056757</text:p>
          </table:table-cell>
          <table:table-cell office:value-type="float" office:value="1739056758.0179999" table:style-name="ce1">
            <text:p>17390567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4099998474121094" table:formula="of:=[.B362]-[.A362]" table:style-name="ce1">
            <text:p>0.940999985</text:p>
          </table:table-cell>
          <table:table-cell table:style-name="ce1"/>
          <table:table-cell office:value-type="float" office:value="0.36799979209899891" table:formula="of:=[.H362]-[.$H$373]" table:style-name="ce1">
            <text:p>0.36799979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8.1099999" table:style-name="ce1">
            <text:p>1739056758</text:p>
          </table:table-cell>
          <table:table-cell office:value-type="float" office:value="1739056759" table:style-name="ce1">
            <text:p>17390567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8900001049041748" table:formula="of:=[.B363]-[.A363]" table:style-name="ce1">
            <text:p>0.890000105</text:p>
          </table:table-cell>
          <table:table-cell table:style-name="ce1"/>
          <table:table-cell office:value-type="float" office:value="0.31699991226196278" table:formula="of:=[.H363]-[.$H$373]" table:style-name="ce1">
            <text:p>0.316999912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59.0439999" table:style-name="ce1">
            <text:p>1739056759</text:p>
          </table:table-cell>
          <table:table-cell office:value-type="float" office:value="1739056760.0090001" table:style-name="ce1">
            <text:p>17390567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6500015258789063" table:formula="of:=[.B364]-[.A364]" table:style-name="ce1">
            <text:p>0.965000153</text:p>
          </table:table-cell>
          <table:table-cell table:style-name="ce1"/>
          <table:table-cell office:value-type="float" office:value="0.3919999599456786" table:formula="of:=[.H364]-[.$H$373]" table:style-name="ce1">
            <text:p>0.3919999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60.0769999" table:style-name="ce1">
            <text:p>1739056760</text:p>
          </table:table-cell>
          <table:table-cell office:value-type="float" office:value="1739056761.003" table:style-name="ce1">
            <text:p>17390567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600011825561523" table:formula="of:=[.B365]-[.A365]" table:style-name="ce1">
            <text:p>0.926000118</text:p>
          </table:table-cell>
          <table:table-cell table:style-name="ce1"/>
          <table:table-cell office:value-type="float" office:value="0.35299992561340321" table:formula="of:=[.H365]-[.$H$373]" table:style-name="ce1">
            <text:p>0.352999926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61.0769999" table:style-name="ce1">
            <text:p>1739056761</text:p>
          </table:table-cell>
          <table:table-cell office:value-type="float" office:value="1739056762.01" table:style-name="ce1">
            <text:p>17390567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3300008773803711" table:formula="of:=[.B366]-[.A366]" table:style-name="ce1">
            <text:p>0.933000088</text:p>
          </table:table-cell>
          <table:table-cell table:style-name="ce1"/>
          <table:table-cell office:value-type="float" office:value="0.35999989509582508" table:formula="of:=[.H366]-[.$H$373]" table:style-name="ce1">
            <text:p>0.35999989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62.0769999" table:style-name="ce1">
            <text:p>1739056762</text:p>
          </table:table-cell>
          <table:table-cell office:value-type="float" office:value="1739056762.9979999" table:style-name="ce1">
            <text:p>17390567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0.92100000381469727" table:formula="of:=[.B367]-[.A367]" table:style-name="ce1">
            <text:p>0.921000004</text:p>
          </table:table-cell>
          <table:table-cell table:style-name="ce1"/>
          <table:table-cell office:value-type="float" office:value="0.34799981117248524" table:formula="of:=[.H367]-[.$H$373]" table:style-name="ce1">
            <text:p>0.347999811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/>
        </table:table-row>
        <table:table-row table:style-name="ro1">
          <table:table-cell office:value-type="float" office:value="1739056763.1099999" table:style-name="ce3">
            <text:p>1739056763</text:p>
          </table:table-cell>
          <table:table-cell office:value-type="float" office:value="1739056764.0090001" table:style-name="ce3">
            <text:p>1739056764</text:p>
          </table:table-cell>
          <table:table-cell office:value-type="float" office:value="720" table:style-name="ce3">
            <text:p>720</text:p>
          </table:table-cell>
          <table:table-cell office:value-type="float" office:value="1280" table:style-name="ce3">
            <text:p>1280</text:p>
          </table:table-cell>
          <table:table-cell office:value-type="float" office:value="2560" table:style-name="ce3">
            <text:p>2560</text:p>
          </table:table-cell>
          <table:table-cell office:value-type="float" office:value="1843200" table:style-name="ce3">
            <text:p>1843200</text:p>
          </table:table-cell>
          <table:table-cell table:style-name="ce3"/>
          <table:table-cell office:value-type="float" office:value="0.89900016784667969" table:formula="of:=[.B368]-[.A368]" table:style-name="ce1">
            <text:p>0.899000168</text:p>
          </table:table-cell>
          <table:table-cell table:style-name="ce3"/>
          <table:table-cell office:value-type="float" office:value="0.32599997520446766" table:formula="of:=[.H368]-[.$H$373]" table:style-name="ce1">
            <text:p>0.325999975</text:p>
          </table:table-cell>
          <table:table-cell office:value-type="float" office:value="0.36599993705749501" table:formula="of:=[.$J$370]" table:style-name="ce1">
            <text:p>0.365999937</text:p>
          </table:table-cell>
          <table:table-cell table:number-columns-repeated="16373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Median latency of rap (s)</text:p>
          </table:table-cell>
          <table:table-cell office:value-type="float" office:value="0.93900012969970703" table:formula="of:=MEDIAN([.H58:.H368])" table:style-name="ce1">
            <text:p>0.93900013</text:p>
          </table:table-cell>
          <table:table-cell table:style-name="ce1"/>
          <table:table-cell office:value-type="float" office:value="0.36599993705749501" table:formula="of:=[.H370] - [.$H$373]" table:style-name="ce1">
            <text:p>0.365999937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string" table:style-name="ce1">
            <text:p>Mean frequency rap for 5 mins (Hz)</text:p>
          </table:table-cell>
          <table:table-cell office:value-type="float" office:value="1.0370088803422026" table:formula="of:=COUNT([.H58:.H368]) / ([.A368] - [.A58])" table:style-name="ce1">
            <text:p>1.03700888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Median latency of robot (s)</text:p>
          </table:table-cell>
          <table:table-cell office:value-type="float" office:value="0.57300019264221203" table:style-name="ce1">
            <text:p>0.57300019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Throughput received (MB/sec)</text:p>
          </table:table-cell>
          <table:table-cell office:value-type="float" office:value="1.9114147682467477" table:formula="of:=[.F368]*0.000001*[.H371]" table:style-name="ce1">
            <text:p>1.911414768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table:style-name="ce1">
            <text:p>test 6 rap 2 oak image stereo</text:p>
          </table:table-cell>
          <table:table-cell table:number-columns-repeated="16377" table:style-name="ce1"/>
        </table:table-row>
        <table:table-row table:number-rows-repeated="10481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1T16:06:46Z</dc:date>
    <meta:editing-cycles>8</meta:editing-cycles>
    <meta:editing-duration>PT1413S</meta:editing-duration>
  </office:meta>
</office:document-meta>
</file>